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57in"/>
    </style:style>
    <style:style style:name="co2" style:family="table-column">
      <style:table-column-properties fo:break-before="auto" style:column-width="6.3126in"/>
    </style:style>
    <style:style style:name="co3" style:family="table-column">
      <style:table-column-properties fo:break-before="auto" style:column-width="16.4882in"/>
    </style:style>
    <style:style style:name="co4" style:family="table-column">
      <style:table-column-properties fo:break-before="auto" style:column-width="13.9425in"/>
    </style:style>
    <style:style style:name="co5" style:family="table-column">
      <style:table-column-properties fo:break-before="auto" style:column-width="0.9236in"/>
    </style:style>
    <style:style style:name="co6" style:family="table-column">
      <style:table-column-properties fo:break-before="auto" style:column-width="1.3425in"/>
    </style:style>
    <style:style style:name="co7" style:family="table-column">
      <style:table-column-properties fo:break-before="auto" style:column-width="1.8835in"/>
    </style:style>
    <style:style style:name="co8" style:family="table-column">
      <style:table-column-properties fo:break-before="auto" style:column-width="1.6043in"/>
    </style:style>
    <style:style style:name="co9" style:family="table-column">
      <style:table-column-properties fo:break-before="auto" style:column-width="9.6437in"/>
    </style:style>
    <style:style style:name="co10" style:family="table-column">
      <style:table-column-properties fo:break-before="auto" style:column-width="1.4035in"/>
    </style:style>
    <style:style style:name="co11" style:family="table-column">
      <style:table-column-properties fo:break-before="auto" style:column-width="1.4646in"/>
    </style:style>
    <style:style style:name="co12" style:family="table-column">
      <style:table-column-properties fo:break-before="auto" style:column-width="11.0563in"/>
    </style:style>
    <style:style style:name="co13" style:family="table-column">
      <style:table-column-properties fo:break-before="auto" style:column-width="1.822in"/>
    </style:style>
    <style:style style:name="co14" style:family="table-column">
      <style:table-column-properties fo:break-before="auto" style:column-width="1.2811in"/>
    </style:style>
    <style:style style:name="co15" style:family="table-column">
      <style:table-column-properties fo:break-before="auto" style:column-width="1.639in"/>
    </style:style>
    <style:style style:name="co16" style:family="table-column">
      <style:table-column-properties fo:break-before="auto" style:column-width="7.1846in"/>
    </style:style>
    <style:style style:name="co17" style:family="table-column">
      <style:table-column-properties fo:break-before="auto" style:column-width="6.9492in"/>
    </style:style>
    <style:style style:name="co18" style:family="table-column">
      <style:table-column-properties fo:break-before="auto" style:column-width="4.3244in"/>
    </style:style>
    <style:style style:name="co19" style:family="table-column">
      <style:table-column-properties fo:break-before="auto" style:column-width="3.8362in"/>
    </style:style>
    <style:style style:name="co20" style:family="table-column">
      <style:table-column-properties fo:break-before="auto" style:column-width="2.1098in"/>
    </style:style>
    <style:style style:name="co21" style:family="table-column">
      <style:table-column-properties fo:break-before="auto" style:column-width="0.8925in"/>
    </style:style>
    <style:style style:name="ro1" style:family="table-row">
      <style:table-row-properties style:row-height="0.161in" fo:break-before="auto" style:use-optimal-row-height="true"/>
    </style:style>
    <style:style style:name="ro2" style:family="table-row">
      <style:table-row-properties style:row-height="0.1665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4" table:default-cell-style-name="Default"/>
        <table:table-column table:style-name="co16" table:default-cell-style-name="Default"/>
        <table:table-column table:style-name="co11" table:default-cell-style-name="Default"/>
        <table:table-column table:style-name="co14" table:default-cell-style-name="Default"/>
        <table:table-column table:style-name="co17" table:default-cell-style-name="Default"/>
        <table:table-column table:style-name="co10" table:default-cell-style-name="Default"/>
        <table:table-column table:style-name="co14" table:default-cell-style-name="Default"/>
        <table:table-column table:style-name="co18" table:default-cell-style-name="Default"/>
        <table:table-column table:style-name="co10" table:default-cell-style-name="Default"/>
        <table:table-column table:style-name="co14" table:default-cell-style-name="Default"/>
        <table:table-column table:style-name="co19" table:default-cell-style-name="Default"/>
        <table:table-column table:style-name="co10" table:default-cell-style-name="Default"/>
        <table:table-column table:style-name="co14" table:default-cell-style-name="Default"/>
        <table:table-column table:style-name="co19" table:default-cell-style-name="Default"/>
        <table:table-column table:style-name="co10" table:default-cell-style-name="Default"/>
        <table:table-column table:style-name="co14" table:default-cell-style-name="Default"/>
        <table:table-column table:style-name="co20" table:default-cell-style-name="Default"/>
        <table:table-row table:style-name="ro1">
          <table:table-cell office:value-type="string">
            <text:p>Paper ID</text:p>
          </table:table-cell>
          <table:table-cell office:value-type="string">
            <text:p>Paper Title</text:p>
          </table:table-cell>
          <table:table-cell office:value-type="string">
            <text:p>Abstract</text:p>
          </table:table-cell>
          <table:table-cell office:value-type="string">
            <text:p>Keywords</text:p>
          </table:table-cell>
          <table:table-cell office:value-type="string">
            <text:p>starting page</text:p>
          </table:table-cell>
          <table:table-cell office:value-type="string">
            <text:p>page range</text:p>
          </table:table-cell>
          <table:table-cell office:value-type="string">
            <text:p>Author 1: First Name</text:p>
          </table:table-cell>
          <table:table-cell office:value-type="string">
            <text:p>Author 1: Surname</text:p>
          </table:table-cell>
          <table:table-cell office:value-type="string">
            <text:p>Author 1: Affiliation</text:p>
          </table:table-cell>
          <table:table-cell office:value-type="string">
            <text:p>Author 2: First Name</text:p>
          </table:table-cell>
          <table:table-cell office:value-type="string">
            <text:p>Author 2: Surname</text:p>
          </table:table-cell>
          <table:table-cell office:value-type="string">
            <text:p>Author 2: Affiliation</text:p>
          </table:table-cell>
          <table:table-cell office:value-type="string">
            <text:p>Author 3: First Name</text:p>
          </table:table-cell>
          <table:table-cell office:value-type="string">
            <text:p>Author 3: Surname</text:p>
          </table:table-cell>
          <table:table-cell office:value-type="string">
            <text:p>Author 3: Affiliation</text:p>
          </table:table-cell>
          <table:table-cell office:value-type="string">
            <text:p>Author 4: First Name</text:p>
          </table:table-cell>
          <table:table-cell office:value-type="string">
            <text:p>Author 4: Surname</text:p>
          </table:table-cell>
          <table:table-cell office:value-type="string">
            <text:p>Author 4: Affiliation</text:p>
          </table:table-cell>
          <table:table-cell office:value-type="string">
            <text:p>Author 5: First Name</text:p>
          </table:table-cell>
          <table:table-cell office:value-type="string">
            <text:p>Author 5: Surname</text:p>
          </table:table-cell>
          <table:table-cell office:value-type="string">
            <text:p>Author 5: Affiliation</text:p>
          </table:table-cell>
          <table:table-cell office:value-type="string">
            <text:p>Author 6: First Name</text:p>
          </table:table-cell>
          <table:table-cell office:value-type="string">
            <text:p>Author 6: Surname</text:p>
          </table:table-cell>
          <table:table-cell office:value-type="string">
            <text:p>Author 6: Affiliation</text:p>
          </table:table-cell>
          <table:table-cell office:value-type="string">
            <text:p>Author 7: First Name</text:p>
          </table:table-cell>
          <table:table-cell office:value-type="string">
            <text:p>Author 7: Surname</text:p>
          </table:table-cell>
          <table:table-cell office:value-type="string">
            <text:p>Author 7: Affiliation</text:p>
          </table:table-cell>
          <table:table-cell office:value-type="string">
            <text:p>Author 8: First Name</text:p>
          </table:table-cell>
          <table:table-cell office:value-type="string">
            <text:p>Author 8: Surname</text:p>
          </table:table-cell>
          <table:table-cell office:value-type="string">
            <text:p>Author 8: Affiliation</text:p>
          </table:table-cell>
          <table:table-cell office:value-type="string">
            <text:p>Author 9: First Name</text:p>
          </table:table-cell>
          <table:table-cell office:value-type="string">
            <text:p>Author 9: Surname</text:p>
          </table:table-cell>
          <table:table-cell office:value-type="string">
            <text:p>Author 9: Affiliation</text:p>
          </table:table-cell>
        </table:table-row>
        <table:table-row table:style-name="ro1">
          <table:table-cell office:value-type="string">
            <text:p>ttg2012121962</text:p>
          </table:table-cell>
          <table:table-cell office:value-type="string">
            <text:p>A Partition-Based Framework for Building and Validating Regression Models</text:p>
          </table:table-cell>
          <table:table-cell office:value-type="string">
            <text:p>Regression models play a key role in many application domains for analyzing or predicting a quantitative dependent variable based on one or more independent variables. Automated approaches for building regression models are typically limited with respect </text:p>
          </table:table-cell>
          <table:table-cell office:value-type="string">
            <text:p>Regression, model building, visual knowledge discovery, feature selection, data partitioning, guided visualization</text:p>
          </table:table-cell>
          <table:table-cell office:value-type="float" office:value="1962">
            <text:p>1962</text:p>
          </table:table-cell>
          <table:table-cell office:value-type="string">
            <text:p>1962-1971</text:p>
          </table:table-cell>
          <table:table-cell office:value-type="string">
            <text:p>Thomas</text:p>
          </table:table-cell>
          <table:table-cell office:value-type="string">
            <text:p>M&amp;#x00FC;hlbacher</text:p>
          </table:table-cell>
          <table:table-cell office:value-type="string">
            <text:p>VRVis Research Center</text:p>
          </table:table-cell>
          <table:table-cell office:value-type="string">
            <text:p>Harald</text:p>
          </table:table-cell>
          <table:table-cell office:value-type="string">
            <text:p>Piringer</text:p>
          </table:table-cell>
          <table:table-cell office:value-type="string">
            <text:p>VRVis Research Center</text:p>
          </table:table-cell>
          <table:table-cell table:number-columns-repeated="21"/>
        </table:table-row>
        <table:table-row table:style-name="ro1">
          <table:table-cell office:value-type="string">
            <text:p>ttg2012121972</text:p>
          </table:table-cell>
          <table:table-cell office:value-type="string">
            <text:p>Decision Exploration Lab: A Visual Analytics Solution for Decision Management</text:p>
          </table:table-cell>
          <table:table-cell office:value-type="string">
            <text:p>We pesent a visual analytics solution designed to address prevalent issues in the area of Operational Decision Management (ODM). In ODM, which has its roots in Artificial Intelligence (Expert Systems) and Management Science, it is increasingly important t</text:p>
          </table:table-cell>
          <table:table-cell office:value-type="string">
            <text:p>Decision support systems; Model validation and Analysis; Multivariate statistics; Program Analysis</text:p>
          </table:table-cell>
          <table:table-cell office:value-type="float" office:value="1972">
            <text:p>1972</text:p>
          </table:table-cell>
          <table:table-cell office:value-type="string">
            <text:p>1972-1981</text:p>
          </table:table-cell>
          <table:table-cell office:value-type="string">
            <text:p>Bertjan</text:p>
          </table:table-cell>
          <table:table-cell office:value-type="string">
            <text:p>Broeksema</text:p>
          </table:table-cell>
          <table:table-cell office:value-type="string">
            <text:p>IBM France Center for Advanced Studies, Institute Johann Bernoulli, University of Groningen, The Netherlands and INRIA, University of Bordeaux, France</text:p>
          </table:table-cell>
          <table:table-cell office:value-type="string">
            <text:p>Thomas</text:p>
          </table:table-cell>
          <table:table-cell office:value-type="string">
            <text:p>Baudel</text:p>
          </table:table-cell>
          <table:table-cell office:value-type="string">
            <text:p>IBM France Center for Advanced Studies</text:p>
          </table:table-cell>
          <table:table-cell office:value-type="string">
            <text:p>Alex</text:p>
          </table:table-cell>
          <table:table-cell office:value-type="string">
            <text:p>Telea</text:p>
          </table:table-cell>
          <table:table-cell office:value-type="string">
            <text:p>Institute Johann Bernoulli, University of Groningen, The Netherlands</text:p>
          </table:table-cell>
          <table:table-cell office:value-type="string">
            <text:p>Paolo</text:p>
          </table:table-cell>
          <table:table-cell office:value-type="string">
            <text:p>Crisafulli</text:p>
          </table:table-cell>
          <table:table-cell office:value-type="string">
            <text:p>IBM France.</text:p>
          </table:table-cell>
          <table:table-cell table:number-columns-repeated="15"/>
        </table:table-row>
        <table:table-row table:style-name="ro1">
          <table:table-cell office:value-type="string">
            <text:p>ttg2012121982</text:p>
          </table:table-cell>
          <table:table-cell office:value-type="string">
            <text:p>Vis4Heritage: Visual Analytics Approach on Grotto Wall Painting Degradations</text:p>
          </table:table-cell>
          <table:table-cell office:value-type="string">
            <text:p>For preserving the grotto wall paintings and protecting these historic cultural icons from the damage and deterioration in nature environment, a visual analytics framework and a set of tools are proposed for the discovery of degradation patterns. In compa</text:p>
          </table:table-cell>
          <table:table-cell office:value-type="string">
            <text:p>Cultural Heritage, Wall Paintings, Degradation, Visual Analytics</text:p>
          </table:table-cell>
          <table:table-cell office:value-type="float" office:value="1982">
            <text:p>1982</text:p>
          </table:table-cell>
          <table:table-cell office:value-type="string">
            <text:p>1982-1991</text:p>
          </table:table-cell>
          <table:table-cell office:value-type="string">
            <text:p>Jiawan</text:p>
          </table:table-cell>
          <table:table-cell office:value-type="string">
            <text:p>Zhang</text:p>
          </table:table-cell>
          <table:table-cell office:value-type="string">
            <text:p>School of Computer Software and Information Technology Research Center for Cultural Heritage Conservation and Promotion, Tianjin University</text:p>
          </table:table-cell>
          <table:table-cell office:value-type="string">
            <text:p>Kai</text:p>
          </table:table-cell>
          <table:table-cell office:value-type="string">
            <text:p>Kang</text:p>
          </table:table-cell>
          <table:table-cell office:value-type="string">
            <text:p>School of Computer Software, Tianjin University</text:p>
          </table:table-cell>
          <table:table-cell office:value-type="string">
            <text:p>Dajian</text:p>
          </table:table-cell>
          <table:table-cell office:value-type="string">
            <text:p>Liu</text:p>
          </table:table-cell>
          <table:table-cell office:value-type="string">
            <text:p>School of Computer Software, Tianjin University</text:p>
          </table:table-cell>
          <table:table-cell office:value-type="string">
            <text:p>Ye</text:p>
          </table:table-cell>
          <table:table-cell office:value-type="string">
            <text:p>Yuan</text:p>
          </table:table-cell>
          <table:table-cell office:value-type="string">
            <text:p>School of Computer Software, Tianjin University</text:p>
          </table:table-cell>
          <table:table-cell office:value-type="string">
            <text:p>Yanli</text:p>
          </table:table-cell>
          <table:table-cell office:value-type="string">
            <text:p>E</text:p>
          </table:table-cell>
          <table:table-cell office:value-type="string">
            <text:p>School of Computer Software, Tianjin University</text:p>
          </table:table-cell>
          <table:table-cell table:number-columns-repeated="12"/>
        </table:table-row>
        <table:table-row table:style-name="ro1">
          <table:table-cell office:value-type="string">
            <text:p>ttg2012121992</text:p>
          </table:table-cell>
          <table:table-cell office:value-type="string">
            <text:p>UTOPIAN: User-driven Topic Modeling Based on Interactive Nonnegative Matrix Factorization</text:p>
          </table:table-cell>
          <table:table-cell office:value-type="string">
            <text:p>Topic modeling has been widely used for analyzing text document collections. Recently, there have been significant advancements in various topic modeling techniques, particularly in the form of probabilistic graphical modeling. State-of-the&amp;</text:p>
          </table:table-cell>
          <table:table-cell office:value-type="string">
            <text:p>Latent dirichlet allocation, nonnegative matrix factorization, topic modeling, visual analytics, interactive clustering, text analytics</text:p>
          </table:table-cell>
          <table:table-cell office:value-type="float" office:value="1992">
            <text:p>1992</text:p>
          </table:table-cell>
          <table:table-cell office:value-type="string">
            <text:p>1992-2001</text:p>
          </table:table-cell>
          <table:table-cell office:value-type="string">
            <text:p>Jaegul</text:p>
          </table:table-cell>
          <table:table-cell office:value-type="string">
            <text:p>Choo</text:p>
          </table:table-cell>
          <table:table-cell office:value-type="string">
            <text:p>Georgia Institute of Technology</text:p>
          </table:table-cell>
          <table:table-cell office:value-type="string">
            <text:p>Changhyun</text:p>
          </table:table-cell>
          <table:table-cell office:value-type="string">
            <text:p>Lee</text:p>
          </table:table-cell>
          <table:table-cell office:value-type="string">
            <text:p>Georgia Institute of Technology</text:p>
          </table:table-cell>
          <table:table-cell office:value-type="string">
            <text:p>Chandan K.</text:p>
          </table:table-cell>
          <table:table-cell office:value-type="string">
            <text:p>Reddy</text:p>
          </table:table-cell>
          <table:table-cell office:value-type="string">
            <text:p>Wayne State University</text:p>
          </table:table-cell>
          <table:table-cell office:value-type="string">
            <text:p>Haesun</text:p>
          </table:table-cell>
          <table:table-cell office:value-type="string">
            <text:p>Park</text:p>
          </table:table-cell>
          <table:table-cell office:value-type="string">
            <text:p>Georgia Institute of Technology</text:p>
          </table:table-cell>
          <table:table-cell table:number-columns-repeated="15"/>
        </table:table-row>
        <table:table-row table:style-name="ro1">
          <table:table-cell office:value-type="string">
            <text:p>ttg2012122002</text:p>
          </table:table-cell>
          <table:table-cell office:value-type="string">
            <text:p>HierarchicalTopics: Visually Exploring Large Text Collections Using Topic Hierarchies</text:p>
          </table:table-cell>
          <table:table-cell office:value-type="string">
            <text:p>Analyzing large textual collections has become increasingly challenging given the size of the data available and the rate that more data is being generated. Topic-based text summarization methods coupled with interactive visualizations have present</text:p>
          </table:table-cell>
          <table:table-cell office:value-type="string">
            <text:p>Hierarchical topic representation, topic modeling, visual analytics, rose tree</text:p>
          </table:table-cell>
          <table:table-cell office:value-type="float" office:value="2002">
            <text:p>2002</text:p>
          </table:table-cell>
          <table:table-cell office:value-type="string">
            <text:p>2002-2011</text:p>
          </table:table-cell>
          <table:table-cell office:value-type="string">
            <text:p>Wenwen</text:p>
          </table:table-cell>
          <table:table-cell office:value-type="string">
            <text:p>Dou</text:p>
          </table:table-cell>
          <table:table-cell office:value-type="string">
            <text:p>University of North Carolina at Charlotte</text:p>
          </table:table-cell>
          <table:table-cell office:value-type="string">
            <text:p>Li</text:p>
          </table:table-cell>
          <table:table-cell office:value-type="string">
            <text:p>Yu</text:p>
          </table:table-cell>
          <table:table-cell office:value-type="string">
            <text:p>University of North Carolina at Charlotte</text:p>
          </table:table-cell>
          <table:table-cell office:value-type="string">
            <text:p>Xiaoyu</text:p>
          </table:table-cell>
          <table:table-cell office:value-type="string">
            <text:p>Wang</text:p>
          </table:table-cell>
          <table:table-cell office:value-type="string">
            <text:p>University of North Carolina at Charlotte</text:p>
          </table:table-cell>
          <table:table-cell office:value-type="string">
            <text:p>Zhiqiang</text:p>
          </table:table-cell>
          <table:table-cell office:value-type="string">
            <text:p>Ma</text:p>
          </table:table-cell>
          <table:table-cell office:value-type="string">
            <text:p>University of North Carolina at Charlotte</text:p>
          </table:table-cell>
          <table:table-cell office:value-type="string">
            <text:p>William</text:p>
          </table:table-cell>
          <table:table-cell office:value-type="string">
            <text:p>Ribarsky</text:p>
          </table:table-cell>
          <table:table-cell office:value-type="string">
            <text:p>University of North Carolina at Charlotte</text:p>
          </table:table-cell>
          <table:table-cell table:number-columns-repeated="12"/>
        </table:table-row>
        <table:table-row table:style-name="ro1">
          <table:table-cell office:value-type="string">
            <text:p>ttg2012122012</text:p>
          </table:table-cell>
          <table:table-cell office:value-type="string">
            <text:p>Visual Analysis of Topic Competition on Social Media</text:p>
          </table:table-cell>
          <table:table-cell office:value-type="string">
            <text:p>How do various topics compete for public attention when they are spreading on social media? What roles do opinion leaders play in the rise and fall of competitiveness of various topics? In this study, we propose an expanded topic competition model to char</text:p>
          </table:table-cell>
          <table:table-cell office:value-type="string">
            <text:p>Social media visuaization, topic competition, information diffusion, information propagation, agenda-setting</text:p>
          </table:table-cell>
          <table:table-cell office:value-type="float" office:value="2012">
            <text:p>2012</text:p>
          </table:table-cell>
          <table:table-cell office:value-type="string">
            <text:p>2012-2021</text:p>
          </table:table-cell>
          <table:table-cell office:value-type="string">
            <text:p>Panpan</text:p>
          </table:table-cell>
          <table:table-cell office:value-type="string">
            <text:p>Xu</text:p>
          </table:table-cell>
          <table:table-cell office:value-type="string">
            <text:p>Hong Kong University of Science and Technology</text:p>
          </table:table-cell>
          <table:table-cell office:value-type="string">
            <text:p>Yingcai</text:p>
          </table:table-cell>
          <table:table-cell office:value-type="string">
            <text:p>Wu</text:p>
          </table:table-cell>
          <table:table-cell office:value-type="string">
            <text:p>Microsoft Research Asia</text:p>
          </table:table-cell>
          <table:table-cell office:value-type="string">
            <text:p>Enxun</text:p>
          </table:table-cell>
          <table:table-cell office:value-type="string">
            <text:p>Wei</text:p>
          </table:table-cell>
          <table:table-cell office:value-type="string">
            <text:p>Shanghai Jiao Tong University</text:p>
          </table:table-cell>
          <table:table-cell office:value-type="string">
            <text:p>Tai-Quan</text:p>
          </table:table-cell>
          <table:table-cell office:value-type="string">
            <text:p>Peng</text:p>
          </table:table-cell>
          <table:table-cell office:value-type="string">
            <text:p>Nanyang Technological University</text:p>
          </table:table-cell>
          <table:table-cell office:value-type="string">
            <text:p>Shixia</text:p>
          </table:table-cell>
          <table:table-cell office:value-type="string">
            <text:p>Liu</text:p>
          </table:table-cell>
          <table:table-cell office:value-type="string">
            <text:p>Microsoft Research Asia</text:p>
          </table:table-cell>
          <table:table-cell office:value-type="string">
            <text:p>Jonathan J.H.</text:p>
          </table:table-cell>
          <table:table-cell office:value-type="string">
            <text:p>Zhu</text:p>
          </table:table-cell>
          <table:table-cell office:value-type="string">
            <text:p>City University of Hong Kong</text:p>
          </table:table-cell>
          <table:table-cell office:value-type="string">
            <text:p>Huamin</text:p>
          </table:table-cell>
          <table:table-cell office:value-type="string">
            <text:p>Qu</text:p>
          </table:table-cell>
          <table:table-cell office:value-type="string">
            <text:p>Hong Kong University of Science and Technology</text:p>
          </table:table-cell>
          <table:table-cell table:number-columns-repeated="6"/>
        </table:table-row>
        <table:table-row table:style-name="ro1">
          <table:table-cell office:value-type="string">
            <text:p>ttg2012122022</text:p>
          </table:table-cell>
          <table:table-cell office:value-type="string">
            <text:p>ScatterBlogs2: Real-Time Monitoring of Microblog Messages through User-Guided Filtering</text:p>
          </table:table-cell>
          <table:table-cell office:value-type="string">
            <text:p>The number of microblog posts published daily has reached a level that hampers the effective retrieval of relevant messages, and the amount of information conveyed through services such as Twitter is still increasing. Analysts require new methods for moni</text:p>
          </table:table-cell>
          <table:table-cell office:value-type="string">
            <text:p>Microblog analysis, Twitter, text analytics, social media monitoring, live monitoring, visual analytics, information visualization, filter construction, query construction, text classification</text:p>
          </table:table-cell>
          <table:table-cell office:value-type="float" office:value="2022">
            <text:p>2022</text:p>
          </table:table-cell>
          <table:table-cell office:value-type="string">
            <text:p>2022-2031</text:p>
          </table:table-cell>
          <table:table-cell office:value-type="string">
            <text:p>Harald</text:p>
          </table:table-cell>
          <table:table-cell office:value-type="string">
            <text:p>Bosch</text:p>
          </table:table-cell>
          <table:table-cell office:value-type="string">
            <text:p>Visualization and Interactive Systems, University of Stuttgart</text:p>
          </table:table-cell>
          <table:table-cell office:value-type="string">
            <text:p>Dennis</text:p>
          </table:table-cell>
          <table:table-cell office:value-type="string">
            <text:p>Thom</text:p>
          </table:table-cell>
          <table:table-cell office:value-type="string">
            <text:p>Visualization and Interactive Systems, University of Stuttgart</text:p>
          </table:table-cell>
          <table:table-cell office:value-type="string">
            <text:p>Florian</text:p>
          </table:table-cell>
          <table:table-cell office:value-type="string">
            <text:p>Heimerl</text:p>
          </table:table-cell>
          <table:table-cell office:value-type="string">
            <text:p>Visualization and Interactive Systems, University of Stuttgart</text:p>
          </table:table-cell>
          <table:table-cell office:value-type="string">
            <text:p>Edwin</text:p>
          </table:table-cell>
          <table:table-cell office:value-type="string">
            <text:p>P&amp;#x00FC;ttmann</text:p>
          </table:table-cell>
          <table:table-cell office:value-type="string">
            <text:p>Visualization and Interactive Systems, University of Stuttgart</text:p>
          </table:table-cell>
          <table:table-cell office:value-type="string">
            <text:p>Steffen</text:p>
          </table:table-cell>
          <table:table-cell office:value-type="string">
            <text:p>Koch</text:p>
          </table:table-cell>
          <table:table-cell office:value-type="string">
            <text:p>Visualization and Interactive Systems, University of Stuttgart</text:p>
          </table:table-cell>
          <table:table-cell office:value-type="string">
            <text:p>Robert</text:p>
          </table:table-cell>
          <table:table-cell office:value-type="string">
            <text:p>Kr&amp;#x00FC;ger</text:p>
          </table:table-cell>
          <table:table-cell office:value-type="string">
            <text:p>Visualization and Interactive Systems, University of Stuttgart</text:p>
          </table:table-cell>
          <table:table-cell office:value-type="string">
            <text:p>Michael</text:p>
          </table:table-cell>
          <table:table-cell office:value-type="string">
            <text:p>W&amp;#x00F6;rner</text:p>
          </table:table-cell>
          <table:table-cell office:value-type="string">
            <text:p>Visualization and Interactive Systems, University of Stuttgart</text:p>
          </table:table-cell>
          <table:table-cell office:value-type="string">
            <text:p>Thomas</text:p>
          </table:table-cell>
          <table:table-cell office:value-type="string">
            <text:p>Ertl</text:p>
          </table:table-cell>
          <table:table-cell office:value-type="string">
            <text:p>Visualization and Interactive Systems, University of Stuttgart</text:p>
          </table:table-cell>
          <table:table-cell table:number-columns-repeated="3"/>
        </table:table-row>
        <table:table-row table:style-name="ro1">
          <table:table-cell office:value-type="string">
            <text:p>ttg2012122032</text:p>
          </table:table-cell>
          <table:table-cell office:value-type="string">
            <text:p>Visual Analytics for Multimodal Social Network Analysis: A Design Study with Social Scientists</text:p>
          </table:table-cell>
          <table:table-cell office:value-type="string">
            <text:p>Social network analysis (SNA) is becoming increasingly concerned not only with actors and their relations, but also with distinguishing between different types of such entities. For example, social scientists may want to investigate asymmetric relations i</text:p>
          </table:table-cell>
          <table:table-cell office:value-type="string">
            <text:p>Design study, user-centered design, node-link diagrams, multimodal graphs, interaction, qualitative evaluation</text:p>
          </table:table-cell>
          <table:table-cell office:value-type="float" office:value="2032">
            <text:p>2032</text:p>
          </table:table-cell>
          <table:table-cell office:value-type="string">
            <text:p>2032-2041</text:p>
          </table:table-cell>
          <table:table-cell office:value-type="string">
            <text:p>Sohaib</text:p>
          </table:table-cell>
          <table:table-cell office:value-type="string">
            <text:p>Ghani</text:p>
          </table:table-cell>
          <table:table-cell office:value-type="string">
            <text:p>School of Electrical and Computer Engineering, Purdue University</text:p>
          </table:table-cell>
          <table:table-cell office:value-type="string">
            <text:p>Bum Chul</text:p>
          </table:table-cell>
          <table:table-cell office:value-type="string">
            <text:p>Kwon</text:p>
          </table:table-cell>
          <table:table-cell office:value-type="string">
            <text:p>School of Industrial Engineering, Purdue University</text:p>
          </table:table-cell>
          <table:table-cell office:value-type="string">
            <text:p>Seungyoon</text:p>
          </table:table-cell>
          <table:table-cell office:value-type="string">
            <text:p>Lee</text:p>
          </table:table-cell>
          <table:table-cell office:value-type="string">
            <text:p>Brian Lamb School of Communication, Purdue University</text:p>
          </table:table-cell>
          <table:table-cell office:value-type="string">
            <text:p>Ji Soo</text:p>
          </table:table-cell>
          <table:table-cell office:value-type="string">
            <text:p>Yi</text:p>
          </table:table-cell>
          <table:table-cell office:value-type="string">
            <text:p>School of Industrial Engineering, Purdue University</text:p>
          </table:table-cell>
          <table:table-cell office:value-type="string">
            <text:p>Niklas</text:p>
          </table:table-cell>
          <table:table-cell office:value-type="string">
            <text:p>Elmqvist</text:p>
          </table:table-cell>
          <table:table-cell office:value-type="string">
            <text:p>School of Electrical and Computer Engineering, Purdue University</text:p>
          </table:table-cell>
          <table:table-cell table:number-columns-repeated="12"/>
        </table:table-row>
        <table:table-row table:style-name="ro2">
          <table:table-cell office:value-type="string">
            <text:p>ttg2012122042</text:p>
          </table:table-cell>
          <table:table-cell office:value-type="string">
            <text:p>Explainers: Expert Explorations with Crafted Projections</text:p>
          </table:table-cell>
          <table:table-cell office:value-type="string">
            <text:p>This paper introduces an approach to exploration and discovery in high-dimensional data that incorporates a user's knowledge and questions to craft sets of projection functions meaningful to them. Unlike most prior work that defines projecti</text:p>
          </table:table-cell>
          <table:table-cell office:value-type="string">
            <text:p>High-dimensional spaces, exploration, support vector machines</text:p>
          </table:table-cell>
          <table:table-cell office:value-type="float" office:value="2042">
            <text:p>2042</text:p>
          </table:table-cell>
          <table:table-cell office:value-type="string">
            <text:p>2042-2051</text:p>
          </table:table-cell>
          <table:table-cell office:value-type="string">
            <text:p>Michael</text:p>
          </table:table-cell>
          <table:table-cell office:value-type="string">
            <text:p>Gleicher</text:p>
          </table:table-cell>
          <table:table-cell office:value-type="string">
            <text:p>Department of Computer Sciences, University of Wisconsin - Madison</text:p>
          </table:table-cell>
          <table:table-cell table:number-columns-repeated="24"/>
        </table:table-row>
        <table:table-row table:style-name="ro1">
          <table:table-cell office:value-type="string">
            <text:p>ttg2012122052</text:p>
          </table:table-cell>
          <table:table-cell office:value-type="string">
            <text:p>Semantics of Directly Manipulating Spatializations</text:p>
          </table:table-cell>
          <table:table-cell office:value-type="string">
            <text:p>When high-dimensional data is visualized in a 2D plane by using parametric projection algorithms, users may wish to manipulate the layout of the data points to better reflect their domain knowledge or to explore alternative structures. However, few</text:p>
          </table:table-cell>
          <table:table-cell office:value-type="string">
            <text:p>Visual to parametric interaction, visual analytics, statistical models</text:p>
          </table:table-cell>
          <table:table-cell office:value-type="float" office:value="2052">
            <text:p>2052</text:p>
          </table:table-cell>
          <table:table-cell office:value-type="string">
            <text:p>2052-2059</text:p>
          </table:table-cell>
          <table:table-cell office:value-type="string">
            <text:p>Xinran</text:p>
          </table:table-cell>
          <table:table-cell office:value-type="string">
            <text:p>Hu</text:p>
          </table:table-cell>
          <table:table-cell office:value-type="string">
            <text:p>Virginia Tech</text:p>
          </table:table-cell>
          <table:table-cell office:value-type="string">
            <text:p>Lauren</text:p>
          </table:table-cell>
          <table:table-cell office:value-type="string">
            <text:p>Bradel</text:p>
          </table:table-cell>
          <table:table-cell office:value-type="string">
            <text:p>Virginia Tech</text:p>
          </table:table-cell>
          <table:table-cell office:value-type="string">
            <text:p>Dipayan </text:p>
          </table:table-cell>
          <table:table-cell office:value-type="string">
            <text:p>Maiti</text:p>
          </table:table-cell>
          <table:table-cell office:value-type="string">
            <text:p>Virginia Tech</text:p>
          </table:table-cell>
          <table:table-cell office:value-type="string">
            <text:p>Leanna </text:p>
          </table:table-cell>
          <table:table-cell office:value-type="string">
            <text:p>House</text:p>
          </table:table-cell>
          <table:table-cell office:value-type="string">
            <text:p>Virginia Tech</text:p>
          </table:table-cell>
          <table:table-cell office:value-type="string">
            <text:p>Chris </text:p>
          </table:table-cell>
          <table:table-cell office:value-type="string">
            <text:p>North</text:p>
          </table:table-cell>
          <table:table-cell office:value-type="string">
            <text:p>Virginia Tech</text:p>
          </table:table-cell>
          <table:table-cell office:value-type="string">
            <text:p>Scotland</text:p>
          </table:table-cell>
          <table:table-cell office:value-type="string">
            <text:p>Leman</text:p>
          </table:table-cell>
          <table:table-cell office:value-type="string">
            <text:p>Virginia Tech</text:p>
          </table:table-cell>
          <table:table-cell table:number-columns-repeated="9"/>
        </table:table-row>
        <table:table-row table:style-name="ro1">
          <table:table-cell office:value-type="string">
            <text:p>ttg2012122060</text:p>
          </table:table-cell>
          <table:table-cell office:value-type="string">
            <text:p>SketchPadN-D: WYDIWYG Sculpting and Editing in High- Dimensional Space</text:p>
          </table:table-cell>
          <table:table-cell office:value-type="string">
            <text:p>High-dimensional data visualization has been attracting much attention. To fully test related software and algorithms, researchers require a diverse pool of data with known and desired features. Test data do not always provide this, or only partial</text:p>
          </table:table-cell>
          <table:table-cell office:value-type="string">
            <text:p>Synthetic data generation, data editing, data acquisition and management, multivariate data, high-dimensional data, interaction, user interface, parallel coordinates, scatterplot, N-D navigation, multiple views</text:p>
          </table:table-cell>
          <table:table-cell office:value-type="float" office:value="2060">
            <text:p>2060</text:p>
          </table:table-cell>
          <table:table-cell office:value-type="string">
            <text:p>2060-2069</text:p>
          </table:table-cell>
          <table:table-cell office:value-type="string">
            <text:p>Bing </text:p>
          </table:table-cell>
          <table:table-cell office:value-type="string">
            <text:p>Wang </text:p>
          </table:table-cell>
          <table:table-cell office:value-type="string">
            <text:p>Visual Analytics and Imaging Laboratory, Computer Science Department, Stony Brook University</text:p>
          </table:table-cell>
          <table:table-cell office:value-type="string">
            <text:p>Puripant </text:p>
          </table:table-cell>
          <table:table-cell office:value-type="string">
            <text:p>Ruchikachorn</text:p>
          </table:table-cell>
          <table:table-cell office:value-type="string">
            <text:p>Visual Analytics and Imaging Laboratory, Computer Science Department, Stony Brook University, and Chulalongkorn Business School, Chulalongkorn University</text:p>
          </table:table-cell>
          <table:table-cell office:value-type="string">
            <text:p>Klaus </text:p>
          </table:table-cell>
          <table:table-cell office:value-type="string">
            <text:p>Mueller</text:p>
          </table:table-cell>
          <table:table-cell office:value-type="string">
            <text:p>Visual Analytics and Imaging Laboratory, Computer Science Department, Stony Brook University, and SUNY Korea</text:p>
          </table:table-cell>
          <table:table-cell table:number-columns-repeated="18"/>
        </table:table-row>
        <table:table-row table:style-name="ro1">
          <table:table-cell office:value-type="string">
            <text:p>ttg2012122070</text:p>
          </table:table-cell>
          <table:table-cell office:value-type="string">
            <text:p>Visual Analysis of Higher-Order Conjunctive Relationships in Multidimensional Data Using a Hypergraph Query System</text:p>
          </table:table-cell>
          <table:table-cell office:value-type="string">
            <text:p>Visual exploration and analysis of multidimensional data becomes increasingly difficult with increasing dimensionality. We want to understand the relationships between dimensions of data, but lack flexible techniques for exploration beyond low-orde</text:p>
          </table:table-cell>
          <table:table-cell office:value-type="string">
            <text:p>Graph search, graph query language, multidimensional data, attribute relationship graphs, multivariate data analysis, higher-order conjunctive queries, visual query language, digital humanities</text:p>
          </table:table-cell>
          <table:table-cell office:value-type="float" office:value="2070">
            <text:p>2070</text:p>
          </table:table-cell>
          <table:table-cell office:value-type="string">
            <text:p>2070-2079</text:p>
          </table:table-cell>
          <table:table-cell office:value-type="string">
            <text:p>Rachel </text:p>
          </table:table-cell>
          <table:table-cell office:value-type="string">
            <text:p>Shadoan </text:p>
          </table:table-cell>
          <table:table-cell office:value-type="string">
            <text:p>Akashic Labs LLC</text:p>
          </table:table-cell>
          <table:table-cell office:value-type="string">
            <text:p>Chris </text:p>
          </table:table-cell>
          <table:table-cell office:value-type="string">
            <text:p>Weaver</text:p>
          </table:table-cell>
          <table:table-cell office:value-type="string">
            <text:p>School of Computer Science and the Center for Spatial Analysis at University of Oklahoma</text:p>
          </table:table-cell>
          <table:table-cell table:number-columns-repeated="21"/>
        </table:table-row>
        <table:table-row table:style-name="ro1">
          <table:table-cell office:value-type="string">
            <text:p>ttg2012122080</text:p>
          </table:table-cell>
          <table:table-cell office:value-type="string">
            <text:p>Interactive Exploration of Implicit and Explicit Relations in Faceted Datasets</text:p>
          </table:table-cell>
          <table:table-cell office:value-type="string">
            <text:p>Many datasets, such as scientific literature collections, contain multiple heterogeneous facets which derive implicit relations, as well as explicit relational references between data items. The exploration of this data is challenging not only because of </text:p>
          </table:table-cell>
          <table:table-cell office:value-type="string">
            <text:p>Faceted browsing, network exploration, dynamic query, interaction, information visualization, visual analytics</text:p>
          </table:table-cell>
          <table:table-cell office:value-type="float" office:value="2080">
            <text:p>2080</text:p>
          </table:table-cell>
          <table:table-cell office:value-type="string">
            <text:p>2080-2089</text:p>
          </table:table-cell>
          <table:table-cell office:value-type="string">
            <text:p>Jian </text:p>
          </table:table-cell>
          <table:table-cell office:value-type="string">
            <text:p>Zhao </text:p>
          </table:table-cell>
          <table:table-cell office:value-type="string">
            <text:p>University of Toronto</text:p>
          </table:table-cell>
          <table:table-cell office:value-type="string">
            <text:p>Christopher </text:p>
          </table:table-cell>
          <table:table-cell office:value-type="string">
            <text:p>Collins</text:p>
          </table:table-cell>
          <table:table-cell office:value-type="string">
            <text:p>University of Ontario Institute of Technology</text:p>
          </table:table-cell>
          <table:table-cell office:value-type="string">
            <text:p>Fanny </text:p>
          </table:table-cell>
          <table:table-cell office:value-type="string">
            <text:p>Chevalier</text:p>
          </table:table-cell>
          <table:table-cell office:value-type="string">
            <text:p>University of Toronto</text:p>
          </table:table-cell>
          <table:table-cell office:value-type="string">
            <text:p>Ravin </text:p>
          </table:table-cell>
          <table:table-cell office:value-type="string">
            <text:p>Balakrishnan</text:p>
          </table:table-cell>
          <table:table-cell/>
          <table:table-cell office:value-type="string">
            <text:p>University of Toronto</text:p>
          </table:table-cell>
          <table:table-cell table:number-columns-repeated="14"/>
        </table:table-row>
        <table:table-row table:style-name="ro1">
          <table:table-cell office:value-type="string">
            <text:p>ttg2012122090</text:p>
          </table:table-cell>
          <table:table-cell office:value-type="string">
            <text:p>VAICo: Visual Analysis for Image Comparison</text:p>
          </table:table-cell>
          <table:table-cell office:value-type="string">
            <text:p>Scientists, engineers, and analysts are confronted with ever larger and more complex sets of data, whose analysis poses special challenges. In many situations it is necessary to compare two or more datasets. Hence there is a need for comparative visualiza</text:p>
          </table:table-cell>
          <table:table-cell office:value-type="string">
            <text:p>Comparative visualization, focus+context visualization, image set comparison</text:p>
          </table:table-cell>
          <table:table-cell office:value-type="float" office:value="2090">
            <text:p>2090</text:p>
          </table:table-cell>
          <table:table-cell office:value-type="string">
            <text:p>2090-2099</text:p>
          </table:table-cell>
          <table:table-cell office:value-type="string">
            <text:p>Johanna </text:p>
          </table:table-cell>
          <table:table-cell office:value-type="string">
            <text:p>Schmidt </text:p>
          </table:table-cell>
          <table:table-cell office:value-type="string">
            <text:p>Vienna University of Technology</text:p>
          </table:table-cell>
          <table:table-cell office:value-type="string">
            <text:p>M. Eduard </text:p>
          </table:table-cell>
          <table:table-cell office:value-type="string">
            <text:p>Gr&amp;#x00F6;ller</text:p>
          </table:table-cell>
          <table:table-cell office:value-type="string">
            <text:p>Vienna University of Technology</text:p>
          </table:table-cell>
          <table:table-cell office:value-type="string">
            <text:p>Stefan </text:p>
          </table:table-cell>
          <table:table-cell office:value-type="string">
            <text:p>Bruckner</text:p>
          </table:table-cell>
          <table:table-cell office:value-type="string">
            <text:p>University of Bergen</text:p>
          </table:table-cell>
          <table:table-cell table:number-columns-repeated="18"/>
        </table:table-row>
        <table:table-row table:style-name="ro1">
          <table:table-cell office:value-type="string">
            <text:p>ttg2012122100</text:p>
          </table:table-cell>
          <table:table-cell office:value-type="string">
            <text:p>Open-Box Spectral Clustering: Applications to Medical Image Analysis</text:p>
          </table:table-cell>
          <table:table-cell office:value-type="string">
            <text:p>Spectral clustering is a powerful and versatile technique, whose broad range of applications includes 3D image analysis. However, its practical use often involves a tedious and time-consuming process of tuning parameters and making application&amp;#x00</text:p>
          </table:table-cell>
          <table:table-cell office:value-type="string">
            <text:p>Image segmentation, spectral clustering, high-dimensional embeddings, linked views, programming with example</text:p>
          </table:table-cell>
          <table:table-cell office:value-type="float" office:value="2100">
            <text:p>2100</text:p>
          </table:table-cell>
          <table:table-cell office:value-type="string">
            <text:p>2100-2108</text:p>
          </table:table-cell>
          <table:table-cell office:value-type="string">
            <text:p>Thomas </text:p>
          </table:table-cell>
          <table:table-cell office:value-type="string">
            <text:p>Schultz </text:p>
          </table:table-cell>
          <table:table-cell office:value-type="string">
            <text:p>University of Bonn</text:p>
          </table:table-cell>
          <table:table-cell office:value-type="string">
            <text:p>Gordon L. </text:p>
          </table:table-cell>
          <table:table-cell office:value-type="string">
            <text:p>Kindlmann</text:p>
          </table:table-cell>
          <table:table-cell office:value-type="string">
            <text:p>University of Chicago</text:p>
          </table:table-cell>
          <table:table-cell table:number-columns-repeated="21"/>
        </table:table-row>
        <table:table-row table:style-name="ro1">
          <table:table-cell office:value-type="string">
            <text:p>ttg2012122109</text:p>
          </table:table-cell>
          <table:table-cell office:value-type="string">
            <text:p>Transformation of an Uncertain Video Search Pipeline to a Sketch-based Visual Analytics Loop</text:p>
          </table:table-cell>
          <table:table-cell office:value-type="string">
            <text:p>Traditional sketch-based image or video search systems rely on machine learning concepts as their core technology. However, in many applications, machine learning alone is impractical since videos may not be semantically annotated sufficiently, the</text:p>
          </table:table-cell>
          <table:table-cell/>
          <table:table-cell office:value-type="float" office:value="2109">
            <text:p>2109</text:p>
          </table:table-cell>
          <table:table-cell office:value-type="string">
            <text:p>2109-2118</text:p>
          </table:table-cell>
          <table:table-cell office:value-type="string">
            <text:p>Philip A. </text:p>
          </table:table-cell>
          <table:table-cell office:value-type="string">
            <text:p>Legg</text:p>
          </table:table-cell>
          <table:table-cell office:value-type="string">
            <text:p>Department of Computer Science, Swansea University, University of Oxford</text:p>
          </table:table-cell>
          <table:table-cell office:value-type="string">
            <text:p>David H.S. </text:p>
          </table:table-cell>
          <table:table-cell office:value-type="string">
            <text:p>Chung</text:p>
          </table:table-cell>
          <table:table-cell office:value-type="string">
            <text:p>Department of Computer Science, Swansea University</text:p>
          </table:table-cell>
          <table:table-cell office:value-type="string">
            <text:p>Matthew L. </text:p>
          </table:table-cell>
          <table:table-cell office:value-type="string">
            <text:p>Parry</text:p>
          </table:table-cell>
          <table:table-cell office:value-type="string">
            <text:p>Department of Computer Science, Swansea University</text:p>
          </table:table-cell>
          <table:table-cell office:value-type="string">
            <text:p>Rhodri </text:p>
          </table:table-cell>
          <table:table-cell office:value-type="string">
            <text:p>Bown</text:p>
          </table:table-cell>
          <table:table-cell office:value-type="string">
            <text:p>Welsh Rugby Union</text:p>
          </table:table-cell>
          <table:table-cell office:value-type="string">
            <text:p>Mark W. </text:p>
          </table:table-cell>
          <table:table-cell office:value-type="string">
            <text:p>Jones</text:p>
          </table:table-cell>
          <table:table-cell office:value-type="string">
            <text:p>Department of Computer Science, Swansea University</text:p>
          </table:table-cell>
          <table:table-cell office:value-type="string">
            <text:p>Iwan W. </text:p>
          </table:table-cell>
          <table:table-cell office:value-type="string">
            <text:p>Griffiths</text:p>
          </table:table-cell>
          <table:table-cell office:value-type="string">
            <text:p>Department of Engineering, Swansea University</text:p>
          </table:table-cell>
          <table:table-cell office:value-type="string">
            <text:p>Min </text:p>
          </table:table-cell>
          <table:table-cell office:value-type="string">
            <text:p>Chen</text:p>
          </table:table-cell>
          <table:table-cell office:value-type="string">
            <text:p>e-Research Centre, University of Oxford</text:p>
          </table:table-cell>
          <table:table-cell table:number-columns-repeated="6"/>
        </table:table-row>
        <table:table-row table:style-name="ro1">
          <table:table-cell office:value-type="string">
            <text:p>ttg2012122119</text:p>
          </table:table-cell>
          <table:table-cell office:value-type="string">
            <text:p>Interactive Exploration of Surveillance Video through Action Shot Summarization and Trajectory Visualization</text:p>
          </table:table-cell>
          <table:table-cell office:value-type="string">
            <text:p>We propose a novel video visual analytics system for interactive exploration of surveillance video data. Our approach consists of providing analysts with various views of information related to moving objects in a video. To do this we first extract each o</text:p>
          </table:table-cell>
          <table:table-cell office:value-type="string">
            <text:p>Video visual analytics, surveillance video, video visualization, video summarization, video browsing and exploration</text:p>
          </table:table-cell>
          <table:table-cell office:value-type="float" office:value="2119">
            <text:p>2119</text:p>
          </table:table-cell>
          <table:table-cell office:value-type="string">
            <text:p>2119-2128</text:p>
          </table:table-cell>
          <table:table-cell office:value-type="string">
            <text:p>Amir H. </text:p>
          </table:table-cell>
          <table:table-cell office:value-type="string">
            <text:p>Meghdadi</text:p>
          </table:table-cell>
          <table:table-cell office:value-type="string">
            <text:p>Department of Computer Science, University of Manitoba</text:p>
          </table:table-cell>
          <table:table-cell office:value-type="string">
            <text:p>Pourang </text:p>
          </table:table-cell>
          <table:table-cell office:value-type="string">
            <text:p>Irani</text:p>
          </table:table-cell>
          <table:table-cell office:value-type="string">
            <text:p>Department of Computer Science, University of Manitoba</text:p>
          </table:table-cell>
          <table:table-cell table:number-columns-repeated="21"/>
        </table:table-row>
        <table:table-row table:style-name="ro1">
          <table:table-cell office:value-type="string">
            <text:p>ttg2012122129</text:p>
          </table:table-cell>
          <table:table-cell office:value-type="string">
            <text:p>Space-Time Visual Analytics of Eye-Tracking Data for Dynamic Stimuli</text:p>
          </table:table-cell>
          <table:table-cell office:value-type="string">
            <text:p>We introduce a visual analytics method to analyze eye movement data recorded for dynamic stimuli such as video or animated graphics. The focus lies on the analysis of data of several viewers to identify trends in the general viewing behavior, including ti</text:p>
          </table:table-cell>
          <table:table-cell office:value-type="string">
            <text:p>Eye-tracking, space-time cube, dynamic areas of interest, spatiotemporal clustering, motion-compensated heat map</text:p>
          </table:table-cell>
          <table:table-cell office:value-type="float" office:value="2129">
            <text:p>2129</text:p>
          </table:table-cell>
          <table:table-cell office:value-type="string">
            <text:p>2129-2138</text:p>
          </table:table-cell>
          <table:table-cell office:value-type="string">
            <text:p>Kuno </text:p>
          </table:table-cell>
          <table:table-cell office:value-type="string">
            <text:p>Kurzhals </text:p>
          </table:table-cell>
          <table:table-cell office:value-type="string">
            <text:p>University of Stuttgart.</text:p>
          </table:table-cell>
          <table:table-cell office:value-type="string">
            <text:p>Daniel </text:p>
          </table:table-cell>
          <table:table-cell office:value-type="string">
            <text:p>Weiskopf</text:p>
          </table:table-cell>
          <table:table-cell office:value-type="string">
            <text:p>University of Stuttgart.</text:p>
          </table:table-cell>
          <table:table-cell table:number-columns-repeated="21"/>
        </table:table-row>
        <table:table-row table:style-name="ro1">
          <table:table-cell office:value-type="string">
            <text:p>ttg2012122139</text:p>
          </table:table-cell>
          <table:table-cell office:value-type="string">
            <text:p>An Extensible Framework for Provenance in Human Terrain Visual Analytics</text:p>
          </table:table-cell>
          <table:table-cell office:value-type="string">
            <text:p>We describe and demonstrate an extensible framework that supports data exploration and provenance in the context of Human Terrain Analysis (HTA). Working closely with defence analysts we extract requirements and a list of features that characterise data a</text:p>
          </table:table-cell>
          <table:table-cell/>
          <table:table-cell office:value-type="float" office:value="2139">
            <text:p>2139</text:p>
          </table:table-cell>
          <table:table-cell office:value-type="string">
            <text:p>2139-2148</text:p>
          </table:table-cell>
          <table:table-cell office:value-type="string">
            <text:p>Rick</text:p>
          </table:table-cell>
          <table:table-cell office:value-type="string">
            <text:p>Walker </text:p>
          </table:table-cell>
          <table:table-cell office:value-type="string">
            <text:p>Middlesex University</text:p>
          </table:table-cell>
          <table:table-cell office:value-type="string">
            <text:p>Aidan</text:p>
          </table:table-cell>
          <table:table-cell office:value-type="string">
            <text:p>Slingsby</text:p>
          </table:table-cell>
          <table:table-cell office:value-type="string">
            <text:p>City University</text:p>
          </table:table-cell>
          <table:table-cell office:value-type="string">
            <text:p>Jason</text:p>
          </table:table-cell>
          <table:table-cell office:value-type="string">
            <text:p>Dykes</text:p>
          </table:table-cell>
          <table:table-cell office:value-type="string">
            <text:p>City University</text:p>
          </table:table-cell>
          <table:table-cell office:value-type="string">
            <text:p>Kai</text:p>
          </table:table-cell>
          <table:table-cell office:value-type="string">
            <text:p>Xu</text:p>
          </table:table-cell>
          <table:table-cell office:value-type="string">
            <text:p>Middlesex University</text:p>
          </table:table-cell>
          <table:table-cell office:value-type="string">
            <text:p>Jo</text:p>
          </table:table-cell>
          <table:table-cell office:value-type="string">
            <text:p>Wood</text:p>
          </table:table-cell>
          <table:table-cell office:value-type="string">
            <text:p>City University</text:p>
          </table:table-cell>
          <table:table-cell office:value-type="string">
            <text:p>Phong H.</text:p>
          </table:table-cell>
          <table:table-cell office:value-type="string">
            <text:p>Nguyen</text:p>
          </table:table-cell>
          <table:table-cell office:value-type="string">
            <text:p>Middlesex University</text:p>
          </table:table-cell>
          <table:table-cell office:value-type="string">
            <text:p>Derek</text:p>
          </table:table-cell>
          <table:table-cell office:value-type="string">
            <text:p>Stephens</text:p>
          </table:table-cell>
          <table:table-cell office:value-type="string">
            <text:p>Loughborough University</text:p>
          </table:table-cell>
          <table:table-cell office:value-type="string">
            <text:p>B.L. William</text:p>
          </table:table-cell>
          <table:table-cell office:value-type="string">
            <text:p>Wong</text:p>
          </table:table-cell>
          <table:table-cell office:value-type="string">
            <text:p>Middlesex University</text:p>
          </table:table-cell>
          <table:table-cell office:value-type="string">
            <text:p>Yongjun</text:p>
          </table:table-cell>
          <table:table-cell office:value-type="string">
            <text:p>Zheng</text:p>
          </table:table-cell>
          <table:table-cell office:value-type="string">
            <text:p>Middlesex University</text:p>
          </table:table-cell>
        </table:table-row>
        <table:table-row table:style-name="ro2">
          <table:table-cell office:value-type="string">
            <text:p>ttg2012122149</text:p>
          </table:table-cell>
          <table:table-cell office:value-type="string">
            <text:p>Visual Exploration of Big Spatio-Temporal Urban Data: A Study of New York City Taxi Trips</text:p>
          </table:table-cell>
          <table:table-cell office:value-type="string">
            <text:p>As increasing volumes of urban data are captured and become available, new opportunities arise for data-driven analysis that can lead to improvements in the lives of citizens through evidence-based decision making and policies. In this paper</text:p>
          </table:table-cell>
          <table:table-cell office:value-type="string">
            <text:p>Spatio-temporal queries, urban data, NYC taxis, visual exploration</text:p>
          </table:table-cell>
          <table:table-cell office:value-type="float" office:value="2149">
            <text:p>2149</text:p>
          </table:table-cell>
          <table:table-cell office:value-type="string">
            <text:p>2149-2158</text:p>
          </table:table-cell>
          <table:table-cell office:value-type="string">
            <text:p>Nivan </text:p>
          </table:table-cell>
          <table:table-cell office:value-type="string">
            <text:p>Ferreira </text:p>
          </table:table-cell>
          <table:table-cell office:value-type="string">
            <text:p>NYU Poly</text:p>
          </table:table-cell>
          <table:table-cell office:value-type="string">
            <text:p>Jorge </text:p>
          </table:table-cell>
          <table:table-cell office:value-type="string">
            <text:p>Poco</text:p>
          </table:table-cell>
          <table:table-cell office:value-type="string">
            <text:p>NYU Poly</text:p>
          </table:table-cell>
          <table:table-cell office:value-type="string">
            <text:p>Huy T. </text:p>
          </table:table-cell>
          <table:table-cell office:value-type="string">
            <text:p>Vo</text:p>
          </table:table-cell>
          <table:table-cell office:value-type="string">
            <text:p>NYU CUSP</text:p>
          </table:table-cell>
          <table:table-cell office:value-type="string">
            <text:p>Juliana </text:p>
          </table:table-cell>
          <table:table-cell office:value-type="string">
            <text:p>Freire</text:p>
          </table:table-cell>
          <table:table-cell office:value-type="string">
            <text:p>NYU Poly</text:p>
          </table:table-cell>
          <table:table-cell office:value-type="string">
            <text:p>Clﾇudio T. </text:p>
          </table:table-cell>
          <table:table-cell office:value-type="string">
            <text:p>Silva</text:p>
          </table:table-cell>
          <table:table-cell office:value-type="string">
            <text:p>NYU Poly and NYU CUSP</text:p>
          </table:table-cell>
          <table:table-cell table:number-columns-repeated="12"/>
        </table:table-row>
        <table:table-row table:style-name="ro1">
          <table:table-cell office:value-type="string">
            <text:p>ttg2012122159</text:p>
          </table:table-cell>
          <table:table-cell office:value-type="string">
            <text:p>Visual Traffic Jam Analysis based on Trajectory Data</text:p>
          </table:table-cell>
          <table:table-cell office:value-type="string">
            <text:p>In this work, we present an interactive system for visual analysis of urban traffic congestion based on GPS trajectories. For these trajectories we develop strategies to extract and derive traffic jam information. After cleaning the trajectories, they are</text:p>
          </table:table-cell>
          <table:table-cell office:value-type="string">
            <text:p>Traffic visualization, traffic jam propagation</text:p>
          </table:table-cell>
          <table:table-cell office:value-type="float" office:value="2159">
            <text:p>2159</text:p>
          </table:table-cell>
          <table:table-cell office:value-type="string">
            <text:p>2159-2168</text:p>
          </table:table-cell>
          <table:table-cell office:value-type="string">
            <text:p>Zuchao </text:p>
          </table:table-cell>
          <table:table-cell office:value-type="string">
            <text:p>Wang </text:p>
          </table:table-cell>
          <table:table-cell office:value-type="string">
            <text:p>Key Laboratory of Machine Perception (Ministry of Education), and School of EECS, Peking University</text:p>
          </table:table-cell>
          <table:table-cell office:value-type="string">
            <text:p>Min </text:p>
          </table:table-cell>
          <table:table-cell office:value-type="string">
            <text:p>Lu</text:p>
          </table:table-cell>
          <table:table-cell office:value-type="string">
            <text:p>Key Laboratory of Machine Perception (Ministry of Education), and School of EECS, Peking University, and Center for Computational Science and Engineering, Peking University</text:p>
          </table:table-cell>
          <table:table-cell office:value-type="string">
            <text:p>Xiaoru </text:p>
          </table:table-cell>
          <table:table-cell office:value-type="string">
            <text:p>Yuan</text:p>
          </table:table-cell>
          <table:table-cell office:value-type="string">
            <text:p>Key Laboratory of Machine Perception (Ministry of Education), and School of EECS, Peking University, and Center for Computational Science and Engineering, Peking University</text:p>
          </table:table-cell>
          <table:table-cell office:value-type="string">
            <text:p>Junping </text:p>
          </table:table-cell>
          <table:table-cell office:value-type="string">
            <text:p>Zhang</text:p>
          </table:table-cell>
          <table:table-cell office:value-type="string">
            <text:p>Shanghai Key Laboratory of Intelligent Information Processing, and School of Computer Science, Fudan University</text:p>
          </table:table-cell>
          <table:table-cell office:value-type="string">
            <text:p>Huub van de </text:p>
          </table:table-cell>
          <table:table-cell office:value-type="string">
            <text:p>Wetering</text:p>
          </table:table-cell>
          <table:table-cell office:value-type="string">
            <text:p>Department of Mathematics and Computer Science, Technische Universiteit Eindhoven</text:p>
          </table:table-cell>
          <table:table-cell table:number-columns-repeated="12"/>
        </table:table-row>
        <table:table-row table:style-name="ro1">
          <table:table-cell office:value-type="string">
            <text:p>ttg2012122169</text:p>
          </table:table-cell>
          <table:table-cell office:value-type="string">
            <text:p>Space Transformation for Understanding Group Movement</text:p>
          </table:table-cell>
          <table:table-cell office:value-type="string">
            <text:p>We suggest a methodology for analyzing movement behaviors of individuals moving in a group. Group movement is analyzed at two levels of granularity: the group as a whole and the individuals it comprises. For analyzing the relative positions and movements </text:p>
          </table:table-cell>
          <table:table-cell office:value-type="string">
            <text:p>Visual analytics, movement data, collective movement</text:p>
          </table:table-cell>
          <table:table-cell office:value-type="float" office:value="2169">
            <text:p>2169</text:p>
          </table:table-cell>
          <table:table-cell office:value-type="string">
            <text:p>2169-2178</text:p>
          </table:table-cell>
          <table:table-cell office:value-type="string">
            <text:p>N. </text:p>
          </table:table-cell>
          <table:table-cell office:value-type="string">
            <text:p>Andrienko</text:p>
          </table:table-cell>
          <table:table-cell office:value-type="string">
            <text:p>Fraunhofer Institute IAIS</text:p>
          </table:table-cell>
          <table:table-cell office:value-type="string">
            <text:p>G. </text:p>
          </table:table-cell>
          <table:table-cell office:value-type="string">
            <text:p>Andrienko</text:p>
          </table:table-cell>
          <table:table-cell office:value-type="string">
            <text:p>Fraunhofer Institute IAIS</text:p>
          </table:table-cell>
          <table:table-cell office:value-type="string">
            <text:p>L.</text:p>
          </table:table-cell>
          <table:table-cell office:value-type="string">
            <text:p>Barrett</text:p>
          </table:table-cell>
          <table:table-cell office:value-type="string">
            <text:p>University of Lethbridge and University of South Africa</text:p>
          </table:table-cell>
          <table:table-cell office:value-type="string">
            <text:p>M.</text:p>
          </table:table-cell>
          <table:table-cell office:value-type="string">
            <text:p>Dostie</text:p>
          </table:table-cell>
          <table:table-cell office:value-type="string">
            <text:p>University of Lethbridge and University of South Africa</text:p>
          </table:table-cell>
          <table:table-cell office:value-type="string">
            <text:p>S.P.</text:p>
          </table:table-cell>
          <table:table-cell office:value-type="string">
            <text:p>Henzi</text:p>
          </table:table-cell>
          <table:table-cell office:value-type="string">
            <text:p>University of Lethbridge and University of South Africa</text:p>
          </table:table-cell>
          <table:table-cell table:number-columns-repeated="12"/>
        </table:table-row>
        <table:table-row table:style-name="ro1">
          <table:table-cell office:value-type="string">
            <text:p>ttg2012122179</text:p>
          </table:table-cell>
          <table:table-cell office:value-type="string">
            <text:p>Visual Analytics for Spatial Clustering: Using a Heuristic Approach for Guided Exploration</text:p>
          </table:table-cell>
          <table:table-cell office:value-type="string">
            <text:p>We propose a novel approach of distance-based spatial clustering and contribute a heuristic computation of input parameters for guiding users in the search of interesting cluster constellations. We thereby combine computational geometry with intera</text:p>
          </table:table-cell>
          <table:table-cell office:value-type="string">
            <text:p>Heuristic-based spatial clustering,iInteractive visual clustering, k-order a-(alpha)-shapes</text:p>
          </table:table-cell>
          <table:table-cell office:value-type="float" office:value="2179">
            <text:p>2179</text:p>
          </table:table-cell>
          <table:table-cell office:value-type="string">
            <text:p>2179-2188</text:p>
          </table:table-cell>
          <table:table-cell office:value-type="string">
            <text:p>Eli </text:p>
          </table:table-cell>
          <table:table-cell office:value-type="string">
            <text:p>Packer </text:p>
          </table:table-cell>
          <table:table-cell office:value-type="string">
            <text:p>IBM Research &amp;#x2013; Haifa / Israel, Smarter Decision Solutions Group</text:p>
          </table:table-cell>
          <table:table-cell office:value-type="string">
            <text:p>Peter </text:p>
          </table:table-cell>
          <table:table-cell office:value-type="string">
            <text:p>Bak</text:p>
          </table:table-cell>
          <table:table-cell office:value-type="string">
            <text:p>IBM Research &amp;#x2013; Haifa / Israel, Smarter Decision Solutions Group</text:p>
          </table:table-cell>
          <table:table-cell office:value-type="string">
            <text:p>Mikko </text:p>
          </table:table-cell>
          <table:table-cell office:value-type="string">
            <text:p>Nikkil&amp;#x00E4;</text:p>
          </table:table-cell>
          <table:table-cell office:value-type="string">
            <text:p>Helsinki Institute for Information Technology, Computer Science Department, University of Helsinki, Finland</text:p>
          </table:table-cell>
          <table:table-cell office:value-type="string">
            <text:p>Valentin </text:p>
          </table:table-cell>
          <table:table-cell office:value-type="string">
            <text:p>Polishchuk</text:p>
          </table:table-cell>
          <table:table-cell office:value-type="string">
            <text:p>Helsinki Institute for Information Technology, Computer Science Department, University of Helsinki, Finland</text:p>
          </table:table-cell>
          <table:table-cell office:value-type="string">
            <text:p>Harold J. </text:p>
          </table:table-cell>
          <table:table-cell office:value-type="string">
            <text:p>Ship</text:p>
          </table:table-cell>
          <table:table-cell office:value-type="string">
            <text:p>IBM Research &amp;#x2013; Haifa / Israel, Smarter Decision Solutions Group</text:p>
          </table:table-cell>
          <table:table-cell table:number-columns-repeated="12"/>
        </table:table-row>
        <table:table-row table:style-name="ro1">
          <table:table-cell office:value-type="string">
            <text:p>ttg2012122189</text:p>
          </table:table-cell>
          <table:table-cell office:value-type="string">
            <text:p>Supporting Awareness through Collaborative Brushing and Linking of Tabular Data</text:p>
          </table:table-cell>
          <table:table-cell office:value-type="string">
            <text:p>Maintaining an awareness of collaborators' actions is critical during collaborative work, including during collaborative visualization activities. Particularly when collaborators are located at a distance, it is important to know what everyone is w</text:p>
          </table:table-cell>
          <table:table-cell office:value-type="string">
            <text:p>Collaboration, awareness, attentionally ambient visualization, brushing and linking, linked views, user study</text:p>
          </table:table-cell>
          <table:table-cell office:value-type="float" office:value="2189">
            <text:p>2189</text:p>
          </table:table-cell>
          <table:table-cell office:value-type="string">
            <text:p>2189-2197</text:p>
          </table:table-cell>
          <table:table-cell office:value-type="string">
            <text:p>Amir Hossein </text:p>
          </table:table-cell>
          <table:table-cell office:value-type="string">
            <text:p>Hajizadeh</text:p>
          </table:table-cell>
          <table:table-cell office:value-type="string">
            <text:p>University of Victoria</text:p>
          </table:table-cell>
          <table:table-cell office:value-type="string">
            <text:p>Melanie </text:p>
          </table:table-cell>
          <table:table-cell office:value-type="string">
            <text:p>Tory</text:p>
          </table:table-cell>
          <table:table-cell office:value-type="string">
            <text:p>University of Victoria</text:p>
          </table:table-cell>
          <table:table-cell office:value-type="string">
            <text:p>Rock </text:p>
          </table:table-cell>
          <table:table-cell office:value-type="string">
            <text:p>Leung</text:p>
          </table:table-cell>
          <table:table-cell office:value-type="string">
            <text:p>SAP</text:p>
          </table:table-cell>
          <table:table-cell table:number-columns-repeated="18"/>
        </table:table-row>
        <table:table-row table:style-name="ro1">
          <table:table-cell office:value-type="string">
            <text:p>ttg2012122198</text:p>
          </table:table-cell>
          <table:table-cell office:value-type="string">
            <text:p>Identifying Redundancy and Exposing Provenance in Crowdsourced Data Analysis</text:p>
          </table:table-cell>
          <table:table-cell office:value-type="string">
            <text:p>We present a system that lets analysts use paid crowd workers to explore data sets and helps analysts interactively examine and build upon workers' insights. We take advantage of the fact that, for many types of data, independent crowd workers can </text:p>
          </table:table-cell>
          <table:table-cell office:value-type="string">
            <text:p>Crowdsourcing; Social Data Analysis</text:p>
          </table:table-cell>
          <table:table-cell office:value-type="float" office:value="2198">
            <text:p>2198</text:p>
          </table:table-cell>
          <table:table-cell office:value-type="string">
            <text:p>2198-2206</text:p>
          </table:table-cell>
          <table:table-cell office:value-type="string">
            <text:p>Wesley </text:p>
          </table:table-cell>
          <table:table-cell office:value-type="string">
            <text:p>Willett </text:p>
          </table:table-cell>
          <table:table-cell office:value-type="string">
            <text:p>INRIA</text:p>
          </table:table-cell>
          <table:table-cell office:value-type="string">
            <text:p>Shiry </text:p>
          </table:table-cell>
          <table:table-cell office:value-type="string">
            <text:p>Ginosar</text:p>
          </table:table-cell>
          <table:table-cell office:value-type="string">
            <text:p>UC Berkeley</text:p>
          </table:table-cell>
          <table:table-cell office:value-type="string">
            <text:p>Avital </text:p>
          </table:table-cell>
          <table:table-cell office:value-type="string">
            <text:p>Steinitz</text:p>
          </table:table-cell>
          <table:table-cell office:value-type="string">
            <text:p>UC Berkeley</text:p>
          </table:table-cell>
          <table:table-cell office:value-type="string">
            <text:p>Bj&amp;#x00F6;rn </text:p>
          </table:table-cell>
          <table:table-cell office:value-type="string">
            <text:p>Hartmann</text:p>
          </table:table-cell>
          <table:table-cell office:value-type="string">
            <text:p>UC Berkeley</text:p>
          </table:table-cell>
          <table:table-cell office:value-type="string">
            <text:p>Maneesh </text:p>
          </table:table-cell>
          <table:table-cell office:value-type="string">
            <text:p>Agrawala</text:p>
          </table:table-cell>
          <table:table-cell office:value-type="string">
            <text:p>UC Berkeley</text:p>
          </table:table-cell>
          <table:table-cell table:number-columns-repeated="12"/>
        </table:table-row>
        <table:table-row table:style-name="ro1">
          <table:table-cell office:value-type="string">
            <text:p>ttg2012122207</text:p>
          </table:table-cell>
          <table:table-cell office:value-type="string">
            <text:p>The Impact of Physical Navigation on Spatial Organization for Sensemaking</text:p>
          </table:table-cell>
          <table:table-cell office:value-type="string">
            <text:p>Spatial organization has been proposed as a compelling approach to externalizing the sensemaking process. However, there are two ways in which space can be provided to the user: by creating a physical workspace that the user can interact with directly, su</text:p>
          </table:table-cell>
          <table:table-cell office:value-type="string">
            <text:p>Sensemaking, visual analytics, physical navigation, embodiment large, high-resolution displays</text:p>
          </table:table-cell>
          <table:table-cell office:value-type="float" office:value="2207">
            <text:p>2207</text:p>
          </table:table-cell>
          <table:table-cell office:value-type="string">
            <text:p>2207-2216</text:p>
          </table:table-cell>
          <table:table-cell office:value-type="string">
            <text:p>Christopher</text:p>
          </table:table-cell>
          <table:table-cell office:value-type="string">
            <text:p>Andrews</text:p>
          </table:table-cell>
          <table:table-cell office:value-type="string">
            <text:p>Middlebury College</text:p>
          </table:table-cell>
          <table:table-cell office:value-type="string">
            <text:p>Chris </text:p>
          </table:table-cell>
          <table:table-cell office:value-type="string">
            <text:p>North</text:p>
          </table:table-cell>
          <table:table-cell office:value-type="string">
            <text:p>Virginia Tech</text:p>
          </table:table-cell>
          <table:table-cell table:number-columns-repeated="21"/>
        </table:table-row>
        <table:table-row table:style-name="ro1">
          <table:table-cell office:value-type="string">
            <text:p>ttg2012122217</text:p>
          </table:table-cell>
          <table:table-cell office:value-type="string">
            <text:p>Using Interactive Visual Reasoning to Support Sense-making: Implications for Design</text:p>
          </table:table-cell>
          <table:table-cell office:value-type="string">
            <text:p>This research aims to develop design guidelines for systems that support investigators and analysts in the exploration and assembly of evidence and inferences. We focus here on the problem of identifying candidate 'influencers' within a comm</text:p>
          </table:table-cell>
          <table:table-cell office:value-type="string">
            <text:p>Visual analytics, sense-making, dataframe mode, evaluation, reasoning, analysis, interaction, interface design</text:p>
          </table:table-cell>
          <table:table-cell office:value-type="float" office:value="2217">
            <text:p>2217</text:p>
          </table:table-cell>
          <table:table-cell office:value-type="string">
            <text:p>2217-2226</text:p>
          </table:table-cell>
          <table:table-cell office:value-type="string">
            <text:p>Neesha </text:p>
          </table:table-cell>
          <table:table-cell office:value-type="string">
            <text:p>Kodagoda </text:p>
          </table:table-cell>
          <table:table-cell office:value-type="string">
            <text:p>School of Science and Technology, Middlesex University</text:p>
          </table:table-cell>
          <table:table-cell office:value-type="string">
            <text:p>Simon </text:p>
          </table:table-cell>
          <table:table-cell office:value-type="string">
            <text:p>Attfield</text:p>
          </table:table-cell>
          <table:table-cell office:value-type="string">
            <text:p>School of Science and Technology, Middlesex University</text:p>
          </table:table-cell>
          <table:table-cell office:value-type="string">
            <text:p>B.L. William </text:p>
          </table:table-cell>
          <table:table-cell office:value-type="string">
            <text:p>Wong</text:p>
          </table:table-cell>
          <table:table-cell office:value-type="string">
            <text:p>School of Science and Technology, Middlesex University</text:p>
          </table:table-cell>
          <table:table-cell office:value-type="string">
            <text:p>Chris </text:p>
          </table:table-cell>
          <table:table-cell office:value-type="string">
            <text:p>Rooney</text:p>
          </table:table-cell>
          <table:table-cell office:value-type="string">
            <text:p>School of Science and Technology, Middlesex University</text:p>
          </table:table-cell>
          <table:table-cell office:value-type="string">
            <text:p>Sharmin (Tinni) </text:p>
          </table:table-cell>
          <table:table-cell office:value-type="string">
            <text:p>Choudhury</text:p>
          </table:table-cell>
          <table:table-cell office:value-type="string">
            <text:p>School of Science and Technology, Middlesex University</text:p>
          </table:table-cell>
          <table:table-cell table:number-columns-repeated="12"/>
        </table:table-row>
        <table:table-row table:style-name="ro1">
          <table:table-cell office:value-type="string">
            <text:p>ttg2012122227</text:p>
          </table:table-cell>
          <table:table-cell office:value-type="string">
            <text:p>Temporal Event Sequence Simplification</text:p>
          </table:table-cell>
          <table:table-cell office:value-type="string">
            <text:p>Electronic Health Records (EHRs) have emerged as a cost-effective data source for conducting medical research. The difficulty in using EHRs for research purposes, however, is that both patient selection and record analysis must be conducted across </text:p>
          </table:table-cell>
          <table:table-cell office:value-type="string">
            <text:p>Event sequences, simplification, electronic heath records, temporal query</text:p>
          </table:table-cell>
          <table:table-cell office:value-type="float" office:value="2227">
            <text:p>2227</text:p>
          </table:table-cell>
          <table:table-cell office:value-type="string">
            <text:p>2227-2236</text:p>
          </table:table-cell>
          <table:table-cell office:value-type="string">
            <text:p>Megan </text:p>
          </table:table-cell>
          <table:table-cell office:value-type="string">
            <text:p>Monroe </text:p>
          </table:table-cell>
          <table:table-cell office:value-type="string">
            <text:p>Department of Computer Science &amp;#x0026; Human-Computer Interaction Lab, University of Maryland</text:p>
          </table:table-cell>
          <table:table-cell office:value-type="string">
            <text:p>Rongjian </text:p>
          </table:table-cell>
          <table:table-cell office:value-type="string">
            <text:p>Lan</text:p>
          </table:table-cell>
          <table:table-cell office:value-type="string">
            <text:p>Department of Computer Science &amp;#x0026; Human-Computer Interaction Lab, University of Maryland</text:p>
          </table:table-cell>
          <table:table-cell office:value-type="string">
            <text:p>Hanseung </text:p>
          </table:table-cell>
          <table:table-cell office:value-type="string">
            <text:p>Lee</text:p>
          </table:table-cell>
          <table:table-cell office:value-type="string">
            <text:p>Department of Computer Science &amp;#x0026; Human-Computer Interaction Lab, University of Maryland</text:p>
          </table:table-cell>
          <table:table-cell office:value-type="string">
            <text:p>Catherine </text:p>
          </table:table-cell>
          <table:table-cell office:value-type="string">
            <text:p>Plaisant</text:p>
          </table:table-cell>
          <table:table-cell office:value-type="string">
            <text:p>Department of Computer Science &amp;#x0026; Human-Computer Interaction Lab, University of Maryland</text:p>
          </table:table-cell>
          <table:table-cell office:value-type="string">
            <text:p>Ben </text:p>
          </table:table-cell>
          <table:table-cell office:value-type="string">
            <text:p>Shneiderman</text:p>
          </table:table-cell>
          <table:table-cell office:value-type="string">
            <text:p>Department of Computer Science &amp;#x0026; Human-Computer Interaction Lab, University of Maryland</text:p>
          </table:table-cell>
          <table:table-cell table:number-columns-repeated="12"/>
        </table:table-row>
        <table:table-row table:style-name="ro1">
          <table:table-cell office:value-type="string">
            <text:p>ttg2012122237</text:p>
          </table:table-cell>
          <table:table-cell office:value-type="string">
            <text:p>Visual Analytics for Model Selection in Time Series Analysis</text:p>
          </table:table-cell>
          <table:table-cell office:value-type="string">
            <text:p>Model selection in time series analysis is a challenging task for domain experts in many application areas such as epidemiology, economy, or environmental sciences. The methodology used for this task demands a close combination of human judgement and auto</text:p>
          </table:table-cell>
          <table:table-cell office:value-type="string">
            <text:p>Visual analytics, model selection, visual interaction, time series analysis, coordinated &amp;#x0026; multiple views</text:p>
          </table:table-cell>
          <table:table-cell office:value-type="float" office:value="2237">
            <text:p>2237</text:p>
          </table:table-cell>
          <table:table-cell office:value-type="string">
            <text:p>2237-2246</text:p>
          </table:table-cell>
          <table:table-cell office:value-type="string">
            <text:p>Markus </text:p>
          </table:table-cell>
          <table:table-cell office:value-type="string">
            <text:p>B&amp;#x00F6;gl </text:p>
          </table:table-cell>
          <table:table-cell office:value-type="string">
            <text:p>Vienna University of Technology</text:p>
          </table:table-cell>
          <table:table-cell office:value-type="string">
            <text:p>Wolfgang </text:p>
          </table:table-cell>
          <table:table-cell office:value-type="string">
            <text:p>Aigner</text:p>
          </table:table-cell>
          <table:table-cell office:value-type="string">
            <text:p>Vienna University of Technology</text:p>
          </table:table-cell>
          <table:table-cell office:value-type="string">
            <text:p>Peter </text:p>
          </table:table-cell>
          <table:table-cell office:value-type="string">
            <text:p>Filzmoser</text:p>
          </table:table-cell>
          <table:table-cell office:value-type="string">
            <text:p>Vienna University of Technology</text:p>
          </table:table-cell>
          <table:table-cell office:value-type="string">
            <text:p>Tim </text:p>
          </table:table-cell>
          <table:table-cell office:value-type="string">
            <text:p>Lammarsch</text:p>
          </table:table-cell>
          <table:table-cell office:value-type="string">
            <text:p>Vienna University of Technology</text:p>
          </table:table-cell>
          <table:table-cell office:value-type="string">
            <text:p>Silvia </text:p>
          </table:table-cell>
          <table:table-cell office:value-type="string">
            <text:p>Miksch</text:p>
          </table:table-cell>
          <table:table-cell office:value-type="string">
            <text:p>Vienna University of Technology</text:p>
          </table:table-cell>
          <table:table-cell office:value-type="string">
            <text:p>Alexander </text:p>
          </table:table-cell>
          <table:table-cell office:value-type="string">
            <text:p>Rind</text:p>
          </table:table-cell>
          <table:table-cell office:value-type="string">
            <text:p>Vienna University of Technology</text:p>
          </table:table-cell>
          <table:table-cell table:number-columns-repeated="9"/>
        </table:table-row>
        <table:table-row table:style-name="ro1">
          <table:table-cell office:value-type="string">
            <text:p>ttg2012122247</text:p>
          </table:table-cell>
          <table:table-cell office:value-type="string">
            <text:p>TimeBench: A Data Model and Software Library for Visual Analytics of Time-Oriented Data</text:p>
          </table:table-cell>
          <table:table-cell office:value-type="string">
            <text:p>Time-oriented data play an essential role in many Visual Analytics scenarios such as extracting medical insights from collections of electronic health records or identifying emerging problems and vulnerabilities in network traffic. However, many so</text:p>
          </table:table-cell>
          <table:table-cell office:value-type="string">
            <text:p>Visual Analytics, information visualization, toolkits, software infrastructure, time, temporal data</text:p>
          </table:table-cell>
          <table:table-cell office:value-type="float" office:value="2247">
            <text:p>2247</text:p>
          </table:table-cell>
          <table:table-cell office:value-type="string">
            <text:p>2247-2256</text:p>
          </table:table-cell>
          <table:table-cell office:value-type="string">
            <text:p>Alexander </text:p>
          </table:table-cell>
          <table:table-cell office:value-type="string">
            <text:p>Rind </text:p>
          </table:table-cell>
          <table:table-cell office:value-type="string">
            <text:p>Vienna University of Technology, Institute of Software Technology &amp;#x0026; Interactive Systems</text:p>
          </table:table-cell>
          <table:table-cell office:value-type="string">
            <text:p>Tim </text:p>
          </table:table-cell>
          <table:table-cell office:value-type="string">
            <text:p>Lammarsch</text:p>
          </table:table-cell>
          <table:table-cell office:value-type="string">
            <text:p>Vienna University of Technology, Institute of Software Technology &amp;#x0026; Interactive Systems</text:p>
          </table:table-cell>
          <table:table-cell office:value-type="string">
            <text:p>Wolfgang </text:p>
          </table:table-cell>
          <table:table-cell office:value-type="string">
            <text:p>Aigner</text:p>
          </table:table-cell>
          <table:table-cell office:value-type="string">
            <text:p>Vienna University of Technology, Institute of Software Technology &amp;#x0026; Interactive Systems</text:p>
          </table:table-cell>
          <table:table-cell office:value-type="string">
            <text:p>Bilal </text:p>
          </table:table-cell>
          <table:table-cell office:value-type="string">
            <text:p>Alsallakh</text:p>
          </table:table-cell>
          <table:table-cell office:value-type="string">
            <text:p>Vienna University of Technology, Institute of Software Technology &amp;#x0026; Interactive Systems</text:p>
          </table:table-cell>
          <table:table-cell office:value-type="string">
            <text:p>Silvia </text:p>
          </table:table-cell>
          <table:table-cell office:value-type="string">
            <text:p>Miksch</text:p>
          </table:table-cell>
          <table:table-cell office:value-type="string">
            <text:p>Vienna University of Technology, Institute of Software Technology &amp;#x0026; Interactive Systems</text:p>
          </table:table-cell>
          <table:table-cell table:number-columns-repeated="12"/>
        </table:table-row>
        <table:table-row table:style-name="ro1">
          <table:table-cell office:value-type="string">
            <text:p>ttg2012122257</text:p>
          </table:table-cell>
          <table:table-cell office:value-type="string">
            <text:p>MotionExplorer: Exploratory Search in Human Motion Capture Data Based on Hierarchical Aggregation</text:p>
          </table:table-cell>
          <table:table-cell office:value-type="string">
            <text:p>We present MotionExplorer, an exploratory search and analysis system for sequences of human motion in large motion capture data collections. This special type of multivariate time series data is relevant in many research fields including medicine, sports </text:p>
          </table:table-cell>
          <table:table-cell office:value-type="string">
            <text:p>Visual analytics, exploratory search, multivariate time series, motion capture data, data aggregation, cluster glyph</text:p>
          </table:table-cell>
          <table:table-cell office:value-type="float" office:value="2257">
            <text:p>2257</text:p>
          </table:table-cell>
          <table:table-cell office:value-type="string">
            <text:p>2257-2266</text:p>
          </table:table-cell>
          <table:table-cell office:value-type="string">
            <text:p>J&amp;#x00FC;rgen </text:p>
          </table:table-cell>
          <table:table-cell office:value-type="string">
            <text:p>Bernard </text:p>
          </table:table-cell>
          <table:table-cell office:value-type="string">
            <text:p>Fraunhofer Institute for Computer Graphics Research Darmstadt</text:p>
          </table:table-cell>
          <table:table-cell office:value-type="string">
            <text:p>Nils </text:p>
          </table:table-cell>
          <table:table-cell office:value-type="string">
            <text:p>Wilhelm</text:p>
          </table:table-cell>
          <table:table-cell office:value-type="string">
            <text:p>Fraunhofer Institute for Computer Graphics Research Darmstadt</text:p>
          </table:table-cell>
          <table:table-cell office:value-type="string">
            <text:p>Bj&amp;#x00F6;rn </text:p>
          </table:table-cell>
          <table:table-cell office:value-type="string">
            <text:p>Kr&amp;#x00FC;ger</text:p>
          </table:table-cell>
          <table:table-cell office:value-type="string">
            <text:p>Institute of Computer Science, Universit&amp;#x00E4;t Bonn</text:p>
          </table:table-cell>
          <table:table-cell office:value-type="string">
            <text:p>Thorsten </text:p>
          </table:table-cell>
          <table:table-cell office:value-type="string">
            <text:p>May</text:p>
          </table:table-cell>
          <table:table-cell office:value-type="string">
            <text:p>Fraunhofer Institute for Computer Graphics Research Darmstadt</text:p>
          </table:table-cell>
          <table:table-cell office:value-type="string">
            <text:p>Tobias </text:p>
          </table:table-cell>
          <table:table-cell office:value-type="string">
            <text:p>Schreck</text:p>
          </table:table-cell>
          <table:table-cell office:value-type="string">
            <text:p>Data Analysis and Visualization Group, Universit&amp;#x00E4;t Konstanz</text:p>
          </table:table-cell>
          <table:table-cell office:value-type="string">
            <text:p>J&amp;#x00F6;rn </text:p>
          </table:table-cell>
          <table:table-cell office:value-type="string">
            <text:p>Kohlhammer</text:p>
          </table:table-cell>
          <table:table-cell office:value-type="string">
            <text:p>Fraunhofer Institute for Computer Graphics Research Darmstadt</text:p>
          </table:table-cell>
          <table:table-cell table:number-columns-repeated="9"/>
        </table:table-row>
        <table:table-row table:style-name="ro1">
          <table:table-cell office:value-type="string">
            <text:p>ttg2012122267</text:p>
          </table:table-cell>
          <table:table-cell office:value-type="string">
            <text:p>Supporting the Visual Analysis of Dynamic Networks by Clustering associated Temporal Attributes</text:p>
          </table:table-cell>
          <table:table-cell office:value-type="string">
            <text:p>The visual analysis of dynamic networks is a challenging task. In this paper, we introduce a new approach supporting the discovery of substructures sharing a similar trend over time by combining computation, visualization and interaction. With existing te</text:p>
          </table:table-cell>
          <table:table-cell office:value-type="string">
            <text:p>Dynamic networks, visualization, supergraph clustering</text:p>
          </table:table-cell>
          <table:table-cell office:value-type="float" office:value="2267">
            <text:p>2267</text:p>
          </table:table-cell>
          <table:table-cell office:value-type="string">
            <text:p>2267-2276</text:p>
          </table:table-cell>
          <table:table-cell office:value-type="string">
            <text:p>Steffen </text:p>
          </table:table-cell>
          <table:table-cell office:value-type="string">
            <text:p>Hadlak </text:p>
          </table:table-cell>
          <table:table-cell office:value-type="string">
            <text:p>University of Rostock</text:p>
          </table:table-cell>
          <table:table-cell office:value-type="string">
            <text:p>Heidrun </text:p>
          </table:table-cell>
          <table:table-cell office:value-type="string">
            <text:p>Schumann</text:p>
          </table:table-cell>
          <table:table-cell office:value-type="string">
            <text:p>University of Rostock</text:p>
          </table:table-cell>
          <table:table-cell office:value-type="string">
            <text:p>Clemens H. </text:p>
          </table:table-cell>
          <table:table-cell office:value-type="string">
            <text:p>Cap</text:p>
          </table:table-cell>
          <table:table-cell office:value-type="string">
            <text:p>University of Rostock</text:p>
          </table:table-cell>
          <table:table-cell office:value-type="string">
            <text:p>Till </text:p>
          </table:table-cell>
          <table:table-cell office:value-type="string">
            <text:p>Wollenberg</text:p>
          </table:table-cell>
          <table:table-cell office:value-type="string">
            <text:p>University of Rostock</text:p>
          </table:table-cell>
          <table:table-cell table:number-columns-repeated="15"/>
        </table:table-row>
        <table:table-row table:style-name="ro1">
          <table:table-cell office:value-type="string">
            <text:p>ttg2012122277</text:p>
          </table:table-cell>
          <table:table-cell office:value-type="string">
            <text:p>LineUp: Visual Analysis of Multi-Attribute Rankings</text:p>
          </table:table-cell>
          <table:table-cell office:value-type="string">
            <text:p>Rankings are a popular and universal approach to structuring otherwise unorganized collections of items by computing a rank for each item based on the value of one or more of its attributes. This allows us, for example, to prioritize tasks or to evaluate </text:p>
          </table:table-cell>
          <table:table-cell office:value-type="string">
            <text:p>Ranking visualization, ranking, scoring, multi-attribute, multifactorial, multi-faceted, stacked bar charts</text:p>
          </table:table-cell>
          <table:table-cell office:value-type="float" office:value="2277">
            <text:p>2277</text:p>
          </table:table-cell>
          <table:table-cell office:value-type="string">
            <text:p>2277-2286</text:p>
          </table:table-cell>
          <table:table-cell office:value-type="string">
            <text:p>Samuel </text:p>
          </table:table-cell>
          <table:table-cell office:value-type="string">
            <text:p>Gratzl </text:p>
          </table:table-cell>
          <table:table-cell office:value-type="string">
            <text:p>Johannes Kepler University Linz</text:p>
          </table:table-cell>
          <table:table-cell office:value-type="string">
            <text:p>Alexander </text:p>
          </table:table-cell>
          <table:table-cell office:value-type="string">
            <text:p>Lex</text:p>
          </table:table-cell>
          <table:table-cell office:value-type="string">
            <text:p>Johannes Kepler University Linz</text:p>
          </table:table-cell>
          <table:table-cell office:value-type="string">
            <text:p>Nils </text:p>
          </table:table-cell>
          <table:table-cell office:value-type="string">
            <text:p>Gehlenborg</text:p>
          </table:table-cell>
          <table:table-cell office:value-type="string">
            <text:p>Harvard University</text:p>
          </table:table-cell>
          <table:table-cell office:value-type="string">
            <text:p>Hanspeter </text:p>
          </table:table-cell>
          <table:table-cell office:value-type="string">
            <text:p>Pfister</text:p>
          </table:table-cell>
          <table:table-cell office:value-type="string">
            <text:p>Harvard University</text:p>
          </table:table-cell>
          <table:table-cell office:value-type="string">
            <text:p>Marc </text:p>
          </table:table-cell>
          <table:table-cell office:value-type="string">
            <text:p>Streit</text:p>
          </table:table-cell>
          <table:table-cell office:value-type="string">
            <text:p>Harvard Medical School</text:p>
          </table:table-cell>
          <table:table-cell table:number-columns-repeated="12"/>
        </table:table-row>
        <table:table-row table:style-name="ro1">
          <table:table-cell office:value-type="string">
            <text:p>ttg2012122287</text:p>
          </table:table-cell>
          <table:table-cell office:value-type="string">
            <text:p>A Model for Structure-Based Comparison of Many Categories in Small-Multiple Displays</text:p>
          </table:table-cell>
          <table:table-cell office:value-type="string">
            <text:p>Many application domains deal with multi-variate data that consist of both categorical and numerical information. Smallmultiple displays are a powerful concept for comparing such data by juxtaposition. For comparison by overlay or by explicit encod</text:p>
          </table:table-cell>
          <table:table-cell office:value-type="string">
            <text:p>Comparative visualization, small-multiple displays, trellis displays, categorical data</text:p>
          </table:table-cell>
          <table:table-cell office:value-type="float" office:value="2287">
            <text:p>2287</text:p>
          </table:table-cell>
          <table:table-cell office:value-type="string">
            <text:p>2287-2296</text:p>
          </table:table-cell>
          <table:table-cell office:value-type="string">
            <text:p>Johannes </text:p>
          </table:table-cell>
          <table:table-cell office:value-type="string">
            <text:p>Kehrer </text:p>
          </table:table-cell>
          <table:table-cell office:value-type="string">
            <text:p>VRVis Research Center, Vienna, and the Institute of Computer Graphics and Algorithms, Vienna University of Technology</text:p>
          </table:table-cell>
          <table:table-cell office:value-type="string">
            <text:p>Harald </text:p>
          </table:table-cell>
          <table:table-cell office:value-type="string">
            <text:p>Piringer</text:p>
          </table:table-cell>
          <table:table-cell office:value-type="string">
            <text:p>VRVis Research Center, Vienna</text:p>
          </table:table-cell>
          <table:table-cell office:value-type="string">
            <text:p>Wolfgang </text:p>
          </table:table-cell>
          <table:table-cell office:value-type="string">
            <text:p>Berger</text:p>
          </table:table-cell>
          <table:table-cell office:value-type="string">
            <text:p>VRVis Research Center, Vienna</text:p>
          </table:table-cell>
          <table:table-cell office:value-type="string">
            <text:p>M. Eduard </text:p>
          </table:table-cell>
          <table:table-cell office:value-type="string">
            <text:p>Gr&amp;#x00F6;ller</text:p>
          </table:table-cell>
          <table:table-cell office:value-type="string">
            <text:p>Institute of Computer Graphics and Algorithms, Vienna University of Technology</text:p>
          </table:table-cell>
          <table:table-cell table:number-columns-repeated="15"/>
        </table:table-row>
        <table:table-row table:style-name="ro1">
          <table:table-cell office:value-type="string">
            <text:p>ttg2012122297</text:p>
          </table:table-cell>
          <table:table-cell office:value-type="string">
            <text:p>Common Angle Plots as Perception-True Visualizations of Categorical Associations</text:p>
          </table:table-cell>
          <table:table-cell office:value-type="string">
            <text:p>Visualizations are great tools of communications-they summarize findings and quickly convey main messages to our audience. As designers of charts we have to make sure that information is shown with a minimum of distortion. We have to also consider </text:p>
          </table:table-cell>
          <table:table-cell office:value-type="string">
            <text:p>Linewidth illusion, data visualization, high-dimensional displays, parallel sets, hammock plots, M&amp;#x00FC;ller-Lyer illusion</text:p>
          </table:table-cell>
          <table:table-cell office:value-type="float" office:value="2297">
            <text:p>2297</text:p>
          </table:table-cell>
          <table:table-cell office:value-type="string">
            <text:p>2297-2305</text:p>
          </table:table-cell>
          <table:table-cell office:value-type="string">
            <text:p>Heike </text:p>
          </table:table-cell>
          <table:table-cell office:value-type="string">
            <text:p>Hofmann </text:p>
          </table:table-cell>
          <table:table-cell office:value-type="string">
            <text:p>Iowa State University</text:p>
          </table:table-cell>
          <table:table-cell office:value-type="string">
            <text:p>Marie </text:p>
          </table:table-cell>
          <table:table-cell office:value-type="string">
            <text:p>Vendettuoli</text:p>
          </table:table-cell>
          <table:table-cell office:value-type="string">
            <text:p>Iowa State University</text:p>
          </table:table-cell>
          <table:table-cell table:number-columns-repeated="21"/>
        </table:table-row>
        <table:table-row table:style-name="ro1">
          <table:table-cell office:value-type="string">
            <text:p>ttg2012122306</text:p>
          </table:table-cell>
          <table:table-cell office:value-type="string">
            <text:p>What Makes a Visualization Memorable?</text:p>
          </table:table-cell>
          <table:table-cell office:value-type="string">
            <text:p>An ongoing debate in the Visualization community concerns the role that visualization types play in data understanding. In human cognition, understanding and memorability are intertwined. As a first step towards being able to ask questions about impact an</text:p>
          </table:table-cell>
          <table:table-cell office:value-type="string">
            <text:p>Visualization taxonomy, information visualization, memorability</text:p>
          </table:table-cell>
          <table:table-cell office:value-type="float" office:value="2306">
            <text:p>2306</text:p>
          </table:table-cell>
          <table:table-cell office:value-type="string">
            <text:p>2306-2315</text:p>
          </table:table-cell>
          <table:table-cell office:value-type="string">
            <text:p>Michelle A. </text:p>
          </table:table-cell>
          <table:table-cell office:value-type="string">
            <text:p>Borkin <text:s/></text:p>
          </table:table-cell>
          <table:table-cell office:value-type="string">
            <text:p>Harvard University</text:p>
          </table:table-cell>
          <table:table-cell office:value-type="string">
            <text:p>Azalea A. </text:p>
          </table:table-cell>
          <table:table-cell office:value-type="string">
            <text:p>Vo</text:p>
          </table:table-cell>
          <table:table-cell office:value-type="string">
            <text:p>Harvard University</text:p>
          </table:table-cell>
          <table:table-cell office:value-type="string">
            <text:p>Zoya </text:p>
          </table:table-cell>
          <table:table-cell office:value-type="string">
            <text:p>Bylinskii</text:p>
          </table:table-cell>
          <table:table-cell office:value-type="string">
            <text:p>Massachusetts Institute of Technology</text:p>
          </table:table-cell>
          <table:table-cell office:value-type="string">
            <text:p>Phillip </text:p>
          </table:table-cell>
          <table:table-cell office:value-type="string">
            <text:p>Isola</text:p>
          </table:table-cell>
          <table:table-cell office:value-type="string">
            <text:p>Massachusetts Institute of Technology</text:p>
          </table:table-cell>
          <table:table-cell office:value-type="string">
            <text:p>Shashank </text:p>
          </table:table-cell>
          <table:table-cell office:value-type="string">
            <text:p>Sunkavalli</text:p>
          </table:table-cell>
          <table:table-cell office:value-type="string">
            <text:p>Harvard University</text:p>
          </table:table-cell>
          <table:table-cell office:value-type="string">
            <text:p>Aude </text:p>
          </table:table-cell>
          <table:table-cell office:value-type="string">
            <text:p>Oliva</text:p>
          </table:table-cell>
          <table:table-cell office:value-type="string">
            <text:p>Massachusetts Institute of Technology</text:p>
          </table:table-cell>
          <table:table-cell office:value-type="string">
            <text:p>Hanspeter </text:p>
          </table:table-cell>
          <table:table-cell office:value-type="string">
            <text:p>Pfister</text:p>
          </table:table-cell>
          <table:table-cell office:value-type="string">
            <text:p>Harvard University</text:p>
          </table:table-cell>
          <table:table-cell table:number-columns-repeated="6"/>
        </table:table-row>
        <table:table-row table:style-name="ro1">
          <table:table-cell office:value-type="string">
            <text:p>ttg2012122316</text:p>
          </table:table-cell>
          <table:table-cell office:value-type="string">
            <text:p>Perception of Average Value in Multiclass Scatterplots</text:p>
          </table:table-cell>
          <table:table-cell office:value-type="string">
            <text:p>The visual system can make highly efficient aggregate judgements about a set of objects, with speed roughly independent of the number of objects considered. While there is a rich literature on these mechanisms and their ramifications for visual summarizat</text:p>
          </table:table-cell>
          <table:table-cell office:value-type="string">
            <text:p>Psychophysics, information visualization, perceptual study</text:p>
          </table:table-cell>
          <table:table-cell office:value-type="float" office:value="2316">
            <text:p>2316</text:p>
          </table:table-cell>
          <table:table-cell office:value-type="string">
            <text:p>2316-2325</text:p>
          </table:table-cell>
          <table:table-cell office:value-type="string">
            <text:p>Michael </text:p>
          </table:table-cell>
          <table:table-cell office:value-type="string">
            <text:p>Gleicher </text:p>
          </table:table-cell>
          <table:table-cell office:value-type="string">
            <text:p>University of Wisconsin - Madison</text:p>
          </table:table-cell>
          <table:table-cell office:value-type="string">
            <text:p>Michael </text:p>
          </table:table-cell>
          <table:table-cell office:value-type="string">
            <text:p>Correll</text:p>
          </table:table-cell>
          <table:table-cell office:value-type="string">
            <text:p>University of Wisconsin - Madison</text:p>
          </table:table-cell>
          <table:table-cell office:value-type="string">
            <text:p>Christine </text:p>
          </table:table-cell>
          <table:table-cell office:value-type="string">
            <text:p>Nothelfer</text:p>
          </table:table-cell>
          <table:table-cell office:value-type="string">
            <text:p>Northwestern University</text:p>
          </table:table-cell>
          <table:table-cell office:value-type="string">
            <text:p>Steven </text:p>
          </table:table-cell>
          <table:table-cell office:value-type="string">
            <text:p>Franconeri</text:p>
          </table:table-cell>
          <table:table-cell office:value-type="string">
            <text:p>Northwestern University</text:p>
          </table:table-cell>
          <table:table-cell table:number-columns-repeated="15"/>
        </table:table-row>
        <table:table-row table:style-name="ro2">
          <table:table-cell office:value-type="string">
            <text:p>ttg2012122326</text:p>
          </table:table-cell>
          <table:table-cell office:value-type="string">
            <text:p>Selecting the Aspect Ratio of a Scatter Plot Based on Its Delaunay Triangulation</text:p>
          </table:table-cell>
          <table:table-cell office:value-type="string">
            <text:p>Scatter plots are diagrams that visualize two-dimensional data as sets of points in the plane. They allow users to detect correlations and clusters in the data. Whether or not a user can accomplish these tasks highly depends on the aspect ratio sel</text:p>
          </table:table-cell>
          <table:table-cell office:value-type="string">
            <text:p>Scatter plot, aspect ratio, Delaunay triangulation</text:p>
          </table:table-cell>
          <table:table-cell office:value-type="float" office:value="2326">
            <text:p>2326</text:p>
          </table:table-cell>
          <table:table-cell office:value-type="string">
            <text:p>2326-2335</text:p>
          </table:table-cell>
          <table:table-cell office:value-type="string">
            <text:p>Martin </text:p>
          </table:table-cell>
          <table:table-cell office:value-type="string">
            <text:p>Fink </text:p>
          </table:table-cell>
          <table:table-cell office:value-type="string">
            <text:p>Lehrstuhl I, Institut f&amp;#x00FC;r Informatik, Universitﾬat W&amp;#x00FC;rzburg</text:p>
          </table:table-cell>
          <table:table-cell office:value-type="string">
            <text:p>Jan-Henrik </text:p>
          </table:table-cell>
          <table:table-cell office:value-type="string">
            <text:p>Haunert</text:p>
          </table:table-cell>
          <table:table-cell office:value-type="string">
            <text:p>Lehrstuhl I, Institut f&amp;#x00FC;r Informatik, Universitﾬat W&amp;#x00FC;rzburg</text:p>
          </table:table-cell>
          <table:table-cell office:value-type="string">
            <text:p>Joachim </text:p>
          </table:table-cell>
          <table:table-cell office:value-type="string">
            <text:p>Spoerhase</text:p>
          </table:table-cell>
          <table:table-cell office:value-type="string">
            <text:p>Lehrstuhl I, Institut f&amp;#x00FC;r Informatik, Universitﾬat W&amp;#x00FC;rzburg</text:p>
          </table:table-cell>
          <table:table-cell office:value-type="string">
            <text:p>Alexander </text:p>
          </table:table-cell>
          <table:table-cell office:value-type="string">
            <text:p>Wolff</text:p>
          </table:table-cell>
          <table:table-cell office:value-type="string">
            <text:p>Lehrstuhl I, Institut f&amp;#x00FC;r Informatik, Universitﾬat W&amp;#x00FC;rzburg</text:p>
          </table:table-cell>
          <table:table-cell table:number-columns-repeated="15"/>
        </table:table-row>
        <table:table-row table:style-name="ro2">
          <table:table-cell office:value-type="string">
            <text:p>ttg2012122336</text:p>
          </table:table-cell>
          <table:table-cell office:value-type="string">
            <text:p>Interactive Visualizations on Large and Small Displays: The Interrelation of Display Size, Information Space, and Scale</text:p>
          </table:table-cell>
          <table:table-cell office:value-type="string">
            <text:p>In controlled experiments on the relation of display size (i.e., the number of pixels) and the usability of visualizations, the size of the information space can either be kept constant or varied relative to display size. Both experimental approaches have</text:p>
          </table:table-cell>
          <table:table-cell office:value-type="string">
            <text:p>Information visualization, multi-scale navigation, interaction techniques, experimental method, user studies</text:p>
          </table:table-cell>
          <table:table-cell office:value-type="float" office:value="2336">
            <text:p>2336</text:p>
          </table:table-cell>
          <table:table-cell office:value-type="string">
            <text:p>2336-2345</text:p>
          </table:table-cell>
          <table:table-cell office:value-type="string">
            <text:p>Mikkel R. </text:p>
          </table:table-cell>
          <table:table-cell office:value-type="string">
            <text:p>Jakobsen </text:p>
          </table:table-cell>
          <table:table-cell office:value-type="string">
            <text:p>University of Copenhagen</text:p>
          </table:table-cell>
          <table:table-cell office:value-type="string">
            <text:p>Kasper </text:p>
          </table:table-cell>
          <table:table-cell office:value-type="string">
            <text:p>Hornbﾾk</text:p>
          </table:table-cell>
          <table:table-cell office:value-type="string">
            <text:p>University of Copenhagen</text:p>
          </table:table-cell>
          <table:table-cell table:number-columns-repeated="21"/>
        </table:table-row>
        <table:table-row table:style-name="ro1">
          <table:table-cell office:value-type="string">
            <text:p>ttg2012122346</text:p>
          </table:table-cell>
          <table:table-cell office:value-type="string">
            <text:p>Hybrid-Image Visualization for Large Viewing Environments</text:p>
          </table:table-cell>
          <table:table-cell office:value-type="string">
            <text:p>We present a first investigation into hybrid-image visualization for data analysis in large-scale viewing environments. Hybrid-image visualizations blend two different visual representations into a single static view, such that each r</text:p>
          </table:table-cell>
          <table:table-cell office:value-type="string">
            <text:p>Multi-scale, large displays, hybrid images, collaboration, visualization</text:p>
          </table:table-cell>
          <table:table-cell office:value-type="float" office:value="2346">
            <text:p>2346</text:p>
          </table:table-cell>
          <table:table-cell office:value-type="string">
            <text:p>2346-2355</text:p>
          </table:table-cell>
          <table:table-cell office:value-type="string">
            <text:p>Petra </text:p>
          </table:table-cell>
          <table:table-cell office:value-type="string">
            <text:p>Isenberg </text:p>
          </table:table-cell>
          <table:table-cell office:value-type="string">
            <text:p>INRIA</text:p>
          </table:table-cell>
          <table:table-cell office:value-type="string">
            <text:p>Pierre </text:p>
          </table:table-cell>
          <table:table-cell office:value-type="string">
            <text:p>Dragicevic</text:p>
          </table:table-cell>
          <table:table-cell office:value-type="string">
            <text:p>INRIA</text:p>
          </table:table-cell>
          <table:table-cell office:value-type="string">
            <text:p>Wesley </text:p>
          </table:table-cell>
          <table:table-cell office:value-type="string">
            <text:p>Willett</text:p>
          </table:table-cell>
          <table:table-cell office:value-type="string">
            <text:p>INRIA</text:p>
          </table:table-cell>
          <table:table-cell office:value-type="string">
            <text:p>Anastasia </text:p>
          </table:table-cell>
          <table:table-cell office:value-type="string">
            <text:p>Bezerianos</text:p>
          </table:table-cell>
          <table:table-cell office:value-type="string">
            <text:p>LRI (Univ. Paris-Sud &amp;#x0026; CNRS) &amp;#x0026; INRIA</text:p>
          </table:table-cell>
          <table:table-cell office:value-type="string">
            <text:p>Jean-Daniel </text:p>
          </table:table-cell>
          <table:table-cell office:value-type="string">
            <text:p>Fekete</text:p>
          </table:table-cell>
          <table:table-cell office:value-type="string">
            <text:p>INRIA</text:p>
          </table:table-cell>
          <table:table-cell table:number-columns-repeated="12"/>
        </table:table-row>
        <table:table-row table:style-name="ro1">
          <table:table-cell office:value-type="string">
            <text:p>ttg2012122356</text:p>
          </table:table-cell>
          <table:table-cell office:value-type="string">
            <text:p>An Empirically-Derived Taxonomy of Interaction Primitives for Interactive Cartography and Geovisualization</text:p>
          </table:table-cell>
          <table:table-cell office:value-type="string">
            <text:p>Proposals to establish a "science of interaction" have been forwarded from Information Visualization and Visual Analytics, as well as Cartography, Geovisualization, and GIScience. This paper reports on two studies to contribute to this call for an interac</text:p>
          </table:table-cell>
          <table:table-cell office:value-type="string">
            <text:p>Science of interaction, interaction primitives, interactive maps, geovisualization, interaction techniques</text:p>
          </table:table-cell>
          <table:table-cell office:value-type="float" office:value="2356">
            <text:p>2356</text:p>
          </table:table-cell>
          <table:table-cell office:value-type="string">
            <text:p>2356-2365</text:p>
          </table:table-cell>
          <table:table-cell office:value-type="string">
            <text:p>Robert E. </text:p>
          </table:table-cell>
          <table:table-cell office:value-type="string">
            <text:p>Roth </text:p>
          </table:table-cell>
          <table:table-cell office:value-type="string">
            <text:p>University of Wisconsin-Madison</text:p>
          </table:table-cell>
          <table:table-cell table:number-columns-repeated="24"/>
        </table:table-row>
        <table:table-row table:style-name="ro1">
          <table:table-cell office:value-type="string">
            <text:p>ttg2012122366</text:p>
          </table:table-cell>
          <table:table-cell office:value-type="string">
            <text:p>A Design Space of Visualization Tasks</text:p>
          </table:table-cell>
          <table:table-cell office:value-type="string">
            <text:p>Knowledge about visualization tasks plays an important role in choosing or building suitable visual representations to pursue them. Yet, tasks are a multi-faceted concept and it is thus not surprising that the many existing task taxonomies and mode</text:p>
          </table:table-cell>
          <table:table-cell office:value-type="string">
            <text:p>Task taxonomy, design space, climate impact research, visualization recommendation</text:p>
          </table:table-cell>
          <table:table-cell office:value-type="float" office:value="2366">
            <text:p>2366</text:p>
          </table:table-cell>
          <table:table-cell office:value-type="string">
            <text:p>2366-2375</text:p>
          </table:table-cell>
          <table:table-cell office:value-type="string">
            <text:p>Hans-J&amp;#x00F6;rg </text:p>
          </table:table-cell>
          <table:table-cell office:value-type="string">
            <text:p>Schulz </text:p>
          </table:table-cell>
          <table:table-cell office:value-type="string">
            <text:p>University of Rostock</text:p>
          </table:table-cell>
          <table:table-cell office:value-type="string">
            <text:p>Thomas </text:p>
          </table:table-cell>
          <table:table-cell office:value-type="string">
            <text:p>Nocke</text:p>
          </table:table-cell>
          <table:table-cell office:value-type="string">
            <text:p>Potsdam Institute for Climate Impact Research</text:p>
          </table:table-cell>
          <table:table-cell office:value-type="string">
            <text:p>Magnus </text:p>
          </table:table-cell>
          <table:table-cell office:value-type="string">
            <text:p>Heitzler</text:p>
          </table:table-cell>
          <table:table-cell office:value-type="string">
            <text:p>Potsdam Institute for Climate Impact Research</text:p>
          </table:table-cell>
          <table:table-cell office:value-type="string">
            <text:p>Heidrun </text:p>
          </table:table-cell>
          <table:table-cell office:value-type="string">
            <text:p>Schumann</text:p>
          </table:table-cell>
          <table:table-cell office:value-type="string">
            <text:p>University of Rostock</text:p>
          </table:table-cell>
          <table:table-cell table:number-columns-repeated="15"/>
        </table:table-row>
        <table:table-row table:style-name="ro1">
          <table:table-cell office:value-type="string">
            <text:p>ttg2012122376</text:p>
          </table:table-cell>
          <table:table-cell office:value-type="string">
            <text:p>A Multi-Level Typology of Abstract Visualization Tasks</text:p>
          </table:table-cell>
          <table:table-cell office:value-type="string">
            <text:p>The considerable previous work characterizing visualization usage has focused on low-level tasks or interactions and high-level tasks, leaving a gap between them that is not addressed. This gap leads to a lack of distinction between the ends</text:p>
          </table:table-cell>
          <table:table-cell office:value-type="string">
            <text:p>Typology, visualization models, task and requirements analysis, qualitative evaluation</text:p>
          </table:table-cell>
          <table:table-cell office:value-type="float" office:value="2376">
            <text:p>2376</text:p>
          </table:table-cell>
          <table:table-cell office:value-type="string">
            <text:p>2376-2385</text:p>
          </table:table-cell>
          <table:table-cell office:value-type="string">
            <text:p>Matthew </text:p>
          </table:table-cell>
          <table:table-cell office:value-type="string">
            <text:p>Brehmer </text:p>
          </table:table-cell>
          <table:table-cell office:value-type="string">
            <text:p>University of British Columbia</text:p>
          </table:table-cell>
          <table:table-cell office:value-type="string">
            <text:p>Tamara </text:p>
          </table:table-cell>
          <table:table-cell office:value-type="string">
            <text:p>Munzner</text:p>
          </table:table-cell>
          <table:table-cell office:value-type="string">
            <text:p>University of British Columbia</text:p>
          </table:table-cell>
          <table:table-cell table:number-columns-repeated="21"/>
        </table:table-row>
        <table:table-row table:style-name="ro2">
          <table:table-cell office:value-type="string">
            <text:p>ttg2012122386</text:p>
          </table:table-cell>
          <table:table-cell office:value-type="string">
            <text:p>Information Visualization and Proxemics: Design Opportunities and Empirical Findings</text:p>
          </table:table-cell>
          <table:table-cell office:value-type="string">
            <text:p>People typically interact with information visualizations using a mouse. Their physical movement, orientation, and distance to visualizations are rarely used as input. We explore how to use such spatial relations among people and visualizations (i.e., pro</text:p>
          </table:table-cell>
          <table:table-cell office:value-type="string">
            <text:p>Proxemics, information visualization, user study, large displays, user tracking, movement, orientation, distance</text:p>
          </table:table-cell>
          <table:table-cell office:value-type="float" office:value="2386">
            <text:p>2386</text:p>
          </table:table-cell>
          <table:table-cell office:value-type="string">
            <text:p>2386-2395</text:p>
          </table:table-cell>
          <table:table-cell office:value-type="string">
            <text:p>Mikkel R. </text:p>
          </table:table-cell>
          <table:table-cell office:value-type="string">
            <text:p>Jakobsen </text:p>
          </table:table-cell>
          <table:table-cell office:value-type="string">
            <text:p>University of Copenhagen</text:p>
          </table:table-cell>
          <table:table-cell office:value-type="string">
            <text:p>Yonas</text:p>
          </table:table-cell>
          <table:table-cell office:value-type="string">
            <text:p>Sahlemariam Haile</text:p>
          </table:table-cell>
          <table:table-cell office:value-type="string">
            <text:p>University of Copenhagen</text:p>
          </table:table-cell>
          <table:table-cell office:value-type="string">
            <text:p>S﾿ren </text:p>
          </table:table-cell>
          <table:table-cell office:value-type="string">
            <text:p>Knudsen</text:p>
          </table:table-cell>
          <table:table-cell office:value-type="string">
            <text:p>University of Copenhagen</text:p>
          </table:table-cell>
          <table:table-cell office:value-type="string">
            <text:p>Kasper </text:p>
          </table:table-cell>
          <table:table-cell office:value-type="string">
            <text:p>Hornbﾾk</text:p>
          </table:table-cell>
          <table:table-cell office:value-type="string">
            <text:p>University of Copenhagen</text:p>
          </table:table-cell>
          <table:table-cell table:number-columns-repeated="15"/>
        </table:table-row>
        <table:table-row table:style-name="ro2">
          <table:table-cell office:value-type="string">
            <text:p>ttg2012122396</text:p>
          </table:table-cell>
          <table:table-cell office:value-type="string">
            <text:p>An Interaction Model for Visualizations Beyond The Desktop</text:p>
          </table:table-cell>
          <table:table-cell office:value-type="string">
            <text:p>We present an interaction model for beyond-desktop visualizations that combines the visualization reference model with the instrumental interaction paradigm. Beyond-desktop visualizations involve a wide range of emerging technologies such as</text:p>
          </table:table-cell>
          <table:table-cell office:value-type="string">
            <text:p>Information visualization, interaction model, notational system, physical visualization</text:p>
          </table:table-cell>
          <table:table-cell office:value-type="float" office:value="2396">
            <text:p>2396</text:p>
          </table:table-cell>
          <table:table-cell office:value-type="string">
            <text:p>2396-2405</text:p>
          </table:table-cell>
          <table:table-cell office:value-type="string">
            <text:p>Yvonne </text:p>
          </table:table-cell>
          <table:table-cell office:value-type="string">
            <text:p>Jansen </text:p>
          </table:table-cell>
          <table:table-cell office:value-type="string">
            <text:p>Inria and Universitﾫe Paris Sud</text:p>
          </table:table-cell>
          <table:table-cell office:value-type="string">
            <text:p>Pierre </text:p>
          </table:table-cell>
          <table:table-cell office:value-type="string">
            <text:p>Dragicevic</text:p>
          </table:table-cell>
          <table:table-cell office:value-type="string">
            <text:p>Inria</text:p>
          </table:table-cell>
          <table:table-cell table:number-columns-repeated="21"/>
        </table:table-row>
        <table:table-row table:style-name="ro1">
          <table:table-cell office:value-type="string">
            <text:p>ttg2012122406</text:p>
          </table:table-cell>
          <table:table-cell office:value-type="string">
            <text:p>A Deeper Understanding of Sequence in Narrative Visualization</text:p>
          </table:table-cell>
          <table:table-cell office:value-type="string">
            <text:p>Conveying a narrative with visualizations often requires choosing an order in which to present visualizations. While evidence exists that narrative sequencing in traditional stories can affect comprehension and memory, little is known about how sequencing</text:p>
          </table:table-cell>
          <table:table-cell office:value-type="string">
            <text:p>Data storytelling, narrative visualization, narrative structure</text:p>
          </table:table-cell>
          <table:table-cell office:value-type="float" office:value="2406">
            <text:p>2406</text:p>
          </table:table-cell>
          <table:table-cell office:value-type="string">
            <text:p>2406-2415</text:p>
          </table:table-cell>
          <table:table-cell office:value-type="string">
            <text:p>Jessica </text:p>
          </table:table-cell>
          <table:table-cell office:value-type="string">
            <text:p>Hullman </text:p>
          </table:table-cell>
          <table:table-cell office:value-type="string">
            <text:p>University of Michigan</text:p>
          </table:table-cell>
          <table:table-cell office:value-type="string">
            <text:p>Steven </text:p>
          </table:table-cell>
          <table:table-cell office:value-type="string">
            <text:p>Drucker</text:p>
          </table:table-cell>
          <table:table-cell office:value-type="string">
            <text:p>Microsoft Research</text:p>
          </table:table-cell>
          <table:table-cell office:value-type="string">
            <text:p>Nathalie </text:p>
          </table:table-cell>
          <table:table-cell office:value-type="string">
            <text:p>Henry Riche</text:p>
          </table:table-cell>
          <table:table-cell office:value-type="string">
            <text:p>Microsoft Research</text:p>
          </table:table-cell>
          <table:table-cell office:value-type="string">
            <text:p>Bongshin </text:p>
          </table:table-cell>
          <table:table-cell office:value-type="string">
            <text:p>Lee</text:p>
          </table:table-cell>
          <table:table-cell office:value-type="string">
            <text:p>Microsoft Research</text:p>
          </table:table-cell>
          <table:table-cell office:value-type="string">
            <text:p>Danyel </text:p>
          </table:table-cell>
          <table:table-cell office:value-type="string">
            <text:p>Fisher</text:p>
          </table:table-cell>
          <table:table-cell office:value-type="string">
            <text:p>Microsoft Research</text:p>
          </table:table-cell>
          <table:table-cell office:value-type="string">
            <text:p>Eytan </text:p>
          </table:table-cell>
          <table:table-cell office:value-type="string">
            <text:p>Adar</text:p>
          </table:table-cell>
          <table:table-cell office:value-type="string">
            <text:p>University of Michigan</text:p>
          </table:table-cell>
          <table:table-cell table:number-columns-repeated="9"/>
        </table:table-row>
        <table:table-row table:style-name="ro1">
          <table:table-cell office:value-type="string">
            <text:p>ttg2012122416</text:p>
          </table:table-cell>
          <table:table-cell office:value-type="string">
            <text:p>SketchStory: Telling More Engaging Stories with Data through Freeform Sketching</text:p>
          </table:table-cell>
          <table:table-cell office:value-type="string">
            <text:p>Presenting and communicating insights to an audience-telling a story-is one of the main goals of data exploration. Even though visualization as a storytelling medium has recently begun to gain attention, storytelling is still underexplored i</text:p>
          </table:table-cell>
          <table:table-cell office:value-type="string">
            <text:p>Storytelling, data presentation, sketch, pen and touch, interaction, visualization</text:p>
          </table:table-cell>
          <table:table-cell office:value-type="float" office:value="2416">
            <text:p>2416</text:p>
          </table:table-cell>
          <table:table-cell office:value-type="string">
            <text:p>2416-2425</text:p>
          </table:table-cell>
          <table:table-cell office:value-type="string">
            <text:p>Bongshin </text:p>
          </table:table-cell>
          <table:table-cell office:value-type="string">
            <text:p>Lee </text:p>
          </table:table-cell>
          <table:table-cell office:value-type="string">
            <text:p>Microsoft Research</text:p>
          </table:table-cell>
          <table:table-cell office:value-type="string">
            <text:p>Rubaiat Habib </text:p>
          </table:table-cell>
          <table:table-cell office:value-type="string">
            <text:p>Kazi</text:p>
          </table:table-cell>
          <table:table-cell office:value-type="string">
            <text:p>National University of Singapore</text:p>
          </table:table-cell>
          <table:table-cell office:value-type="string">
            <text:p>Greg </text:p>
          </table:table-cell>
          <table:table-cell office:value-type="string">
            <text:p>Smith</text:p>
          </table:table-cell>
          <table:table-cell office:value-type="string">
            <text:p>Microsoft Research</text:p>
          </table:table-cell>
          <table:table-cell table:number-columns-repeated="18"/>
        </table:table-row>
        <table:table-row table:style-name="ro1">
          <table:table-cell office:value-type="string">
            <text:p>ttg2012122426</text:p>
          </table:table-cell>
          <table:table-cell office:value-type="string">
            <text:p>Using Concrete Scales: A Practical Framework for Effective Visual Depiction of Complex Measures</text:p>
          </table:table-cell>
          <table:table-cell office:value-type="string">
            <text:p>From financial statistics to nutritional values, we are frequently exposed to quantitative information expressed in measures of either extreme magnitudes or unfamiliar units, or both. A common practice used to comprehend such complex measures is to relate</text:p>
          </table:table-cell>
          <table:table-cell office:value-type="string">
            <text:p>Concrete scale, scale cognition, visual comparison, graphic composition, visual notation</text:p>
          </table:table-cell>
          <table:table-cell office:value-type="float" office:value="2426">
            <text:p>2426</text:p>
          </table:table-cell>
          <table:table-cell office:value-type="string">
            <text:p>2426-2435</text:p>
          </table:table-cell>
          <table:table-cell office:value-type="string">
            <text:p>Fanny </text:p>
          </table:table-cell>
          <table:table-cell office:value-type="string">
            <text:p>Chevalier </text:p>
          </table:table-cell>
          <table:table-cell office:value-type="string">
            <text:p>University of Toronto &amp;#x0026; OCAD University</text:p>
          </table:table-cell>
          <table:table-cell office:value-type="string">
            <text:p>Romain </text:p>
          </table:table-cell>
          <table:table-cell office:value-type="string">
            <text:p>Vuillemot</text:p>
          </table:table-cell>
          <table:table-cell office:value-type="string">
            <text:p>INRIA</text:p>
          </table:table-cell>
          <table:table-cell office:value-type="string">
            <text:p>Guia </text:p>
          </table:table-cell>
          <table:table-cell office:value-type="string">
            <text:p>Gali</text:p>
          </table:table-cell>
          <table:table-cell office:value-type="string">
            <text:p>independant graphic designer and researcher</text:p>
          </table:table-cell>
          <table:table-cell table:number-columns-repeated="18"/>
        </table:table-row>
        <table:table-row table:style-name="ro1">
          <table:table-cell office:value-type="string">
            <text:p>ttg2012122436</text:p>
          </table:table-cell>
          <table:table-cell office:value-type="string">
            <text:p>StoryFlow: Tracking the Evolution of Stories</text:p>
          </table:table-cell>
          <table:table-cell office:value-type="string">
            <text:p>Storyline visualizations, which are useful in many applications, aim to illustrate the dynamic relationships between entities in a story. However, the growing complexity and scalability of stories pose great challenges for existing approaches. In this pap</text:p>
          </table:table-cell>
          <table:table-cell office:value-type="string">
            <text:p>Storylines, story-telling visualization, user interactions, level-of-detail, optimization</text:p>
          </table:table-cell>
          <table:table-cell office:value-type="float" office:value="2436">
            <text:p>2436</text:p>
          </table:table-cell>
          <table:table-cell office:value-type="string">
            <text:p>2436-2445</text:p>
          </table:table-cell>
          <table:table-cell office:value-type="string">
            <text:p>Shixia </text:p>
          </table:table-cell>
          <table:table-cell office:value-type="string">
            <text:p>Liu </text:p>
          </table:table-cell>
          <table:table-cell office:value-type="string">
            <text:p>Microsoft Research Asia</text:p>
          </table:table-cell>
          <table:table-cell office:value-type="string">
            <text:p>Yingcai </text:p>
          </table:table-cell>
          <table:table-cell office:value-type="string">
            <text:p>Wu</text:p>
          </table:table-cell>
          <table:table-cell office:value-type="string">
            <text:p>Microsoft Research Asia</text:p>
          </table:table-cell>
          <table:table-cell office:value-type="string">
            <text:p>Enxun </text:p>
          </table:table-cell>
          <table:table-cell office:value-type="string">
            <text:p>Wei</text:p>
          </table:table-cell>
          <table:table-cell office:value-type="string">
            <text:p>Shanghai Jiao Tong University</text:p>
          </table:table-cell>
          <table:table-cell office:value-type="string">
            <text:p>Mengchen </text:p>
          </table:table-cell>
          <table:table-cell office:value-type="string">
            <text:p>Liu</text:p>
          </table:table-cell>
          <table:table-cell office:value-type="string">
            <text:p>Tsinghua University</text:p>
          </table:table-cell>
          <table:table-cell office:value-type="string">
            <text:p>Yang</text:p>
          </table:table-cell>
          <table:table-cell office:value-type="string">
            <text:p>Liu</text:p>
          </table:table-cell>
          <table:table-cell office:value-type="string">
            <text:p>Microsoft Research Asia</text:p>
          </table:table-cell>
          <table:table-cell table:number-columns-repeated="12"/>
        </table:table-row>
        <table:table-row table:style-name="ro1">
          <table:table-cell office:value-type="string">
            <text:p>ttg2012122446</text:p>
          </table:table-cell>
          <table:table-cell office:value-type="string">
            <text:p>Visual Sedimentation</text:p>
          </table:table-cell>
          <table:table-cell office:value-type="string">
            <text:p>We introduce Visual Sedimentation, a novel design metaphor for visualizing data streams directly inspired by the physical process of sedimentation. Visualizing data streams (e. g., Tweets, RSS, Emails) is challenging as incoming data arrive at unpredictab</text:p>
          </table:table-cell>
          <table:table-cell office:value-type="string">
            <text:p>Design, information visualization, dynamic visualization, dynamic data, data stream, real time, metaphor</text:p>
          </table:table-cell>
          <table:table-cell office:value-type="float" office:value="2446">
            <text:p>2446</text:p>
          </table:table-cell>
          <table:table-cell office:value-type="string">
            <text:p>2446-2455</text:p>
          </table:table-cell>
          <table:table-cell office:value-type="string">
            <text:p>Samuel </text:p>
          </table:table-cell>
          <table:table-cell office:value-type="string">
            <text:p>Huron </text:p>
          </table:table-cell>
          <table:table-cell office:value-type="string">
            <text:p>INRIA</text:p>
          </table:table-cell>
          <table:table-cell office:value-type="string">
            <text:p>Romain </text:p>
          </table:table-cell>
          <table:table-cell office:value-type="string">
            <text:p>Vuillemot</text:p>
          </table:table-cell>
          <table:table-cell office:value-type="string">
            <text:p>INRIA</text:p>
          </table:table-cell>
          <table:table-cell office:value-type="string">
            <text:p>Jean-Daniel </text:p>
          </table:table-cell>
          <table:table-cell office:value-type="string">
            <text:p>Fekete</text:p>
          </table:table-cell>
          <table:table-cell office:value-type="string">
            <text:p>INRIA</text:p>
          </table:table-cell>
          <table:table-cell table:number-columns-repeated="18"/>
        </table:table-row>
        <table:table-row table:style-name="ro1">
          <table:table-cell office:value-type="string">
            <text:p>ttg2012122456</text:p>
          </table:table-cell>
          <table:table-cell office:value-type="string">
            <text:p>Nanocubes for Real-Time Exploration of Spatiotemporal Datasets</text:p>
          </table:table-cell>
          <table:table-cell office:value-type="string">
            <text:p>Consider real-time exploration of large multidimensional spatiotemporal datasets with billions of entries, each defined by a location, a time, and other attributes. Are certain attributes correlated spatially or temporally? Are there trends or outl</text:p>
          </table:table-cell>
          <table:table-cell office:value-type="string">
            <text:p>Data cube, data structures, interactive exploration</text:p>
          </table:table-cell>
          <table:table-cell office:value-type="float" office:value="2456">
            <text:p>2456</text:p>
          </table:table-cell>
          <table:table-cell office:value-type="string">
            <text:p>2456-2465</text:p>
          </table:table-cell>
          <table:table-cell office:value-type="string">
            <text:p>Lauro </text:p>
          </table:table-cell>
          <table:table-cell office:value-type="string">
            <text:p>Lins </text:p>
          </table:table-cell>
          <table:table-cell office:value-type="string">
            <text:p>AT&amp;#x0026;T Research</text:p>
          </table:table-cell>
          <table:table-cell office:value-type="string">
            <text:p>James T. </text:p>
          </table:table-cell>
          <table:table-cell office:value-type="string">
            <text:p>Klosowski</text:p>
          </table:table-cell>
          <table:table-cell office:value-type="string">
            <text:p>AT&amp;#x0026;T Research</text:p>
          </table:table-cell>
          <table:table-cell office:value-type="string">
            <text:p>Carlos </text:p>
          </table:table-cell>
          <table:table-cell office:value-type="string">
            <text:p>Scheidegger</text:p>
          </table:table-cell>
          <table:table-cell office:value-type="string">
            <text:p>AT&amp;#x0026;T Research</text:p>
          </table:table-cell>
          <table:table-cell table:number-columns-repeated="18"/>
        </table:table-row>
        <table:table-row table:style-name="ro1">
          <table:table-cell office:value-type="string">
            <text:p>ttg2012122466</text:p>
          </table:table-cell>
          <table:table-cell office:value-type="string">
            <text:p>Visualizing Request-Flow Comparison to Aid Performance Diagnosis in Distributed Systems</text:p>
          </table:table-cell>
          <table:table-cell office:value-type="string">
            <text:p>Distributed systems are complex to develop and administer, and performance problem diagnosis is particularly challenging. When performance degrades, the problem might be in any of the system's many components or could be a result of poor interactio</text:p>
          </table:table-cell>
          <table:table-cell office:value-type="string">
            <text:p>Distributed systems, human factors, problem diagnosis, visualization</text:p>
          </table:table-cell>
          <table:table-cell office:value-type="float" office:value="2466">
            <text:p>2466</text:p>
          </table:table-cell>
          <table:table-cell office:value-type="string">
            <text:p>2466-2475</text:p>
          </table:table-cell>
          <table:table-cell office:value-type="string">
            <text:p>Raja R. </text:p>
          </table:table-cell>
          <table:table-cell office:value-type="string">
            <text:p>Sambasivan</text:p>
          </table:table-cell>
          <table:table-cell office:value-type="string">
            <text:p>Carnegie Mellon University</text:p>
          </table:table-cell>
          <table:table-cell office:value-type="string">
            <text:p>Ilari </text:p>
          </table:table-cell>
          <table:table-cell office:value-type="string">
            <text:p>Shafer</text:p>
          </table:table-cell>
          <table:table-cell office:value-type="string">
            <text:p>Carnegie Mellon University</text:p>
          </table:table-cell>
          <table:table-cell office:value-type="string">
            <text:p>Michelle L. </text:p>
          </table:table-cell>
          <table:table-cell office:value-type="string">
            <text:p>Mazurek</text:p>
          </table:table-cell>
          <table:table-cell office:value-type="string">
            <text:p>Carnegie Mellon University</text:p>
          </table:table-cell>
          <table:table-cell office:value-type="string">
            <text:p>Gregory R. </text:p>
          </table:table-cell>
          <table:table-cell office:value-type="string">
            <text:p>Ganger</text:p>
          </table:table-cell>
          <table:table-cell office:value-type="string">
            <text:p>Carnegie Mellon University</text:p>
          </table:table-cell>
          <table:table-cell table:number-columns-repeated="15"/>
        </table:table-row>
        <table:table-row table:style-name="ro1">
          <table:table-cell office:value-type="string">
            <text:p>ttg2012122476</text:p>
          </table:table-cell>
          <table:table-cell office:value-type="string">
            <text:p>Evaluation of Filesystem Provenance Visualization Tools</text:p>
          </table:table-cell>
          <table:table-cell office:value-type="string">
            <text:p>Having effective visualizations of filesystem provenance data is valuable for understanding its complex hierarchical structure. The most common visual representation of provenance data is the node-link diagram. While effective for understanding loc</text:p>
          </table:table-cell>
          <table:table-cell office:value-type="string">
            <text:p>Provenance data, graph/network data, hierarchy data, quantitative evaluation, gender differences</text:p>
          </table:table-cell>
          <table:table-cell office:value-type="float" office:value="2476">
            <text:p>2476</text:p>
          </table:table-cell>
          <table:table-cell office:value-type="string">
            <text:p>2476-2485</text:p>
          </table:table-cell>
          <table:table-cell office:value-type="string">
            <text:p>Michelle A. </text:p>
          </table:table-cell>
          <table:table-cell office:value-type="string">
            <text:p>Borkin</text:p>
          </table:table-cell>
          <table:table-cell office:value-type="string">
            <text:p>Harvard University</text:p>
          </table:table-cell>
          <table:table-cell office:value-type="string">
            <text:p>Chelsea S. </text:p>
          </table:table-cell>
          <table:table-cell office:value-type="string">
            <text:p>Yeh</text:p>
          </table:table-cell>
          <table:table-cell office:value-type="string">
            <text:p>Harvard University</text:p>
          </table:table-cell>
          <table:table-cell office:value-type="string">
            <text:p>Madelaine </text:p>
          </table:table-cell>
          <table:table-cell office:value-type="string">
            <text:p>Boyd</text:p>
          </table:table-cell>
          <table:table-cell office:value-type="string">
            <text:p>Harvard University</text:p>
          </table:table-cell>
          <table:table-cell office:value-type="string">
            <text:p>Peter </text:p>
          </table:table-cell>
          <table:table-cell office:value-type="string">
            <text:p>Macko</text:p>
          </table:table-cell>
          <table:table-cell office:value-type="string">
            <text:p>Harvard University</text:p>
          </table:table-cell>
          <table:table-cell office:value-type="string">
            <text:p>Krzysztof Z. </text:p>
          </table:table-cell>
          <table:table-cell office:value-type="string">
            <text:p>Gajos</text:p>
          </table:table-cell>
          <table:table-cell office:value-type="string">
            <text:p>Harvard University</text:p>
          </table:table-cell>
          <table:table-cell office:value-type="string">
            <text:p>Margo </text:p>
          </table:table-cell>
          <table:table-cell office:value-type="string">
            <text:p>Seltzer</text:p>
          </table:table-cell>
          <table:table-cell office:value-type="string">
            <text:p>Harvard University</text:p>
          </table:table-cell>
          <table:table-cell office:value-type="string">
            <text:p>Hanspeter </text:p>
          </table:table-cell>
          <table:table-cell office:value-type="string">
            <text:p>Pfister</text:p>
          </table:table-cell>
          <table:table-cell office:value-type="string">
            <text:p>Harvard University</text:p>
          </table:table-cell>
          <table:table-cell table:number-columns-repeated="6"/>
        </table:table-row>
        <table:table-row table:style-name="ro1">
          <table:table-cell office:value-type="string">
            <text:p>ttg2012122486</text:p>
          </table:table-cell>
          <table:table-cell office:value-type="string">
            <text:p>Visualizing Fuzzy Overlapping Communities in Networks</text:p>
          </table:table-cell>
          <table:table-cell office:value-type="string">
            <text:p>An important feature of networks for many application domains is their community structure. This is because objects within the same community usually have at least one property in common. The investigation of community structure can therefore support the </text:p>
          </table:table-cell>
          <table:table-cell office:value-type="string">
            <text:p>Overlapping community visualization, fuzzy clustering, graph visualization, uncertainty visualization</text:p>
          </table:table-cell>
          <table:table-cell office:value-type="float" office:value="2486">
            <text:p>2486</text:p>
          </table:table-cell>
          <table:table-cell office:value-type="string">
            <text:p>2486-2495</text:p>
          </table:table-cell>
          <table:table-cell office:value-type="string">
            <text:p>Corinna </text:p>
          </table:table-cell>
          <table:table-cell office:value-type="string">
            <text:p>Vehlow </text:p>
          </table:table-cell>
          <table:table-cell office:value-type="string">
            <text:p>VISUS, University of Stuttgart</text:p>
          </table:table-cell>
          <table:table-cell office:value-type="string">
            <text:p>Thomas </text:p>
          </table:table-cell>
          <table:table-cell office:value-type="string">
            <text:p>Reinhardt</text:p>
          </table:table-cell>
          <table:table-cell office:value-type="string">
            <text:p>University of Stuttgart</text:p>
          </table:table-cell>
          <table:table-cell office:value-type="string">
            <text:p>Daniel </text:p>
          </table:table-cell>
          <table:table-cell office:value-type="string">
            <text:p>Weiskopf</text:p>
          </table:table-cell>
          <table:table-cell office:value-type="string">
            <text:p>VISUS, University of Stuttgart</text:p>
          </table:table-cell>
          <table:table-cell table:number-columns-repeated="18"/>
        </table:table-row>
        <table:table-row table:style-name="ro1">
          <table:table-cell office:value-type="string">
            <text:p>ttg2012122496</text:p>
          </table:table-cell>
          <table:table-cell office:value-type="string">
            <text:p>Radial Sets: Interactive Visual Analysis of Large Overlapping Sets</text:p>
          </table:table-cell>
          <table:table-cell office:value-type="string">
            <text:p>In many applications, data tables contain multi-valued attributes that often store the memberships of the table entities to multiple sets such as which languages a person masters, which skills an applicant documents, or which features a product com</text:p>
          </table:table-cell>
          <table:table-cell office:value-type="string">
            <text:p>Multi-valued attributes, set-typed data, overlapping sets, visualization technique, scalability</text:p>
          </table:table-cell>
          <table:table-cell office:value-type="float" office:value="2496">
            <text:p>2496</text:p>
          </table:table-cell>
          <table:table-cell office:value-type="string">
            <text:p>2496-2505</text:p>
          </table:table-cell>
          <table:table-cell office:value-type="string">
            <text:p>Bilal </text:p>
          </table:table-cell>
          <table:table-cell office:value-type="string">
            <text:p>Alsallakh </text:p>
          </table:table-cell>
          <table:table-cell office:value-type="string">
            <text:p>Vienna University of Technology</text:p>
          </table:table-cell>
          <table:table-cell office:value-type="string">
            <text:p>Wolfgang </text:p>
          </table:table-cell>
          <table:table-cell office:value-type="string">
            <text:p>Aigner</text:p>
          </table:table-cell>
          <table:table-cell office:value-type="string">
            <text:p>Vienna University of Technology</text:p>
          </table:table-cell>
          <table:table-cell office:value-type="string">
            <text:p>Silvia </text:p>
          </table:table-cell>
          <table:table-cell office:value-type="string">
            <text:p>Miksch</text:p>
          </table:table-cell>
          <table:table-cell office:value-type="string">
            <text:p>Vienna University of Technology</text:p>
          </table:table-cell>
          <table:table-cell office:value-type="string">
            <text:p>Helwig </text:p>
          </table:table-cell>
          <table:table-cell office:value-type="string">
            <text:p>Hauser</text:p>
          </table:table-cell>
          <table:table-cell office:value-type="string">
            <text:p>University of Bergen</text:p>
          </table:table-cell>
          <table:table-cell table:number-columns-repeated="15"/>
        </table:table-row>
        <table:table-row table:style-name="ro1">
          <table:table-cell office:value-type="string">
            <text:p>ttg2012122506</text:p>
          </table:table-cell>
          <table:table-cell office:value-type="string">
            <text:p>SoccerStories: A Kick-off for Visual Soccer Analysis</text:p>
          </table:table-cell>
          <table:table-cell office:value-type="string">
            <text:p>This article presents SoccerStories, a visualization interface to support analysts in exploring soccer data and communicating interesting insights. Currently, most analyses on such data relate to statistics on individual players or teams. However, soccer </text:p>
          </table:table-cell>
          <table:table-cell office:value-type="string">
            <text:p>Visual knowledge discovery, visual knowledge representation, sport analytics, visual aggregation</text:p>
          </table:table-cell>
          <table:table-cell office:value-type="float" office:value="2506">
            <text:p>2506</text:p>
          </table:table-cell>
          <table:table-cell office:value-type="string">
            <text:p>2506-2515</text:p>
          </table:table-cell>
          <table:table-cell office:value-type="string">
            <text:p>Charles </text:p>
          </table:table-cell>
          <table:table-cell office:value-type="string">
            <text:p>Perin </text:p>
          </table:table-cell>
          <table:table-cell office:value-type="string">
            <text:p>INRIA and Universite Paris-Sud</text:p>
          </table:table-cell>
          <table:table-cell office:value-type="string">
            <text:p>Romain </text:p>
          </table:table-cell>
          <table:table-cell office:value-type="string">
            <text:p>Vuillemot</text:p>
          </table:table-cell>
          <table:table-cell office:value-type="string">
            <text:p>INRIA</text:p>
          </table:table-cell>
          <table:table-cell office:value-type="string">
            <text:p>Jean-Daniel </text:p>
          </table:table-cell>
          <table:table-cell office:value-type="string">
            <text:p>Fekete</text:p>
          </table:table-cell>
          <table:table-cell office:value-type="string">
            <text:p>INRIA</text:p>
          </table:table-cell>
          <table:table-cell table:number-columns-repeated="18"/>
        </table:table-row>
        <table:table-row table:style-name="ro1">
          <table:table-cell office:value-type="string">
            <text:p>ttg2012122516</text:p>
          </table:table-cell>
          <table:table-cell office:value-type="string">
            <text:p>Creative User-Centered Visualization Design for Energy Analysts and Modelers</text:p>
          </table:table-cell>
          <table:table-cell office:value-type="string">
            <text:p>We enhance a user-centered design process with techniques that deliberately promote creativity to identify opportunities for the visualization of data generated by a major energy supplier. Visualization prototypes developed in this way prove effect</text:p>
          </table:table-cell>
          <table:table-cell office:value-type="string">
            <text:p>Creativity techniques, user-centered design, data visualization, smart home, energy consumption</text:p>
          </table:table-cell>
          <table:table-cell office:value-type="float" office:value="2516">
            <text:p>2516</text:p>
          </table:table-cell>
          <table:table-cell office:value-type="string">
            <text:p>2516-2525</text:p>
          </table:table-cell>
          <table:table-cell office:value-type="string">
            <text:p>Sarah </text:p>
          </table:table-cell>
          <table:table-cell office:value-type="string">
            <text:p>Goodwin </text:p>
          </table:table-cell>
          <table:table-cell office:value-type="string">
            <text:p>giCentre, City University London</text:p>
          </table:table-cell>
          <table:table-cell office:value-type="string">
            <text:p>Jason </text:p>
          </table:table-cell>
          <table:table-cell office:value-type="string">
            <text:p>Dykes</text:p>
          </table:table-cell>
          <table:table-cell office:value-type="string">
            <text:p>giCentre, City University London</text:p>
          </table:table-cell>
          <table:table-cell office:value-type="string">
            <text:p>Sara </text:p>
          </table:table-cell>
          <table:table-cell office:value-type="string">
            <text:p>Jones</text:p>
          </table:table-cell>
          <table:table-cell office:value-type="string">
            <text:p>Centre for Creativity in Professional Practice, City University London</text:p>
          </table:table-cell>
          <table:table-cell office:value-type="string">
            <text:p>Iain </text:p>
          </table:table-cell>
          <table:table-cell office:value-type="string">
            <text:p>Dillingham</text:p>
          </table:table-cell>
          <table:table-cell office:value-type="string">
            <text:p>giCentre, City University London</text:p>
          </table:table-cell>
          <table:table-cell office:value-type="string">
            <text:p>Graham </text:p>
          </table:table-cell>
          <table:table-cell office:value-type="string">
            <text:p>Dove</text:p>
          </table:table-cell>
          <table:table-cell office:value-type="string">
            <text:p>Centre for Creativity in Professional Practice, City University London</text:p>
          </table:table-cell>
          <table:table-cell office:value-type="string">
            <text:p>Alison </text:p>
          </table:table-cell>
          <table:table-cell office:value-type="string">
            <text:p>Duffy</text:p>
          </table:table-cell>
          <table:table-cell office:value-type="string">
            <text:p>Centre for Creativity in Professional Practice, City University London</text:p>
          </table:table-cell>
          <table:table-cell office:value-type="string">
            <text:p>Alexander </text:p>
          </table:table-cell>
          <table:table-cell office:value-type="string">
            <text:p>Kachkaev</text:p>
          </table:table-cell>
          <table:table-cell office:value-type="string">
            <text:p>giCentre, City University London</text:p>
          </table:table-cell>
          <table:table-cell office:value-type="string">
            <text:p>Aidan </text:p>
          </table:table-cell>
          <table:table-cell office:value-type="string">
            <text:p>Slingsby</text:p>
          </table:table-cell>
          <table:table-cell office:value-type="string">
            <text:p>giCentre, City University London</text:p>
          </table:table-cell>
          <table:table-cell office:value-type="string">
            <text:p>Jo </text:p>
          </table:table-cell>
          <table:table-cell office:value-type="string">
            <text:p>Wood</text:p>
          </table:table-cell>
          <table:table-cell office:value-type="string">
            <text:p>giCentre, City University London</text:p>
          </table:table-cell>
        </table:table-row>
        <table:table-row table:style-name="ro1">
          <table:table-cell office:value-type="string">
            <text:p>ttg2012122526</text:p>
          </table:table-cell>
          <table:table-cell office:value-type="string">
            <text:p>Understanding Interfirm Relationships in Business Ecosystems with Interactive Visualization</text:p>
          </table:table-cell>
          <table:table-cell office:value-type="string">
            <text:p>Business ecosystems are characterized by large, complex, and global networks of firms, often from many different market segments, all collaborating, partnering, and competing to create and deliver new products and services. Given the rapidly increasing sc</text:p>
          </table:table-cell>
          <table:table-cell office:value-type="string">
            <text:p>Business ecosystems, market research, strategic analysis, design study, interaction, network visualization</text:p>
          </table:table-cell>
          <table:table-cell office:value-type="float" office:value="2526">
            <text:p>2526</text:p>
          </table:table-cell>
          <table:table-cell office:value-type="string">
            <text:p>2526-2535</text:p>
          </table:table-cell>
          <table:table-cell office:value-type="string">
            <text:p>Rahul C. </text:p>
          </table:table-cell>
          <table:table-cell office:value-type="string">
            <text:p>Basole </text:p>
          </table:table-cell>
          <table:table-cell office:value-type="string">
            <text:p>Georgia Tech</text:p>
          </table:table-cell>
          <table:table-cell office:value-type="string">
            <text:p>Trustin </text:p>
          </table:table-cell>
          <table:table-cell office:value-type="string">
            <text:p>Clear</text:p>
          </table:table-cell>
          <table:table-cell office:value-type="string">
            <text:p>Georgia Tech</text:p>
          </table:table-cell>
          <table:table-cell office:value-type="string">
            <text:p>Mengdie </text:p>
          </table:table-cell>
          <table:table-cell office:value-type="string">
            <text:p>Hu</text:p>
          </table:table-cell>
          <table:table-cell office:value-type="string">
            <text:p>Georgia Tech</text:p>
          </table:table-cell>
          <table:table-cell office:value-type="string">
            <text:p>Harshit </text:p>
          </table:table-cell>
          <table:table-cell office:value-type="string">
            <text:p>Mehrotra</text:p>
          </table:table-cell>
          <table:table-cell office:value-type="string">
            <text:p>Georgia Tech</text:p>
          </table:table-cell>
          <table:table-cell office:value-type="string">
            <text:p>John </text:p>
          </table:table-cell>
          <table:table-cell office:value-type="string">
            <text:p>Stasko</text:p>
          </table:table-cell>
          <table:table-cell office:value-type="string">
            <text:p>Georgia Tech</text:p>
          </table:table-cell>
          <table:table-cell table:number-columns-repeated="12"/>
        </table:table-row>
        <table:table-row table:style-name="ro1">
          <table:table-cell office:value-type="string">
            <text:p>ttg2012122536</text:p>
          </table:table-cell>
          <table:table-cell office:value-type="string">
            <text:p>Entourage: Visualizing Relationships between Biological Pathways using Contextual Subsets</text:p>
          </table:table-cell>
          <table:table-cell office:value-type="string">
            <text:p>Biological pathway maps are highly relevant tools for many tasks in molecular biology. They reduce the complexity of the overall biological network by partitioning it into smaller manageable parts. While this reduction of complexity is their biggest stren</text:p>
          </table:table-cell>
          <table:table-cell office:value-type="string">
            <text:p>Pathway visualization, biological networks, subsets, graphs, biomolecular data</text:p>
          </table:table-cell>
          <table:table-cell office:value-type="float" office:value="2536">
            <text:p>2536</text:p>
          </table:table-cell>
          <table:table-cell office:value-type="string">
            <text:p>2536-2545</text:p>
          </table:table-cell>
          <table:table-cell office:value-type="string">
            <text:p>Alexander </text:p>
          </table:table-cell>
          <table:table-cell office:value-type="string">
            <text:p>Lex </text:p>
          </table:table-cell>
          <table:table-cell office:value-type="string">
            <text:p>Harvard University</text:p>
          </table:table-cell>
          <table:table-cell office:value-type="string">
            <text:p>Christian </text:p>
          </table:table-cell>
          <table:table-cell office:value-type="string">
            <text:p>Partl</text:p>
          </table:table-cell>
          <table:table-cell office:value-type="string">
            <text:p>Graz University of Technology</text:p>
          </table:table-cell>
          <table:table-cell office:value-type="string">
            <text:p>Denis </text:p>
          </table:table-cell>
          <table:table-cell office:value-type="string">
            <text:p>Kalkofen</text:p>
          </table:table-cell>
          <table:table-cell office:value-type="string">
            <text:p>Graz University of Technology</text:p>
          </table:table-cell>
          <table:table-cell office:value-type="string">
            <text:p>Marc </text:p>
          </table:table-cell>
          <table:table-cell office:value-type="string">
            <text:p>Streit</text:p>
          </table:table-cell>
          <table:table-cell office:value-type="string">
            <text:p>Johannes Kepler University Linz</text:p>
          </table:table-cell>
          <table:table-cell office:value-type="string">
            <text:p>Samuel </text:p>
          </table:table-cell>
          <table:table-cell office:value-type="string">
            <text:p>Gratzl</text:p>
          </table:table-cell>
          <table:table-cell office:value-type="string">
            <text:p>Johannes Kepler University Linz</text:p>
          </table:table-cell>
          <table:table-cell office:value-type="string">
            <text:p>Anne Mai </text:p>
          </table:table-cell>
          <table:table-cell office:value-type="string">
            <text:p>Wassermann</text:p>
          </table:table-cell>
          <table:table-cell office:value-type="string">
            <text:p>Novartis Institutes for BioMedical Research</text:p>
          </table:table-cell>
          <table:table-cell office:value-type="string">
            <text:p>Dieter </text:p>
          </table:table-cell>
          <table:table-cell office:value-type="string">
            <text:p>Schmalstieg</text:p>
          </table:table-cell>
          <table:table-cell office:value-type="string">
            <text:p>Graz University of Technology</text:p>
          </table:table-cell>
          <table:table-cell office:value-type="string">
            <text:p>Hanspeter </text:p>
          </table:table-cell>
          <table:table-cell office:value-type="string">
            <text:p>Pfister</text:p>
          </table:table-cell>
          <table:table-cell office:value-type="string">
            <text:p>Harvard University</text:p>
          </table:table-cell>
          <table:table-cell table:number-columns-repeated="3"/>
        </table:table-row>
        <table:table-row table:style-name="ro1">
          <table:table-cell office:value-type="string">
            <text:p>ttg2012122546</text:p>
          </table:table-cell>
          <table:table-cell office:value-type="string">
            <text:p>Variant View: Visualizing Sequence Variants in their Gene Context</text:p>
          </table:table-cell>
          <table:table-cell office:value-type="string">
            <text:p>Scientists use DNA sequence differences between an individual's genome and a standard reference genome to study the genetic basis of disease. Such differences are called sequence variants, and determining their impact in the cell is difficult becau</text:p>
          </table:table-cell>
          <table:table-cell office:value-type="string">
            <text:p>Information visualization, design study, bioinformatics, genetic variants</text:p>
          </table:table-cell>
          <table:table-cell office:value-type="float" office:value="2546">
            <text:p>2546</text:p>
          </table:table-cell>
          <table:table-cell office:value-type="string">
            <text:p>2546-2555</text:p>
          </table:table-cell>
          <table:table-cell office:value-type="string">
            <text:p>Joel A. </text:p>
          </table:table-cell>
          <table:table-cell office:value-type="string">
            <text:p>Ferstay</text:p>
          </table:table-cell>
          <table:table-cell office:value-type="string">
            <text:p>University of British Columbia</text:p>
          </table:table-cell>
          <table:table-cell office:value-type="string">
            <text:p>Cydney B. </text:p>
          </table:table-cell>
          <table:table-cell office:value-type="string">
            <text:p>Nielsen</text:p>
          </table:table-cell>
          <table:table-cell office:value-type="string">
            <text:p>University of British Columbia</text:p>
          </table:table-cell>
          <table:table-cell office:value-type="string">
            <text:p>Tamara </text:p>
          </table:table-cell>
          <table:table-cell office:value-type="string">
            <text:p>Munzner</text:p>
          </table:table-cell>
          <table:table-cell office:value-type="string">
            <text:p>University of British Columbia</text:p>
          </table:table-cell>
          <table:table-cell table:number-columns-repeated="18"/>
        </table:table-row>
        <table:table-row table:style-name="ro1">
          <table:table-cell office:value-type="string">
            <text:p>ttg2012122556</text:p>
          </table:table-cell>
          <table:table-cell office:value-type="string">
            <text:p>DiffAni: Visualizing Dynamic Graphs with a Hybrid of Difference Maps and Animation</text:p>
          </table:table-cell>
          <table:table-cell office:value-type="string">
            <text:p>Visualization of dynamically changing networks (graphs) is a significant challenge for researchers. Previous work has experimentally compared animation, small multiples, and other techniques, and found trade-offs between these. One potential way to</text:p>
          </table:table-cell>
          <table:table-cell office:value-type="string">
            <text:p>Dynamic networks, hybrid visualization, taxonomy, evolution, animation, difference map</text:p>
          </table:table-cell>
          <table:table-cell office:value-type="float" office:value="2556">
            <text:p>2556</text:p>
          </table:table-cell>
          <table:table-cell office:value-type="string">
            <text:p>2556-2565</text:p>
          </table:table-cell>
          <table:table-cell office:value-type="string">
            <text:p>S&amp;#x00E9;bastien </text:p>
          </table:table-cell>
          <table:table-cell office:value-type="string">
            <text:p>Rufiange </text:p>
          </table:table-cell>
          <table:table-cell office:value-type="string">
            <text:p>&amp;#x00E9;cole de technologie sup&amp;#x00E9;rieure</text:p>
          </table:table-cell>
          <table:table-cell office:value-type="string">
            <text:p>Michael J. </text:p>
          </table:table-cell>
          <table:table-cell office:value-type="string">
            <text:p>McGuffin</text:p>
          </table:table-cell>
          <table:table-cell office:value-type="string">
            <text:p>&amp;#x00E9;cole de technologie sup&amp;#x00E9;rieure</text:p>
          </table:table-cell>
          <table:table-cell table:number-columns-repeated="21"/>
        </table:table-row>
        <table:table-row table:style-name="ro2">
          <table:table-cell office:value-type="string">
            <text:p>ttg2012122566</text:p>
          </table:table-cell>
          <table:table-cell office:value-type="string">
            <text:p>Visualizing Change Over Time Using Dynamic Hierarchies: TreeVersity2 and the StemView</text:p>
          </table:table-cell>
          <table:table-cell office:value-type="string">
            <text:p>To analyze data such as the US Federal Budget or characteristics of the student population of a University it is common to look for changes over time. This task can be made easier and more fruitful if the analysis is performed by grouping by attributes, s</text:p>
          </table:table-cell>
          <table:table-cell office:value-type="string">
            <text:p>Information visualization, tree comparison</text:p>
          </table:table-cell>
          <table:table-cell office:value-type="float" office:value="2566">
            <text:p>2566</text:p>
          </table:table-cell>
          <table:table-cell office:value-type="string">
            <text:p>2566-2575</text:p>
          </table:table-cell>
          <table:table-cell office:value-type="string">
            <text:p>John Alexis </text:p>
          </table:table-cell>
          <table:table-cell office:value-type="string">
            <text:p>Guerra-Gﾗmez</text:p>
          </table:table-cell>
          <table:table-cell office:value-type="string">
            <text:p>University of Maryland</text:p>
          </table:table-cell>
          <table:table-cell office:value-type="string">
            <text:p>Michael L.</text:p>
          </table:table-cell>
          <table:table-cell office:value-type="string">
            <text:p>Pack</text:p>
          </table:table-cell>
          <table:table-cell office:value-type="string">
            <text:p>University of Maryland</text:p>
          </table:table-cell>
          <table:table-cell office:value-type="string">
            <text:p>Catherine </text:p>
          </table:table-cell>
          <table:table-cell office:value-type="string">
            <text:p>Plaisant</text:p>
          </table:table-cell>
          <table:table-cell office:value-type="string">
            <text:p>University of Maryland</text:p>
          </table:table-cell>
          <table:table-cell office:value-type="string">
            <text:p>Ben </text:p>
          </table:table-cell>
          <table:table-cell office:value-type="string">
            <text:p>Shneiderman</text:p>
          </table:table-cell>
          <table:table-cell office:value-type="string">
            <text:p>University of Maryland</text:p>
          </table:table-cell>
          <table:table-cell table:number-columns-repeated="15"/>
        </table:table-row>
        <table:table-row table:style-name="ro1">
          <table:table-cell office:value-type="string">
            <text:p>ttg2012122576</text:p>
          </table:table-cell>
          <table:table-cell office:value-type="string">
            <text:p>Visual Compression of Workflow Visualizations with Automated Detection of Macro Motifs</text:p>
          </table:table-cell>
          <table:table-cell office:value-type="string">
            <text:p>This paper is concerned with the creation of 'macros' in workflow visualization as a support tool to increase the efficiency of data curation tasks. We propose computation of candidate macros based on their usage in large collections of work</text:p>
          </table:table-cell>
          <table:table-cell office:value-type="string">
            <text:p>Workflow visualization, motif detection, glyph-based visualization, glyph generation, state-transition-based algorithm</text:p>
          </table:table-cell>
          <table:table-cell office:value-type="float" office:value="2576">
            <text:p>2576</text:p>
          </table:table-cell>
          <table:table-cell office:value-type="string">
            <text:p>2576-2585</text:p>
          </table:table-cell>
          <table:table-cell office:value-type="string">
            <text:p>Eamonn </text:p>
          </table:table-cell>
          <table:table-cell office:value-type="string">
            <text:p>Maguire </text:p>
          </table:table-cell>
          <table:table-cell office:value-type="string">
            <text:p>University of Oxford</text:p>
          </table:table-cell>
          <table:table-cell office:value-type="string">
            <text:p>Philippe </text:p>
          </table:table-cell>
          <table:table-cell office:value-type="string">
            <text:p>Rocca-Serra</text:p>
          </table:table-cell>
          <table:table-cell office:value-type="string">
            <text:p>University of Oxford</text:p>
          </table:table-cell>
          <table:table-cell office:value-type="string">
            <text:p>Susanna-Assunta </text:p>
          </table:table-cell>
          <table:table-cell office:value-type="string">
            <text:p>Sansone</text:p>
          </table:table-cell>
          <table:table-cell office:value-type="string">
            <text:p>University of Oxford</text:p>
          </table:table-cell>
          <table:table-cell office:value-type="string">
            <text:p>Jim </text:p>
          </table:table-cell>
          <table:table-cell office:value-type="string">
            <text:p>Davies</text:p>
          </table:table-cell>
          <table:table-cell office:value-type="string">
            <text:p>University of Oxford</text:p>
          </table:table-cell>
          <table:table-cell office:value-type="string">
            <text:p>Min </text:p>
          </table:table-cell>
          <table:table-cell office:value-type="string">
            <text:p>Chen</text:p>
          </table:table-cell>
          <table:table-cell office:value-type="string">
            <text:p>University of Oxford</text:p>
          </table:table-cell>
          <table:table-cell table:number-columns-repeated="12"/>
        </table:table-row>
        <table:table-row table:style-name="ro1">
          <table:table-cell office:value-type="string">
            <text:p>ttg2012122586</text:p>
          </table:table-cell>
          <table:table-cell office:value-type="string">
            <text:p>Automatic Layout of Structured Hierarchical Reports</text:p>
          </table:table-cell>
          <table:table-cell office:value-type="string">
            <text:p>Domain-specific database applications tend to contain a sizable number of table-, form-, and report-style views that must each be designed and maintained by a software developer. A significant part of this job is the necessary </text:p>
          </table:table-cell>
          <table:table-cell office:value-type="string">
            <text:p>Hierarchy data, tabular data, nested relations, layout management</text:p>
          </table:table-cell>
          <table:table-cell office:value-type="float" office:value="2586">
            <text:p>2586</text:p>
          </table:table-cell>
          <table:table-cell office:value-type="string">
            <text:p>2586-2595</text:p>
          </table:table-cell>
          <table:table-cell office:value-type="string">
            <text:p>Eirik </text:p>
          </table:table-cell>
          <table:table-cell office:value-type="string">
            <text:p>Bakke </text:p>
          </table:table-cell>
          <table:table-cell office:value-type="string">
            <text:p>MIT Computer Science and Artificial Intelligence Laboratory (CSAIL)</text:p>
          </table:table-cell>
          <table:table-cell office:value-type="string">
            <text:p>David R. </text:p>
          </table:table-cell>
          <table:table-cell office:value-type="string">
            <text:p>Karger</text:p>
          </table:table-cell>
          <table:table-cell office:value-type="string">
            <text:p>MIT Computer Science and Artificial Intelligence Laboratory (CSAIL)</text:p>
          </table:table-cell>
          <table:table-cell office:value-type="string">
            <text:p>Robert C. </text:p>
          </table:table-cell>
          <table:table-cell office:value-type="string">
            <text:p>Miller</text:p>
          </table:table-cell>
          <table:table-cell office:value-type="string">
            <text:p>MIT Computer Science and Artificial Intelligence Laboratory (CSAIL)</text:p>
          </table:table-cell>
          <table:table-cell table:number-columns-repeated="18"/>
        </table:table-row>
        <table:table-row table:style-name="ro1">
          <table:table-cell office:value-type="string">
            <text:p>ttg2012122596</text:p>
          </table:table-cell>
          <table:table-cell office:value-type="string">
            <text:p>Edge Compression Techniques for Visualization of Dense Directed Graphs</text:p>
          </table:table-cell>
          <table:table-cell office:value-type="string">
            <text:p>We explore the effectiveness of visualizing dense directed graphs by replacing individual edges with edges connected to "modules"-or groups of nodes-such that the new edges imply aggregate connectivity. We only consider techniques that offer</text:p>
          </table:table-cell>
          <table:table-cell office:value-type="string">
            <text:p>Directed graphs, networks, modular decomposition, power graph analysis</text:p>
          </table:table-cell>
          <table:table-cell office:value-type="float" office:value="2596">
            <text:p>2596</text:p>
          </table:table-cell>
          <table:table-cell office:value-type="string">
            <text:p>2596-2605</text:p>
          </table:table-cell>
          <table:table-cell office:value-type="string">
            <text:p>Tim </text:p>
          </table:table-cell>
          <table:table-cell office:value-type="string">
            <text:p>Dwyer </text:p>
          </table:table-cell>
          <table:table-cell office:value-type="string">
            <text:p>Monash University</text:p>
          </table:table-cell>
          <table:table-cell office:value-type="string">
            <text:p>Nathalie </text:p>
          </table:table-cell>
          <table:table-cell office:value-type="string">
            <text:p>Henry Riche</text:p>
          </table:table-cell>
          <table:table-cell office:value-type="string">
            <text:p>Microsoft Research</text:p>
          </table:table-cell>
          <table:table-cell office:value-type="string">
            <text:p>Kim </text:p>
          </table:table-cell>
          <table:table-cell office:value-type="string">
            <text:p>Marriott</text:p>
          </table:table-cell>
          <table:table-cell office:value-type="string">
            <text:p>Monash University</text:p>
          </table:table-cell>
          <table:table-cell office:value-type="string">
            <text:p>Christopher </text:p>
          </table:table-cell>
          <table:table-cell office:value-type="string">
            <text:p>Mears</text:p>
          </table:table-cell>
          <table:table-cell office:value-type="string">
            <text:p>Monash University</text:p>
          </table:table-cell>
          <table:table-cell table:number-columns-repeated="15"/>
        </table:table-row>
        <table:table-row table:style-name="ro2">
          <table:table-cell office:value-type="string">
            <text:p>ttg2012122606</text:p>
          </table:table-cell>
          <table:table-cell office:value-type="string">
            <text:p>GPLOM: The Generalized Plot Matrix for Visualizing Multidimensional Multivariate Data</text:p>
          </table:table-cell>
          <table:table-cell office:value-type="string">
            <text:p>Scatterplot matrices (SPLOMs), parallel coordinates, and glyphs can all be used to visualize the multiple continuous variables (i.e., dependent variables or measures) in multidimensional multivariate data. However, these techniques are not well suited to </text:p>
          </table:table-cell>
          <table:table-cell office:value-type="string">
            <text:p>Multidimensional data, tabular data, relational data, mdmv, high-dimensional data, database visualization, database overview, parallel coordinates, scatterplot matrix, user interfaces, business intelligence</text:p>
          </table:table-cell>
          <table:table-cell office:value-type="float" office:value="2606">
            <text:p>2606</text:p>
          </table:table-cell>
          <table:table-cell office:value-type="string">
            <text:p>2606-2614</text:p>
          </table:table-cell>
          <table:table-cell office:value-type="string">
            <text:p>Jean-Franﾍois </text:p>
          </table:table-cell>
          <table:table-cell office:value-type="string">
            <text:p>Im</text:p>
          </table:table-cell>
          <table:table-cell office:value-type="string">
            <text:p>&amp;#x00E9;cole de technologie sup&amp;#x00E9;rieure</text:p>
          </table:table-cell>
          <table:table-cell office:value-type="string">
            <text:p>Michael J. </text:p>
          </table:table-cell>
          <table:table-cell office:value-type="string">
            <text:p>McGuffin</text:p>
          </table:table-cell>
          <table:table-cell office:value-type="string">
            <text:p>&amp;#x00E9;cole de technologie sup&amp;#x00E9;rieure</text:p>
          </table:table-cell>
          <table:table-cell office:value-type="string">
            <text:p>Rock </text:p>
          </table:table-cell>
          <table:table-cell office:value-type="string">
            <text:p>Leung</text:p>
          </table:table-cell>
          <table:table-cell office:value-type="string">
            <text:p>SAP, Vancouver</text:p>
          </table:table-cell>
          <table:table-cell table:number-columns-repeated="18"/>
        </table:table-row>
        <table:table-row table:style-name="ro1">
          <table:table-cell office:value-type="string">
            <text:p>ttg2012122615</text:p>
          </table:table-cell>
          <table:table-cell office:value-type="string">
            <text:p>Orthographic Star Coordinates</text:p>
          </table:table-cell>
          <table:table-cell office:value-type="string">
            <text:p>Star coordinates is a popular projection technique from an nD data space to a 2D/3D visualization domain. It is defined by setting n coordinate axes in the visualization domain. Since it generally defines an affine projection, strong distortions can occur</text:p>
          </table:table-cell>
          <table:table-cell office:value-type="string">
            <text:p>Start plot, multivariate visualization, visual analytics</text:p>
          </table:table-cell>
          <table:table-cell office:value-type="float" office:value="2615">
            <text:p>2615</text:p>
          </table:table-cell>
          <table:table-cell office:value-type="string">
            <text:p>2615-2624</text:p>
          </table:table-cell>
          <table:table-cell office:value-type="string">
            <text:p>Dirk J. </text:p>
          </table:table-cell>
          <table:table-cell office:value-type="string">
            <text:p>Lehmann</text:p>
          </table:table-cell>
          <table:table-cell office:value-type="string">
            <text:p>University of Magdeburg</text:p>
          </table:table-cell>
          <table:table-cell office:value-type="string">
            <text:p>Holger </text:p>
          </table:table-cell>
          <table:table-cell office:value-type="string">
            <text:p>Theisel</text:p>
          </table:table-cell>
          <table:table-cell office:value-type="string">
            <text:p>University of Magdeburg</text:p>
          </table:table-cell>
          <table:table-cell table:number-columns-repeated="21"/>
        </table:table-row>
        <table:table-row table:style-name="ro1">
          <table:table-cell office:value-type="string">
            <text:p>ttg2012122625</text:p>
          </table:table-cell>
          <table:table-cell office:value-type="string">
            <text:p>Dimension Projection Matrix/Tree: Interactive Subspace Visual Exploration and Analysis of High Dimensional Data</text:p>
          </table:table-cell>
          <table:table-cell office:value-type="string">
            <text:p>For high-dimensional data, this work proposes two novel visual exploration methods to gain insights into the data aspect and the dimension aspect of the data. The first is a Dimension Projection Matrix, as an extension of a scatterplot matrix. In t</text:p>
          </table:table-cell>
          <table:table-cell office:value-type="string">
            <text:p>High dimensional data, hierarchical visualization, sub-dimensional space, user interaction, subspace, tree, matrix</text:p>
          </table:table-cell>
          <table:table-cell office:value-type="float" office:value="2625">
            <text:p>2625</text:p>
          </table:table-cell>
          <table:table-cell office:value-type="string">
            <text:p>2625-2633</text:p>
          </table:table-cell>
          <table:table-cell office:value-type="string">
            <text:p>Xiaoru </text:p>
          </table:table-cell>
          <table:table-cell office:value-type="string">
            <text:p>Yuan </text:p>
          </table:table-cell>
          <table:table-cell office:value-type="string">
            <text:p>Key Laboratory of Machine Perception (Ministry of Education) and School of EECS, Peking University</text:p>
          </table:table-cell>
          <table:table-cell office:value-type="string">
            <text:p>Donghao </text:p>
          </table:table-cell>
          <table:table-cell office:value-type="string">
            <text:p>Ren</text:p>
          </table:table-cell>
          <table:table-cell office:value-type="string">
            <text:p>Key Laboratory of Machine Perception (Ministry of Education) and School of EECS, Peking University</text:p>
          </table:table-cell>
          <table:table-cell office:value-type="string">
            <text:p>Zuchao </text:p>
          </table:table-cell>
          <table:table-cell office:value-type="string">
            <text:p>Wang</text:p>
          </table:table-cell>
          <table:table-cell office:value-type="string">
            <text:p>Key Laboratory of Machine Perception (Ministry of Education) and School of EECS, Peking University</text:p>
          </table:table-cell>
          <table:table-cell office:value-type="string">
            <text:p>Cong </text:p>
          </table:table-cell>
          <table:table-cell office:value-type="string">
            <text:p>Guo</text:p>
          </table:table-cell>
          <table:table-cell office:value-type="string">
            <text:p>Key Laboratory of Machine Perception (Ministry of Education) and School of EECS, Peking University</text:p>
          </table:table-cell>
          <table:table-cell table:number-columns-repeated="15"/>
        </table:table-row>
        <table:table-row table:style-name="ro1">
          <table:table-cell office:value-type="string">
            <text:p>ttg2012122634</text:p>
          </table:table-cell>
          <table:table-cell office:value-type="string">
            <text:p>Empirical Guidance on Scatterplot and Dimension Reduction Technique Choices</text:p>
          </table:table-cell>
          <table:table-cell office:value-type="string">
            <text:p>To verify cluster separation in high-dimensional data, analysts often reduce the data with a dimension reduction (DR) technique, and then visualize it with 2D Scatterplots, interactive 3D Scatterplots, or Scatterplot Matrices (SPLOMs). With the goa</text:p>
          </table:table-cell>
          <table:table-cell office:value-type="string">
            <text:p>Dimensionality reduction, scatterplots, quantitative study</text:p>
          </table:table-cell>
          <table:table-cell office:value-type="float" office:value="2634">
            <text:p>2634</text:p>
          </table:table-cell>
          <table:table-cell office:value-type="string">
            <text:p>2634-2643</text:p>
          </table:table-cell>
          <table:table-cell office:value-type="string">
            <text:p>Michael </text:p>
          </table:table-cell>
          <table:table-cell office:value-type="string">
            <text:p>Sedlmair </text:p>
          </table:table-cell>
          <table:table-cell office:value-type="string">
            <text:p>University of Vienna</text:p>
          </table:table-cell>
          <table:table-cell office:value-type="string">
            <text:p>Tamara </text:p>
          </table:table-cell>
          <table:table-cell office:value-type="string">
            <text:p>Munzner</text:p>
          </table:table-cell>
          <table:table-cell office:value-type="string">
            <text:p>University of British Columbia</text:p>
          </table:table-cell>
          <table:table-cell office:value-type="string">
            <text:p>Melanie </text:p>
          </table:table-cell>
          <table:table-cell office:value-type="string">
            <text:p>Tory</text:p>
          </table:table-cell>
          <table:table-cell office:value-type="string">
            <text:p>University of Victoria</text:p>
          </table:table-cell>
          <table:table-cell table:number-columns-repeated="18"/>
        </table:table-row>
        <table:table-row table:style-name="ro1">
          <table:table-cell office:value-type="string">
            <text:p>ttg2012122644</text:p>
          </table:table-cell>
          <table:table-cell office:value-type="string">
            <text:p>Visualization of Shape Motions in Shape Space</text:p>
          </table:table-cell>
          <table:table-cell office:value-type="string">
            <text:p>Analysis of dynamic object deformations such as cardiac motion is of great importance, especially when there is a necessity to visualize and compare the deformation behavior across subjects. However, there is a lack of effective techniques for comparative</text:p>
          </table:table-cell>
          <table:table-cell office:value-type="string">
            <text:p>Medial surface, shape space, comparative visualization, left ventricle diagnosis</text:p>
          </table:table-cell>
          <table:table-cell office:value-type="float" office:value="2644">
            <text:p>2644</text:p>
          </table:table-cell>
          <table:table-cell office:value-type="string">
            <text:p>2644-2652</text:p>
          </table:table-cell>
          <table:table-cell office:value-type="string">
            <text:p>Vahid </text:p>
          </table:table-cell>
          <table:table-cell office:value-type="string">
            <text:p>Taimouri </text:p>
          </table:table-cell>
          <table:table-cell office:value-type="string">
            <text:p>Wayne State University and Children&amp;#x2019;s Hospital Boston, Harvard Medical School</text:p>
          </table:table-cell>
          <table:table-cell office:value-type="string">
            <text:p>Jing </text:p>
          </table:table-cell>
          <table:table-cell office:value-type="string">
            <text:p>Hua</text:p>
          </table:table-cell>
          <table:table-cell office:value-type="string">
            <text:p>Wayne State University</text:p>
          </table:table-cell>
          <table:table-cell table:number-columns-repeated="21"/>
        </table:table-row>
        <table:table-row table:style-name="ro1">
          <table:table-cell office:value-type="string">
            <text:p>ttg2012122653</text:p>
          </table:table-cell>
          <table:table-cell office:value-type="string">
            <text:p>Fast Blending Scheme for Molecular Surface Representation</text:p>
          </table:table-cell>
          <table:table-cell office:value-type="string">
            <text:p>Representation of molecular surfaces is a well established way to study the interaction of molecules. The state-of-theart molecular representation is the SES model, which provides a detailed surface visualization. Nevertheless, it is computa</text:p>
          </table:table-cell>
          <table:table-cell office:value-type="string">
            <text:p>Molecular visualization, geometry-based techniques, implicit surfaces</text:p>
          </table:table-cell>
          <table:table-cell office:value-type="float" office:value="2653">
            <text:p>2653</text:p>
          </table:table-cell>
          <table:table-cell office:value-type="string">
            <text:p>2653-2662</text:p>
          </table:table-cell>
          <table:table-cell office:value-type="string">
            <text:p>Julius </text:p>
          </table:table-cell>
          <table:table-cell office:value-type="string">
            <text:p>Parulek </text:p>
          </table:table-cell>
          <table:table-cell office:value-type="string">
            <text:p>University of Bergen</text:p>
          </table:table-cell>
          <table:table-cell office:value-type="string">
            <text:p>Andrea </text:p>
          </table:table-cell>
          <table:table-cell office:value-type="string">
            <text:p>Brambilla</text:p>
          </table:table-cell>
          <table:table-cell office:value-type="string">
            <text:p>University of Bergen</text:p>
          </table:table-cell>
          <table:table-cell table:number-columns-repeated="21"/>
        </table:table-row>
        <table:table-row table:style-name="ro1">
          <table:table-cell office:value-type="string">
            <text:p>ttg2012122663</text:p>
          </table:table-cell>
          <table:table-cell office:value-type="string">
            <text:p>Detecting Symmetry in Scalar Fields Using Augmented Extremum Graphs</text:p>
          </table:table-cell>
          <table:table-cell office:value-type="string">
            <text:p>Visualizing symmetric patterns in the data often helps the domain scientists make important observations and gain insights about the underlying experiment. Detecting symmetry in scalar fields is a nascent area of research and existing methods that detect </text:p>
          </table:table-cell>
          <table:table-cell office:value-type="string">
            <text:p>Scalar field visualization, extremum graph, Morse decomposition, symmetry detection, data exploration</text:p>
          </table:table-cell>
          <table:table-cell office:value-type="float" office:value="2663">
            <text:p>2663</text:p>
          </table:table-cell>
          <table:table-cell office:value-type="string">
            <text:p>2663-2672</text:p>
          </table:table-cell>
          <table:table-cell office:value-type="string">
            <text:p>Dilip Mathew </text:p>
          </table:table-cell>
          <table:table-cell office:value-type="string">
            <text:p>Thomas</text:p>
          </table:table-cell>
          <table:table-cell office:value-type="string">
            <text:p>Indian Institute of Science</text:p>
          </table:table-cell>
          <table:table-cell office:value-type="string">
            <text:p>Vijay </text:p>
          </table:table-cell>
          <table:table-cell office:value-type="string">
            <text:p>Natarajan</text:p>
          </table:table-cell>
          <table:table-cell office:value-type="string">
            <text:p>Indian Institute of Science</text:p>
          </table:table-cell>
          <table:table-cell table:number-columns-repeated="21"/>
        </table:table-row>
        <table:table-row table:style-name="ro1">
          <table:table-cell office:value-type="string">
            <text:p>ttg2012122673</text:p>
          </table:table-cell>
          <table:table-cell office:value-type="string">
            <text:p>Fast Generation of Virtual X-ray Images for Reconstruction of 3D Anatomy</text:p>
          </table:table-cell>
          <table:table-cell office:value-type="string">
            <text:p>We propose a novel GPU-based approach to render virtual X-ray projections of deformable tetrahedral meshes. These meshes represent the shape and the internal density distribution of a particular anatomical structure and are derived from stat</text:p>
          </table:table-cell>
          <table:table-cell office:value-type="string">
            <text:p>Digitally reconstructed radiographs, volume rendering, mesh deformation, statistical shape and intensity models, image registration, GPU acceleration</text:p>
          </table:table-cell>
          <table:table-cell office:value-type="float" office:value="2673">
            <text:p>2673</text:p>
          </table:table-cell>
          <table:table-cell office:value-type="string">
            <text:p>2673-2682</text:p>
          </table:table-cell>
          <table:table-cell office:value-type="string">
            <text:p>Moritz </text:p>
          </table:table-cell>
          <table:table-cell office:value-type="string">
            <text:p>Ehlke </text:p>
          </table:table-cell>
          <table:table-cell office:value-type="string">
            <text:p>Zuse Institut Berlin (ZIB)</text:p>
          </table:table-cell>
          <table:table-cell office:value-type="string">
            <text:p>Heiko </text:p>
          </table:table-cell>
          <table:table-cell office:value-type="string">
            <text:p>Ramm</text:p>
          </table:table-cell>
          <table:table-cell office:value-type="string">
            <text:p>Zuse Institut Berlin (ZIB)</text:p>
          </table:table-cell>
          <table:table-cell office:value-type="string">
            <text:p>Hans </text:p>
          </table:table-cell>
          <table:table-cell office:value-type="string">
            <text:p>Lamecker</text:p>
          </table:table-cell>
          <table:table-cell office:value-type="string">
            <text:p>Zuse Institut Berlin (ZIB)</text:p>
          </table:table-cell>
          <table:table-cell office:value-type="string">
            <text:p>Hans-Christian </text:p>
          </table:table-cell>
          <table:table-cell office:value-type="string">
            <text:p>Hege</text:p>
          </table:table-cell>
          <table:table-cell office:value-type="string">
            <text:p>Zuse Institut Berlin (ZIB)</text:p>
          </table:table-cell>
          <table:table-cell office:value-type="string">
            <text:p>Stefan </text:p>
          </table:table-cell>
          <table:table-cell office:value-type="string">
            <text:p>Zachow</text:p>
          </table:table-cell>
          <table:table-cell office:value-type="string">
            <text:p>Zuse Institut Berlin (ZIB)</text:p>
          </table:table-cell>
          <table:table-cell table:number-columns-repeated="12"/>
        </table:table-row>
        <table:table-row table:style-name="ro1">
          <table:table-cell office:value-type="string">
            <text:p>ttg2012122683</text:p>
          </table:table-cell>
          <table:table-cell office:value-type="string">
            <text:p>An Information-aware Framework for Exploring Multivariate Data Sets</text:p>
          </table:table-cell>
          <table:table-cell office:value-type="string">
            <text:p>Information theory provides a theoretical framework for measuring information content for an observed variable, and has attracted much attention from visualization researchers for its ability to quantify saliency and similarity among variables. In this pa</text:p>
          </table:table-cell>
          <table:table-cell office:value-type="string">
            <text:p>Information theory, framework, isosurface, multivariate uncertainty</text:p>
          </table:table-cell>
          <table:table-cell office:value-type="float" office:value="2683">
            <text:p>2683</text:p>
          </table:table-cell>
          <table:table-cell office:value-type="string">
            <text:p>2683-2692</text:p>
          </table:table-cell>
          <table:table-cell office:value-type="string">
            <text:p>Ayan </text:p>
          </table:table-cell>
          <table:table-cell office:value-type="string">
            <text:p>Biswas </text:p>
          </table:table-cell>
          <table:table-cell office:value-type="string">
            <text:p>The Ohio State University</text:p>
          </table:table-cell>
          <table:table-cell office:value-type="string">
            <text:p>Soumya </text:p>
          </table:table-cell>
          <table:table-cell office:value-type="string">
            <text:p>Dutta</text:p>
          </table:table-cell>
          <table:table-cell office:value-type="string">
            <text:p>The Ohio State University</text:p>
          </table:table-cell>
          <table:table-cell office:value-type="string">
            <text:p>Han-Wei </text:p>
          </table:table-cell>
          <table:table-cell office:value-type="string">
            <text:p>Shen</text:p>
          </table:table-cell>
          <table:table-cell office:value-type="string">
            <text:p>The Ohio State University</text:p>
          </table:table-cell>
          <table:table-cell office:value-type="string">
            <text:p>Jonathan </text:p>
          </table:table-cell>
          <table:table-cell office:value-type="string">
            <text:p>Woodring</text:p>
          </table:table-cell>
          <table:table-cell office:value-type="string">
            <text:p>Los Alamos National Laboratory</text:p>
          </table:table-cell>
          <table:table-cell table:number-columns-repeated="15"/>
        </table:table-row>
        <table:table-row table:style-name="ro1">
          <table:table-cell office:value-type="string">
            <text:p>ttg2012122693</text:p>
          </table:table-cell>
          <table:table-cell office:value-type="string">
            <text:p>Efficient Local Statistical Analysis via Integral Histograms with Discrete Wavelet Transform</text:p>
          </table:table-cell>
          <table:table-cell office:value-type="string">
            <text:p>Histograms computed from local regions are commonly used in many visualization applications, and allowing the user to query histograms interactively in regions of arbitrary locations and sizes plays an important role in feature identification and tracking</text:p>
          </table:table-cell>
          <table:table-cell office:value-type="string">
            <text:p>WaveletSAT, integral histograms, discrete wavelet transform</text:p>
          </table:table-cell>
          <table:table-cell office:value-type="float" office:value="2693">
            <text:p>2693</text:p>
          </table:table-cell>
          <table:table-cell office:value-type="string">
            <text:p>2693-2702</text:p>
          </table:table-cell>
          <table:table-cell office:value-type="string">
            <text:p>Teng-Yok </text:p>
          </table:table-cell>
          <table:table-cell office:value-type="string">
            <text:p>Lee</text:p>
          </table:table-cell>
          <table:table-cell office:value-type="string">
            <text:p>The Ohio State University</text:p>
          </table:table-cell>
          <table:table-cell office:value-type="string">
            <text:p>Han-Wei </text:p>
          </table:table-cell>
          <table:table-cell office:value-type="string">
            <text:p>Shen</text:p>
          </table:table-cell>
          <table:table-cell office:value-type="string">
            <text:p>The Ohio State University</text:p>
          </table:table-cell>
          <table:table-cell table:number-columns-repeated="21"/>
        </table:table-row>
        <table:table-row table:style-name="ro1">
          <table:table-cell office:value-type="string">
            <text:p>ttg2012122703</text:p>
          </table:table-cell>
          <table:table-cell office:value-type="string">
            <text:p>Characterizing and Visualizing Predictive Uncertainty in Numerical Ensembles Through Bayesian Model Averaging</text:p>
          </table:table-cell>
          <table:table-cell office:value-type="string">
            <text:p>Numerical ensemble forecasting is a powerful tool that drives many risk analysis efforts and decision making tasks. These ensembles are composed of individual simulations that each uniquely model a possible outcome for a common event of interest: e.g., th</text:p>
          </table:table-cell>
          <table:table-cell office:value-type="string">
            <text:p>Uncertainty visualization, numerical ensembles, statistical visualization</text:p>
          </table:table-cell>
          <table:table-cell office:value-type="float" office:value="2703">
            <text:p>2703</text:p>
          </table:table-cell>
          <table:table-cell office:value-type="string">
            <text:p>2703-2712</text:p>
          </table:table-cell>
          <table:table-cell office:value-type="string">
            <text:p>Luke </text:p>
          </table:table-cell>
          <table:table-cell office:value-type="string">
            <text:p>Gosink </text:p>
          </table:table-cell>
          <table:table-cell office:value-type="string">
            <text:p>Pacific Northwest National Laboratory</text:p>
          </table:table-cell>
          <table:table-cell office:value-type="string">
            <text:p>Kevin </text:p>
          </table:table-cell>
          <table:table-cell office:value-type="string">
            <text:p>Bensema</text:p>
          </table:table-cell>
          <table:table-cell office:value-type="string">
            <text:p>University of California at Davis</text:p>
          </table:table-cell>
          <table:table-cell office:value-type="string">
            <text:p>Trenton </text:p>
          </table:table-cell>
          <table:table-cell office:value-type="string">
            <text:p>Pulsipher</text:p>
          </table:table-cell>
          <table:table-cell office:value-type="string">
            <text:p>Pacific Northwest National Laboratory</text:p>
          </table:table-cell>
          <table:table-cell office:value-type="string">
            <text:p>Harald </text:p>
          </table:table-cell>
          <table:table-cell office:value-type="string">
            <text:p>Obermaier</text:p>
          </table:table-cell>
          <table:table-cell office:value-type="string">
            <text:p>University of California at Davis</text:p>
          </table:table-cell>
          <table:table-cell office:value-type="string">
            <text:p>Michael </text:p>
          </table:table-cell>
          <table:table-cell office:value-type="string">
            <text:p>Henry</text:p>
          </table:table-cell>
          <table:table-cell office:value-type="string">
            <text:p>Pacific Northwest National Laboratory</text:p>
          </table:table-cell>
          <table:table-cell office:value-type="string">
            <text:p>Hank </text:p>
          </table:table-cell>
          <table:table-cell office:value-type="string">
            <text:p>Childs</text:p>
          </table:table-cell>
          <table:table-cell office:value-type="string">
            <text:p>University of Oregon</text:p>
          </table:table-cell>
          <table:table-cell office:value-type="string">
            <text:p>Kenneth I. </text:p>
          </table:table-cell>
          <table:table-cell office:value-type="string">
            <text:p>Joy</text:p>
          </table:table-cell>
          <table:table-cell office:value-type="string">
            <text:p>University of California at Davis</text:p>
          </table:table-cell>
          <table:table-cell table:number-columns-repeated="6"/>
        </table:table-row>
        <table:table-row table:style-name="ro1">
          <table:table-cell office:value-type="string">
            <text:p>ttg2012122713</text:p>
          </table:table-cell>
          <table:table-cell office:value-type="string">
            <text:p>Contour Boxplots: A Method for Characterizing Uncertainty in Feature Sets from Simulation Ensembles</text:p>
          </table:table-cell>
          <table:table-cell office:value-type="string">
            <text:p>Ensembles of numerical simulations are used in a variety of applications, such as meteorology or computational solid mechanics, in order to quantify the uncertainty or possible error in a model or simulation. Deriving robust statistics and visualizing the</text:p>
          </table:table-cell>
          <table:table-cell office:value-type="string">
            <text:p>Uncertainty visualization, Boxplots, band depth, ensemble visualization, order statistics</text:p>
          </table:table-cell>
          <table:table-cell office:value-type="float" office:value="2713">
            <text:p>2713</text:p>
          </table:table-cell>
          <table:table-cell office:value-type="string">
            <text:p>2713-2722</text:p>
          </table:table-cell>
          <table:table-cell office:value-type="string">
            <text:p>Ross T. </text:p>
          </table:table-cell>
          <table:table-cell office:value-type="string">
            <text:p>Whitaker</text:p>
          </table:table-cell>
          <table:table-cell office:value-type="string">
            <text:p>SCI Institute, University of Utah</text:p>
          </table:table-cell>
          <table:table-cell office:value-type="string">
            <text:p>Mahsa </text:p>
          </table:table-cell>
          <table:table-cell office:value-type="string">
            <text:p>Mirzargar</text:p>
          </table:table-cell>
          <table:table-cell office:value-type="string">
            <text:p>University of Florida</text:p>
          </table:table-cell>
          <table:table-cell office:value-type="string">
            <text:p>Robert M. </text:p>
          </table:table-cell>
          <table:table-cell office:value-type="string">
            <text:p>Kirby</text:p>
          </table:table-cell>
          <table:table-cell office:value-type="string">
            <text:p>University of Utah</text:p>
          </table:table-cell>
          <table:table-cell table:number-columns-repeated="18"/>
        </table:table-row>
        <table:table-row table:style-name="ro1">
          <table:table-cell office:value-type="string">
            <text:p>ttg2012122723</text:p>
          </table:table-cell>
          <table:table-cell office:value-type="string">
            <text:p>Uncertainty Quantification in Linear Interpolation for Isosurface Extraction</text:p>
          </table:table-cell>
          <table:table-cell office:value-type="string">
            <text:p>We present a study of linear interpolation when applied to uncertain data. Linear interpolation is a key step for isosurface extraction algorithms, and the uncertainties in the data lead to non-linear variations in the geometry of the extracted iso</text:p>
          </table:table-cell>
          <table:table-cell office:value-type="string">
            <text:p>Uncertainty quantification, linear interpolation, isosurface extraction, Marching Cubes</text:p>
          </table:table-cell>
          <table:table-cell office:value-type="float" office:value="2723">
            <text:p>2723</text:p>
          </table:table-cell>
          <table:table-cell office:value-type="string">
            <text:p>2723-2732</text:p>
          </table:table-cell>
          <table:table-cell office:value-type="string">
            <text:p>Tushar </text:p>
          </table:table-cell>
          <table:table-cell office:value-type="string">
            <text:p>Athawale </text:p>
          </table:table-cell>
          <table:table-cell office:value-type="string">
            <text:p>University of Florida</text:p>
          </table:table-cell>
          <table:table-cell office:value-type="string">
            <text:p>Alireza </text:p>
          </table:table-cell>
          <table:table-cell office:value-type="string">
            <text:p>Entezari</text:p>
          </table:table-cell>
          <table:table-cell office:value-type="string">
            <text:p>University of Florida</text:p>
          </table:table-cell>
          <table:table-cell table:number-columns-repeated="21"/>
        </table:table-row>
        <table:table-row table:style-name="ro1">
          <table:table-cell office:value-type="string">
            <text:p>ttg2012122733</text:p>
          </table:table-cell>
          <table:table-cell office:value-type="string">
            <text:p>Coupled Ensemble Flow Line Advection and Analysis</text:p>
          </table:table-cell>
          <table:table-cell office:value-type="string">
            <text:p>Ensemble run simulations are becoming increasingly widespread. In this work, we couple particle advection with pathline analysis to visualize and reveal the differences among the flow fields of ensemble runs. Our method first constructs a variation field </text:p>
          </table:table-cell>
          <table:table-cell office:value-type="string">
            <text:p>Ensemble analysis, parallel processing, field line advection</text:p>
          </table:table-cell>
          <table:table-cell office:value-type="float" office:value="2733">
            <text:p>2733</text:p>
          </table:table-cell>
          <table:table-cell office:value-type="string">
            <text:p>2733-2742</text:p>
          </table:table-cell>
          <table:table-cell office:value-type="string">
            <text:p>Hanqi </text:p>
          </table:table-cell>
          <table:table-cell office:value-type="string">
            <text:p>Guo </text:p>
          </table:table-cell>
          <table:table-cell office:value-type="string">
            <text:p>Key Laboratory of Machine Perception (Ministry of Education), School of EECS, and Center for Computational Science and Engineering, Peking University</text:p>
          </table:table-cell>
          <table:table-cell office:value-type="string">
            <text:p>Xiaoru </text:p>
          </table:table-cell>
          <table:table-cell office:value-type="string">
            <text:p>Yuan</text:p>
          </table:table-cell>
          <table:table-cell office:value-type="string">
            <text:p>Key Laboratory of Machine Perception (Ministry of Education), School of EECS, and Center for Computational Science and Engineering, Peking University</text:p>
          </table:table-cell>
          <table:table-cell office:value-type="string">
            <text:p>Jian </text:p>
          </table:table-cell>
          <table:table-cell office:value-type="string">
            <text:p>Huang</text:p>
          </table:table-cell>
          <table:table-cell office:value-type="string">
            <text:p>University of Tennessee</text:p>
          </table:table-cell>
          <table:table-cell office:value-type="string">
            <text:p>Xiaomin </text:p>
          </table:table-cell>
          <table:table-cell office:value-type="string">
            <text:p>Zhu</text:p>
          </table:table-cell>
          <table:table-cell office:value-type="string">
            <text:p>National Super Computing Center in Jinan, Shandong, China</text:p>
          </table:table-cell>
          <table:table-cell table:number-columns-repeated="15"/>
        </table:table-row>
        <table:table-row table:style-name="ro1">
          <table:table-cell office:value-type="string">
            <text:p>ttg2012122743</text:p>
          </table:table-cell>
          <table:table-cell office:value-type="string">
            <text:p>Comparative Visual Analysis of Lagrangian Transport in CFD Ensembles</text:p>
          </table:table-cell>
          <table:table-cell office:value-type="string">
            <text:p>Sets of simulation runs based on parameter and model variation, so-called ensembles, are increasingly used to model physical behaviors whose parameter space is too large or complex to be explored automatically. Visualization plays a key role in con</text:p>
          </table:table-cell>
          <table:table-cell office:value-type="string">
            <text:p>Ensemble, flow field, time-varying, comparison, visualization, Lagrangian, variance, principal components analysis</text:p>
          </table:table-cell>
          <table:table-cell office:value-type="float" office:value="2743">
            <text:p>2743</text:p>
          </table:table-cell>
          <table:table-cell office:value-type="string">
            <text:p>2743-2752</text:p>
          </table:table-cell>
          <table:table-cell office:value-type="string">
            <text:p>Mathias </text:p>
          </table:table-cell>
          <table:table-cell office:value-type="string">
            <text:p>Hummel </text:p>
          </table:table-cell>
          <table:table-cell office:value-type="string">
            <text:p>University of Kaiserslautern</text:p>
          </table:table-cell>
          <table:table-cell office:value-type="string">
            <text:p>Harald </text:p>
          </table:table-cell>
          <table:table-cell office:value-type="string">
            <text:p>Obermaier</text:p>
          </table:table-cell>
          <table:table-cell office:value-type="string">
            <text:p>University of California, Davis</text:p>
          </table:table-cell>
          <table:table-cell office:value-type="string">
            <text:p>Christoph </text:p>
          </table:table-cell>
          <table:table-cell office:value-type="string">
            <text:p>Garth</text:p>
          </table:table-cell>
          <table:table-cell office:value-type="string">
            <text:p>University of Kaiserslautern</text:p>
          </table:table-cell>
          <table:table-cell office:value-type="string">
            <text:p>Kenneth I. </text:p>
          </table:table-cell>
          <table:table-cell office:value-type="string">
            <text:p>Joy</text:p>
          </table:table-cell>
          <table:table-cell office:value-type="string">
            <text:p>University of California, Davis</text:p>
          </table:table-cell>
          <table:table-cell table:number-columns-repeated="15"/>
        </table:table-row>
        <table:table-row table:style-name="ro1">
          <table:table-cell office:value-type="string">
            <text:p>ttg2012122753</text:p>
          </table:table-cell>
          <table:table-cell office:value-type="string">
            <text:p>Adaptive Refinement of the Flow Map Using Sparse Samples</text:p>
          </table:table-cell>
          <table:table-cell office:value-type="string">
            <text:p>We present a new efficient and scalable method for the high quality reconstruction of the flow map from sparse samples. The flow map describes the transport of massless particles along the flow. As such, it is a fundamental concept in the analysis of tran</text:p>
          </table:table-cell>
          <table:table-cell/>
          <table:table-cell office:value-type="float" office:value="2753">
            <text:p>2753</text:p>
          </table:table-cell>
          <table:table-cell office:value-type="string">
            <text:p>2753-2762</text:p>
          </table:table-cell>
          <table:table-cell office:value-type="string">
            <text:p>Samer S. </text:p>
          </table:table-cell>
          <table:table-cell office:value-type="string">
            <text:p>Barakat</text:p>
          </table:table-cell>
          <table:table-cell office:value-type="string">
            <text:p>Purdue University</text:p>
          </table:table-cell>
          <table:table-cell office:value-type="string">
            <text:p>Xavier </text:p>
          </table:table-cell>
          <table:table-cell office:value-type="string">
            <text:p>Tricoche</text:p>
          </table:table-cell>
          <table:table-cell office:value-type="string">
            <text:p>Purdue University</text:p>
          </table:table-cell>
          <table:table-cell table:number-columns-repeated="21"/>
        </table:table-row>
        <table:table-row table:style-name="ro1">
          <table:table-cell office:value-type="string">
            <text:p>ttg2012122763</text:p>
          </table:table-cell>
          <table:table-cell office:value-type="string">
            <text:p>Visualization of Morse Connection Graphs for Topologically Rich 2D Vector Fields</text:p>
          </table:table-cell>
          <table:table-cell office:value-type="string">
            <text:p>Recent advances in vector field topologymake it possible to compute its multi-scale graph representations for autonomous 2D vector fields in a robust and efficient manner. One of these representations is a Morse Connection Graph (MCG), a directed g</text:p>
          </table:table-cell>
          <table:table-cell office:value-type="string">
            <text:p>Vector field topology, Morse connection graph</text:p>
          </table:table-cell>
          <table:table-cell office:value-type="float" office:value="2763">
            <text:p>2763</text:p>
          </table:table-cell>
          <table:table-cell office:value-type="string">
            <text:p>2763-2772</text:p>
          </table:table-cell>
          <table:table-cell office:value-type="string">
            <text:p>Andrzej </text:p>
          </table:table-cell>
          <table:table-cell office:value-type="string">
            <text:p>Szymczak </text:p>
          </table:table-cell>
          <table:table-cell office:value-type="string">
            <text:p>Colorado School of Mines</text:p>
          </table:table-cell>
          <table:table-cell office:value-type="string">
            <text:p>Levente </text:p>
          </table:table-cell>
          <table:table-cell office:value-type="string">
            <text:p>Sipeki</text:p>
          </table:table-cell>
          <table:table-cell office:value-type="string">
            <text:p>Colorado School of Mines</text:p>
          </table:table-cell>
          <table:table-cell table:number-columns-repeated="21"/>
        </table:table-row>
        <table:table-row table:style-name="ro1">
          <table:table-cell office:value-type="string">
            <text:p>ttg2012122773</text:p>
          </table:table-cell>
          <table:table-cell office:value-type="string">
            <text:p>Semi-Automatic Vortex Extraction in 4D PC-MRI Cardiac Blood Flow Data using Line Predicates</text:p>
          </table:table-cell>
          <table:table-cell office:value-type="string">
            <text:p>Cardiovascular diseases (CVD) are the leading cause of death worldwide. Their initiation and evolution depends strongly on the blood flow characteristics. In recent years, advances in 4D PC-MRI acquisition enable reliable and time-resolved 3</text:p>
          </table:table-cell>
          <table:table-cell office:value-type="string">
            <text:p>4D PC-MRI, cardiac blood flow, hemodynamics, line predicates, vortex extraction</text:p>
          </table:table-cell>
          <table:table-cell office:value-type="float" office:value="2773">
            <text:p>2773</text:p>
          </table:table-cell>
          <table:table-cell office:value-type="string">
            <text:p>2773-2782</text:p>
          </table:table-cell>
          <table:table-cell office:value-type="string">
            <text:p>Benjamin </text:p>
          </table:table-cell>
          <table:table-cell office:value-type="string">
            <text:p>K&amp;#x00F6;hler </text:p>
          </table:table-cell>
          <table:table-cell office:value-type="string">
            <text:p>Visualization and Visual Computing, University of Magdeburg</text:p>
          </table:table-cell>
          <table:table-cell office:value-type="string">
            <text:p>Rocco </text:p>
          </table:table-cell>
          <table:table-cell office:value-type="string">
            <text:p>Gasteiger</text:p>
          </table:table-cell>
          <table:table-cell office:value-type="string">
            <text:p>Visualization and Visual Computing, University of Magdeburg</text:p>
          </table:table-cell>
          <table:table-cell office:value-type="string">
            <text:p>Uta </text:p>
          </table:table-cell>
          <table:table-cell office:value-type="string">
            <text:p>Preim</text:p>
          </table:table-cell>
          <table:table-cell office:value-type="string">
            <text:p>Herzzentrum in Leipzig</text:p>
          </table:table-cell>
          <table:table-cell office:value-type="string">
            <text:p>Holger </text:p>
          </table:table-cell>
          <table:table-cell office:value-type="string">
            <text:p>Theisel</text:p>
          </table:table-cell>
          <table:table-cell office:value-type="string">
            <text:p>Visualization and Visual Computing, University of Magdeburg</text:p>
          </table:table-cell>
          <table:table-cell office:value-type="string">
            <text:p>Matthias </text:p>
          </table:table-cell>
          <table:table-cell office:value-type="string">
            <text:p>Gutberlet</text:p>
          </table:table-cell>
          <table:table-cell office:value-type="string">
            <text:p>Herzzentrum in Leipzig</text:p>
          </table:table-cell>
          <table:table-cell office:value-type="string">
            <text:p>Bernhard </text:p>
          </table:table-cell>
          <table:table-cell office:value-type="string">
            <text:p>Preim</text:p>
          </table:table-cell>
          <table:table-cell office:value-type="string">
            <text:p>Visualization and Visual Computing, University of Magdeburg</text:p>
          </table:table-cell>
          <table:table-cell table:number-columns-repeated="9"/>
        </table:table-row>
        <table:table-row table:style-name="ro1">
          <table:table-cell office:value-type="string">
            <text:p>ttg2012122783</text:p>
          </table:table-cell>
          <table:table-cell office:value-type="string">
            <text:p>Design by Dragging: An Interface for Creative Forward and Inverse Design with Simulation Ensembles</text:p>
          </table:table-cell>
          <table:table-cell office:value-type="string">
            <text:p>We present an interface for exploring large design spaces as encountered in simulation-based engineering, design of visual effects, and other tasks that require tuning parameters of computationally-intensive simulations and visually evaluati</text:p>
          </table:table-cell>
          <table:table-cell office:value-type="string">
            <text:p>Design, simulation, direct manipulation, multi-touch</text:p>
          </table:table-cell>
          <table:table-cell office:value-type="float" office:value="2783">
            <text:p>2783</text:p>
          </table:table-cell>
          <table:table-cell office:value-type="string">
            <text:p>2783-2791</text:p>
          </table:table-cell>
          <table:table-cell office:value-type="string">
            <text:p>Dane </text:p>
          </table:table-cell>
          <table:table-cell office:value-type="string">
            <text:p>Coffey </text:p>
          </table:table-cell>
          <table:table-cell office:value-type="string">
            <text:p>University of Minnesota</text:p>
          </table:table-cell>
          <table:table-cell office:value-type="string">
            <text:p>Chi-Lun </text:p>
          </table:table-cell>
          <table:table-cell office:value-type="string">
            <text:p>Lin</text:p>
          </table:table-cell>
          <table:table-cell office:value-type="string">
            <text:p>University of Minnesota</text:p>
          </table:table-cell>
          <table:table-cell office:value-type="string">
            <text:p>Arthur G. </text:p>
          </table:table-cell>
          <table:table-cell office:value-type="string">
            <text:p>Erdman</text:p>
          </table:table-cell>
          <table:table-cell office:value-type="string">
            <text:p>University of Minnesota</text:p>
          </table:table-cell>
          <table:table-cell office:value-type="string">
            <text:p>Daniel F. </text:p>
          </table:table-cell>
          <table:table-cell office:value-type="string">
            <text:p>Keefe</text:p>
          </table:table-cell>
          <table:table-cell office:value-type="string">
            <text:p>University of Minnesota</text:p>
          </table:table-cell>
          <table:table-cell table:number-columns-repeated="15"/>
        </table:table-row>
        <table:table-row table:style-name="ro1">
          <table:table-cell office:value-type="string">
            <text:p>ttg2012122792</text:p>
          </table:table-cell>
          <table:table-cell office:value-type="string">
            <text:p>A Multi-Criteria Approach to Camera Motion Design for Volume Data Animation</text:p>
          </table:table-cell>
          <table:table-cell office:value-type="string">
            <text:p>We present an integrated camera motion design and path generation system for building volume data animations. Creating animations is an essential task in presenting complex scientific visualizations. Existing visualization systems use an established anima</text:p>
          </table:table-cell>
          <table:table-cell office:value-type="string">
            <text:p>Camera motion planning, volume rendering, visualization, animation</text:p>
          </table:table-cell>
          <table:table-cell office:value-type="float" office:value="2792">
            <text:p>2792</text:p>
          </table:table-cell>
          <table:table-cell office:value-type="string">
            <text:p>2792-2801</text:p>
          </table:table-cell>
          <table:table-cell office:value-type="string">
            <text:p>Wei-Hsien </text:p>
          </table:table-cell>
          <table:table-cell office:value-type="string">
            <text:p>Hsu</text:p>
          </table:table-cell>
          <table:table-cell office:value-type="string">
            <text:p>University of California, Davis</text:p>
          </table:table-cell>
          <table:table-cell office:value-type="string">
            <text:p>Yubo </text:p>
          </table:table-cell>
          <table:table-cell office:value-type="string">
            <text:p>Zhang</text:p>
          </table:table-cell>
          <table:table-cell office:value-type="string">
            <text:p>University of California, Davis</text:p>
          </table:table-cell>
          <table:table-cell office:value-type="string">
            <text:p>Kwan-Liu </text:p>
          </table:table-cell>
          <table:table-cell office:value-type="string">
            <text:p>Ma</text:p>
          </table:table-cell>
          <table:table-cell office:value-type="string">
            <text:p>University of California, Davis</text:p>
          </table:table-cell>
          <table:table-cell table:number-columns-repeated="18"/>
        </table:table-row>
        <table:table-row table:style-name="ro1">
          <table:table-cell office:value-type="string">
            <text:p>ttg2012122802</text:p>
          </table:table-cell>
          <table:table-cell office:value-type="string">
            <text:p>A Lightweight Tangible 3D Interface for Interactive Visualization of Thin Fiber Structures</text:p>
          </table:table-cell>
          <table:table-cell office:value-type="string">
            <text:p>We present a prop-based, tangible interface for 3D interactive visualization of thin fiber structures. These data are commonly found in current bioimaging datasets, for example second-harmonic generation microscopy of collagen fibers in tiss</text:p>
          </table:table-cell>
          <table:table-cell office:value-type="string">
            <text:p>Scientific visualization, 3D interaction, tangible interaction, microscopy visualization</text:p>
          </table:table-cell>
          <table:table-cell office:value-type="float" office:value="2802">
            <text:p>2802</text:p>
          </table:table-cell>
          <table:table-cell office:value-type="string">
            <text:p>2802-2809</text:p>
          </table:table-cell>
          <table:table-cell office:value-type="string">
            <text:p>Bret </text:p>
          </table:table-cell>
          <table:table-cell office:value-type="string">
            <text:p>Jackson </text:p>
          </table:table-cell>
          <table:table-cell office:value-type="string">
            <text:p>University of Minnesota</text:p>
          </table:table-cell>
          <table:table-cell office:value-type="string">
            <text:p>Tung Yuen </text:p>
          </table:table-cell>
          <table:table-cell office:value-type="string">
            <text:p>Lau</text:p>
          </table:table-cell>
          <table:table-cell office:value-type="string">
            <text:p>University of Illinois Urbana-Champaign</text:p>
          </table:table-cell>
          <table:table-cell office:value-type="string">
            <text:p>David </text:p>
          </table:table-cell>
          <table:table-cell office:value-type="string">
            <text:p>Schroeder</text:p>
          </table:table-cell>
          <table:table-cell office:value-type="string">
            <text:p>University of Minnesota</text:p>
          </table:table-cell>
          <table:table-cell office:value-type="string">
            <text:p>Kimani C. </text:p>
          </table:table-cell>
          <table:table-cell office:value-type="string">
            <text:p>Toussaint Jr.</text:p>
          </table:table-cell>
          <table:table-cell office:value-type="string">
            <text:p>University of Illinois Urbana-Champaign</text:p>
          </table:table-cell>
          <table:table-cell office:value-type="string">
            <text:p>Daniel F. </text:p>
          </table:table-cell>
          <table:table-cell office:value-type="string">
            <text:p>Keefe</text:p>
          </table:table-cell>
          <table:table-cell office:value-type="string">
            <text:p>University of Minnesota</text:p>
          </table:table-cell>
          <table:table-cell table:number-columns-repeated="12"/>
        </table:table-row>
        <table:table-row table:style-name="ro1">
          <table:table-cell office:value-type="string">
            <text:p>ttg2012122810</text:p>
          </table:table-cell>
          <table:table-cell office:value-type="string">
            <text:p>Evaluation of Static and Dynamic Visualization Training Approaches for Users with Different Spatial Abilities</text:p>
          </table:table-cell>
          <table:table-cell office:value-type="string">
            <text:p>Conflicting results are reported in the literature on whether dynamic visualizations are more effective than static visualizations for learning and mastering 3-D tasks, and only a few investigations have considered the influence of the spatial abil</text:p>
          </table:table-cell>
          <table:table-cell office:value-type="string">
            <text:p>Spatial ability, 3D visualization, training, evaluation, orthographic projection, CAD.</text:p>
          </table:table-cell>
          <table:table-cell office:value-type="float" office:value="2810">
            <text:p>2810</text:p>
          </table:table-cell>
          <table:table-cell office:value-type="string">
            <text:p>2810-2817</text:p>
          </table:table-cell>
          <table:table-cell office:value-type="string">
            <text:p>Maria-Elena </text:p>
          </table:table-cell>
          <table:table-cell office:value-type="string">
            <text:p>Froese</text:p>
          </table:table-cell>
          <table:table-cell office:value-type="string">
            <text:p>University of Victoria</text:p>
          </table:table-cell>
          <table:table-cell office:value-type="string">
            <text:p>Melanie </text:p>
          </table:table-cell>
          <table:table-cell office:value-type="string">
            <text:p>Tory</text:p>
          </table:table-cell>
          <table:table-cell office:value-type="string">
            <text:p>University of Victoria</text:p>
          </table:table-cell>
          <table:table-cell office:value-type="string">
            <text:p>Guy-Warwick </text:p>
          </table:table-cell>
          <table:table-cell office:value-type="string">
            <text:p>Evans</text:p>
          </table:table-cell>
          <table:table-cell office:value-type="string">
            <text:p>University of Victoria</text:p>
          </table:table-cell>
          <table:table-cell office:value-type="string">
            <text:p>Kedar </text:p>
          </table:table-cell>
          <table:table-cell office:value-type="string">
            <text:p>Shrikhande</text:p>
          </table:table-cell>
          <table:table-cell office:value-type="string">
            <text:p>University of Victoria</text:p>
          </table:table-cell>
          <table:table-cell table:number-columns-repeated="15"/>
        </table:table-row>
        <table:table-row table:style-name="ro1">
          <table:table-cell office:value-type="string">
            <text:p>ttg2012122818</text:p>
          </table:table-cell>
          <table:table-cell office:value-type="string">
            <text:p>A Systematic Review on the Practice of Evaluating Visualization</text:p>
          </table:table-cell>
          <table:table-cell office:value-type="string">
            <text:p>We present an assessment of the state and historic development of evaluation practices as reported in papers published at the IEEE Visualization conference. Our goal is to reflect on a meta-level about evaluation in our community through a systemat</text:p>
          </table:table-cell>
          <table:table-cell office:value-type="string">
            <text:p>Evaluation, validation, systematic review, visualization, scientific visualization, information visualization</text:p>
          </table:table-cell>
          <table:table-cell office:value-type="float" office:value="2818">
            <text:p>2818</text:p>
          </table:table-cell>
          <table:table-cell office:value-type="string">
            <text:p>2818-2827</text:p>
          </table:table-cell>
          <table:table-cell office:value-type="string">
            <text:p>Tobias </text:p>
          </table:table-cell>
          <table:table-cell office:value-type="string">
            <text:p>Isenberg </text:p>
          </table:table-cell>
          <table:table-cell office:value-type="string">
            <text:p>INRIA</text:p>
          </table:table-cell>
          <table:table-cell office:value-type="string">
            <text:p>Petra </text:p>
          </table:table-cell>
          <table:table-cell office:value-type="string">
            <text:p>Isenberg</text:p>
          </table:table-cell>
          <table:table-cell office:value-type="string">
            <text:p>INRIA</text:p>
          </table:table-cell>
          <table:table-cell office:value-type="string">
            <text:p>Jian </text:p>
          </table:table-cell>
          <table:table-cell office:value-type="string">
            <text:p>Chen</text:p>
          </table:table-cell>
          <table:table-cell office:value-type="string">
            <text:p>University of Maryland</text:p>
          </table:table-cell>
          <table:table-cell office:value-type="string">
            <text:p>Michael </text:p>
          </table:table-cell>
          <table:table-cell office:value-type="string">
            <text:p>Sedlmair</text:p>
          </table:table-cell>
          <table:table-cell office:value-type="string">
            <text:p>University of Vienna</text:p>
          </table:table-cell>
          <table:table-cell office:value-type="string">
            <text:p>Torsten </text:p>
          </table:table-cell>
          <table:table-cell office:value-type="string">
            <text:p>M&amp;#x00F6;ller</text:p>
          </table:table-cell>
          <table:table-cell office:value-type="string">
            <text:p>University of Vienna</text:p>
          </table:table-cell>
          <table:table-cell table:number-columns-repeated="12"/>
        </table:table-row>
        <table:table-row table:style-name="ro1">
          <table:table-cell office:value-type="string">
            <text:p>ttg2012122828</text:p>
          </table:table-cell>
          <table:table-cell office:value-type="string">
            <text:p>Interactive Patient-Specific Vascular Modeling with Sweep Surfaces</text:p>
          </table:table-cell>
          <table:table-cell office:value-type="string">
            <text:p>The precise modeling of vascular structures plays a key role in medical imaging applications, such as diagnosis, therapy planning and blood flow simulations. For the simulation of blood flow in particular, high-precision models are required to prod</text:p>
          </table:table-cell>
          <table:table-cell office:value-type="string">
            <text:p>Surface modeling, vascular visualization, centerline-based modeling</text:p>
          </table:table-cell>
          <table:table-cell office:value-type="float" office:value="2828">
            <text:p>2828</text:p>
          </table:table-cell>
          <table:table-cell office:value-type="string">
            <text:p>2828-2837</text:p>
          </table:table-cell>
          <table:table-cell office:value-type="string">
            <text:p>Jan </text:p>
          </table:table-cell>
          <table:table-cell office:value-type="string">
            <text:p>Kretschmer </text:p>
          </table:table-cell>
          <table:table-cell office:value-type="string">
            <text:p>Computer Science Department, FAU Erlangen, and Siemens Healthcare, Computed Tomography</text:p>
          </table:table-cell>
          <table:table-cell office:value-type="string">
            <text:p>Christian </text:p>
          </table:table-cell>
          <table:table-cell office:value-type="string">
            <text:p>Godenschwager</text:p>
          </table:table-cell>
          <table:table-cell office:value-type="string">
            <text:p>Computer Science Department, FAU Erlangen, and Siemens Healthcare, Computed Tomography</text:p>
          </table:table-cell>
          <table:table-cell office:value-type="string">
            <text:p>Bernhard </text:p>
          </table:table-cell>
          <table:table-cell office:value-type="string">
            <text:p>Preim</text:p>
          </table:table-cell>
          <table:table-cell office:value-type="string">
            <text:p>University of Magdeburg</text:p>
          </table:table-cell>
          <table:table-cell office:value-type="string">
            <text:p>Marc </text:p>
          </table:table-cell>
          <table:table-cell office:value-type="string">
            <text:p>Stamminger</text:p>
          </table:table-cell>
          <table:table-cell office:value-type="string">
            <text:p>Department of Computer Graphics, FAU Erlangen</text:p>
          </table:table-cell>
          <table:table-cell table:number-columns-repeated="15"/>
        </table:table-row>
        <table:table-row table:style-name="ro1">
          <table:table-cell office:value-type="string">
            <text:p>ttg2012122838</text:p>
          </table:table-cell>
          <table:table-cell office:value-type="string">
            <text:p>Area-Preservation Mapping using Optimal Mass Transport</text:p>
          </table:table-cell>
          <table:table-cell office:value-type="string">
            <text:p>We present a novel area-preservation mapping/flattening method using the optimal mass transport technique, based on the Monge-Brenier theory. Our optimal transport map approach is rigorous and solid in theory, efficient and parallel in compu</text:p>
          </table:table-cell>
          <table:table-cell office:value-type="string">
            <text:p>Area-preservation mapping, surface flattening, optimal transport map, Monge-Brenier theory, visualization and graphics applications</text:p>
          </table:table-cell>
          <table:table-cell office:value-type="float" office:value="2838">
            <text:p>2838</text:p>
          </table:table-cell>
          <table:table-cell office:value-type="string">
            <text:p>2838-2847</text:p>
          </table:table-cell>
          <table:table-cell office:value-type="string">
            <text:p>Xin </text:p>
          </table:table-cell>
          <table:table-cell office:value-type="string">
            <text:p>Zhao </text:p>
          </table:table-cell>
          <table:table-cell office:value-type="string">
            <text:p>Stony Brook University</text:p>
          </table:table-cell>
          <table:table-cell office:value-type="string">
            <text:p>Zhengyu </text:p>
          </table:table-cell>
          <table:table-cell office:value-type="string">
            <text:p>Su</text:p>
          </table:table-cell>
          <table:table-cell office:value-type="string">
            <text:p>Stony Brook University</text:p>
          </table:table-cell>
          <table:table-cell office:value-type="string">
            <text:p>Xianfeng David </text:p>
          </table:table-cell>
          <table:table-cell office:value-type="string">
            <text:p>Gu</text:p>
          </table:table-cell>
          <table:table-cell office:value-type="string">
            <text:p>Stony Brook University</text:p>
          </table:table-cell>
          <table:table-cell office:value-type="string">
            <text:p>Arie </text:p>
          </table:table-cell>
          <table:table-cell office:value-type="string">
            <text:p>Kaufman</text:p>
          </table:table-cell>
          <table:table-cell office:value-type="string">
            <text:p>Stony Brook University</text:p>
          </table:table-cell>
          <table:table-cell office:value-type="string">
            <text:p>Jian </text:p>
          </table:table-cell>
          <table:table-cell office:value-type="string">
            <text:p>Sun</text:p>
          </table:table-cell>
          <table:table-cell office:value-type="string">
            <text:p>Tsinghua University</text:p>
          </table:table-cell>
          <table:table-cell office:value-type="string">
            <text:p>Jie </text:p>
          </table:table-cell>
          <table:table-cell office:value-type="string">
            <text:p>Gao</text:p>
          </table:table-cell>
          <table:table-cell office:value-type="string">
            <text:p>Stony Brook University</text:p>
          </table:table-cell>
          <table:table-cell office:value-type="string">
            <text:p>Feng </text:p>
          </table:table-cell>
          <table:table-cell office:value-type="string">
            <text:p>Luo</text:p>
          </table:table-cell>
          <table:table-cell office:value-type="string">
            <text:p>Rutgers University</text:p>
          </table:table-cell>
          <table:table-cell table:number-columns-repeated="6"/>
        </table:table-row>
        <table:table-row table:style-name="ro1">
          <table:table-cell office:value-type="string">
            <text:p>ttg2012122848</text:p>
          </table:table-cell>
          <table:table-cell office:value-type="string">
            <text:p>Colon Flattening Using Heat Diffusion Riemannian Metric</text:p>
          </table:table-cell>
          <table:table-cell office:value-type="string">
            <text:p>We propose a new colon flattening algorithm that is efficient, shape-preserving, and robust to topological noise. Unlike previous approaches, which require a mandatory topological denoising to remove fake handles, our algorithm directly flattens th</text:p>
          </table:table-cell>
          <table:table-cell office:value-type="string">
            <text:p>Colon flattening, heat diffusion, virtual colonoscopy, volume rendering, topological noise, shape-preserving mapping</text:p>
          </table:table-cell>
          <table:table-cell office:value-type="float" office:value="2848">
            <text:p>2848</text:p>
          </table:table-cell>
          <table:table-cell office:value-type="string">
            <text:p>2848-2857</text:p>
          </table:table-cell>
          <table:table-cell office:value-type="string">
            <text:p>Krishna Chaitanya </text:p>
          </table:table-cell>
          <table:table-cell office:value-type="string">
            <text:p>Gurijala</text:p>
          </table:table-cell>
          <table:table-cell office:value-type="string">
            <text:p>Stony Brook University</text:p>
          </table:table-cell>
          <table:table-cell office:value-type="string">
            <text:p>Rui </text:p>
          </table:table-cell>
          <table:table-cell office:value-type="string">
            <text:p>Shi</text:p>
          </table:table-cell>
          <table:table-cell office:value-type="string">
            <text:p>Stony Brook University</text:p>
          </table:table-cell>
          <table:table-cell office:value-type="string">
            <text:p>Wei </text:p>
          </table:table-cell>
          <table:table-cell office:value-type="string">
            <text:p>Zeng</text:p>
          </table:table-cell>
          <table:table-cell office:value-type="string">
            <text:p>Florida International University</text:p>
          </table:table-cell>
          <table:table-cell office:value-type="string">
            <text:p>Xianfeng </text:p>
          </table:table-cell>
          <table:table-cell office:value-type="string">
            <text:p>Gu</text:p>
          </table:table-cell>
          <table:table-cell office:value-type="string">
            <text:p>Stony Brook University</text:p>
          </table:table-cell>
          <table:table-cell office:value-type="string">
            <text:p>Arie </text:p>
          </table:table-cell>
          <table:table-cell office:value-type="string">
            <text:p>Kaufman</text:p>
          </table:table-cell>
          <table:table-cell office:value-type="string">
            <text:p>Stony Brook University</text:p>
          </table:table-cell>
          <table:table-cell table:number-columns-repeated="12"/>
        </table:table-row>
        <table:table-row table:style-name="ro1">
          <table:table-cell office:value-type="string">
            <text:p>ttg2012122858</text:p>
          </table:table-cell>
          <table:table-cell office:value-type="string">
            <text:p>Vessel Visualization using Curved Surface Reformation</text:p>
          </table:table-cell>
          <table:table-cell office:value-type="string">
            <text:p>Visualizations of vascular structures are frequently used in radiological investigations to detect and analyze vascular diseases. Obstructions of the blood flow through a vessel are one of the main interests of physicians, and several methods have been pr</text:p>
          </table:table-cell>
          <table:table-cell office:value-type="string">
            <text:p>Reformation, volume rendering, surface approximation</text:p>
          </table:table-cell>
          <table:table-cell office:value-type="float" office:value="2858">
            <text:p>2858</text:p>
          </table:table-cell>
          <table:table-cell office:value-type="string">
            <text:p>2858-2867</text:p>
          </table:table-cell>
          <table:table-cell office:value-type="string">
            <text:p>Thomas </text:p>
          </table:table-cell>
          <table:table-cell office:value-type="string">
            <text:p>Auzinger </text:p>
          </table:table-cell>
          <table:table-cell office:value-type="string">
            <text:p>Vienna University of Technology</text:p>
          </table:table-cell>
          <table:table-cell office:value-type="string">
            <text:p>Gabriel </text:p>
          </table:table-cell>
          <table:table-cell office:value-type="string">
            <text:p>Mistelbauer</text:p>
          </table:table-cell>
          <table:table-cell office:value-type="string">
            <text:p>Vienna University of Technology</text:p>
          </table:table-cell>
          <table:table-cell office:value-type="string">
            <text:p>Ivan </text:p>
          </table:table-cell>
          <table:table-cell office:value-type="string">
            <text:p>Baclija</text:p>
          </table:table-cell>
          <table:table-cell office:value-type="string">
            <text:p>Kaiser-Franz-Josef Hospital Vienna</text:p>
          </table:table-cell>
          <table:table-cell office:value-type="string">
            <text:p>R&amp;#x00FC;diger </text:p>
          </table:table-cell>
          <table:table-cell office:value-type="string">
            <text:p>Schernthaner</text:p>
          </table:table-cell>
          <table:table-cell office:value-type="string">
            <text:p>Medical University of Vienna</text:p>
          </table:table-cell>
          <table:table-cell office:value-type="string">
            <text:p>Arnold </text:p>
          </table:table-cell>
          <table:table-cell office:value-type="string">
            <text:p>K&amp;#x00F6;chl</text:p>
          </table:table-cell>
          <table:table-cell office:value-type="string">
            <text:p>Landesklinikum Tulln</text:p>
          </table:table-cell>
          <table:table-cell office:value-type="string">
            <text:p>Michael </text:p>
          </table:table-cell>
          <table:table-cell office:value-type="string">
            <text:p>Wimmer</text:p>
          </table:table-cell>
          <table:table-cell office:value-type="string">
            <text:p>Vienna University of Technology</text:p>
          </table:table-cell>
          <table:table-cell office:value-type="string">
            <text:p>M. Eduard </text:p>
          </table:table-cell>
          <table:table-cell office:value-type="string">
            <text:p>Gr&amp;#x00F6;ller</text:p>
          </table:table-cell>
          <table:table-cell office:value-type="string">
            <text:p>Vienna University of Technology</text:p>
          </table:table-cell>
          <table:table-cell office:value-type="string">
            <text:p>Stefan </text:p>
          </table:table-cell>
          <table:table-cell office:value-type="string">
            <text:p>Bruckner</text:p>
          </table:table-cell>
          <table:table-cell office:value-type="string">
            <text:p>University of Bergen</text:p>
          </table:table-cell>
          <table:table-cell table:number-columns-repeated="3"/>
        </table:table-row>
        <table:table-row table:style-name="ro1">
          <table:table-cell office:value-type="string">
            <text:p>ttg2012122868</text:p>
          </table:table-cell>
          <table:table-cell office:value-type="string">
            <text:p>ConnectomeExplorer: Query-Guided Visual Analysis of Large Volumetric Neuroscience Data</text:p>
          </table:table-cell>
          <table:table-cell office:value-type="string">
            <text:p>This paper presents ConnectomeExplorer, an application for the interactive exploration and query-guided visual analysis of large volumetric electron microscopy (EM) data sets in connectomics research. Our system incorporates a knowledge-base</text:p>
          </table:table-cell>
          <table:table-cell office:value-type="string">
            <text:p>Connectomics, neuroscience, query algebra, visual knowledge discovery, petascale volume analysis</text:p>
          </table:table-cell>
          <table:table-cell office:value-type="float" office:value="2868">
            <text:p>2868</text:p>
          </table:table-cell>
          <table:table-cell office:value-type="string">
            <text:p>2868-2877</text:p>
          </table:table-cell>
          <table:table-cell office:value-type="string">
            <text:p>Johanna </text:p>
          </table:table-cell>
          <table:table-cell office:value-type="string">
            <text:p>Beyer </text:p>
          </table:table-cell>
          <table:table-cell office:value-type="string">
            <text:p>King Abdullah University of Science and Technology</text:p>
          </table:table-cell>
          <table:table-cell office:value-type="string">
            <text:p>Ali </text:p>
          </table:table-cell>
          <table:table-cell office:value-type="string">
            <text:p>Al-Awami</text:p>
          </table:table-cell>
          <table:table-cell office:value-type="string">
            <text:p>King Abdullah University of Science and Technology</text:p>
          </table:table-cell>
          <table:table-cell office:value-type="string">
            <text:p>Narayanan </text:p>
          </table:table-cell>
          <table:table-cell office:value-type="string">
            <text:p>Kasthuri</text:p>
          </table:table-cell>
          <table:table-cell office:value-type="string">
            <text:p>Center for Brain Science at Harvard University</text:p>
          </table:table-cell>
          <table:table-cell office:value-type="string">
            <text:p>Jeff W. </text:p>
          </table:table-cell>
          <table:table-cell office:value-type="string">
            <text:p>Lichtman</text:p>
          </table:table-cell>
          <table:table-cell office:value-type="string">
            <text:p>Center for Brain Science at Harvard University</text:p>
          </table:table-cell>
          <table:table-cell office:value-type="string">
            <text:p>Hanspeter </text:p>
          </table:table-cell>
          <table:table-cell office:value-type="string">
            <text:p>Pfister</text:p>
          </table:table-cell>
          <table:table-cell office:value-type="string">
            <text:p>School of Engineering and Applied Sciences at Harvard University</text:p>
          </table:table-cell>
          <table:table-cell office:value-type="string">
            <text:p>Markus </text:p>
          </table:table-cell>
          <table:table-cell office:value-type="string">
            <text:p>Hadwiger</text:p>
          </table:table-cell>
          <table:table-cell office:value-type="string">
            <text:p>King Abdullah University of Science and Technology</text:p>
          </table:table-cell>
          <table:table-cell table:number-columns-repeated="9"/>
        </table:table-row>
        <table:table-row table:style-name="ro1">
          <table:table-cell office:value-type="string">
            <text:p>ttg2012122878</text:p>
          </table:table-cell>
          <table:table-cell office:value-type="string">
            <text:p>ManyVis: Multiple Applications in an Integrated Visualization Environment</text:p>
          </table:table-cell>
          <table:table-cell office:value-type="string">
            <text:p>As the visualization field matures, an increasing number of general toolkits are developed to cover a broad range of applications. However, no general tool can incorporate the latest capabilities for all possible applications, nor can the user interfaces </text:p>
          </table:table-cell>
          <table:table-cell office:value-type="string">
            <text:p>Visualization environments, integrated applications, macros, linked views</text:p>
          </table:table-cell>
          <table:table-cell office:value-type="float" office:value="2878">
            <text:p>2878</text:p>
          </table:table-cell>
          <table:table-cell office:value-type="string">
            <text:p>2878-2885</text:p>
          </table:table-cell>
          <table:table-cell office:value-type="string">
            <text:p>Atul </text:p>
          </table:table-cell>
          <table:table-cell office:value-type="string">
            <text:p>Rungta </text:p>
          </table:table-cell>
          <table:table-cell office:value-type="string">
            <text:p>SCI Institute, University of Utah</text:p>
          </table:table-cell>
          <table:table-cell office:value-type="string">
            <text:p>Brian </text:p>
          </table:table-cell>
          <table:table-cell office:value-type="string">
            <text:p>Summa</text:p>
          </table:table-cell>
          <table:table-cell office:value-type="string">
            <text:p>SCI Institute, University of Utah</text:p>
          </table:table-cell>
          <table:table-cell office:value-type="string">
            <text:p>Dogan </text:p>
          </table:table-cell>
          <table:table-cell office:value-type="string">
            <text:p>Demir</text:p>
          </table:table-cell>
          <table:table-cell office:value-type="string">
            <text:p>SCI Institute, University of Utah</text:p>
          </table:table-cell>
          <table:table-cell office:value-type="string">
            <text:p>Peer-Timo </text:p>
          </table:table-cell>
          <table:table-cell office:value-type="string">
            <text:p>Bremer</text:p>
          </table:table-cell>
          <table:table-cell office:value-type="string">
            <text:p>Lawrence Livermore National Laboratory</text:p>
          </table:table-cell>
          <table:table-cell office:value-type="string">
            <text:p>Valerio </text:p>
          </table:table-cell>
          <table:table-cell office:value-type="string">
            <text:p>Pascucci</text:p>
          </table:table-cell>
          <table:table-cell office:value-type="string">
            <text:p>SCI Institute, University of Utah</text:p>
          </table:table-cell>
          <table:table-cell table:number-columns-repeated="12"/>
        </table:table-row>
        <table:table-row table:style-name="ro1">
          <table:table-cell office:value-type="string">
            <text:p>ttg2012122886</text:p>
          </table:table-cell>
          <table:table-cell office:value-type="string">
            <text:p>Acuity-driven Gigapixel Visualization</text:p>
          </table:table-cell>
          <table:table-cell office:value-type="string">
            <text:p>We present a framework for acuity-driven visualization of super-high resolution image data on gigapixel displays. Tiled display walls offer a large workspace that can be navigated physically by the user. Based on head tracking information, t</text:p>
          </table:table-cell>
          <table:table-cell office:value-type="string">
            <text:p>Gigapixel visualization, visual acuity, focus and context, Reality Deck, gigapixel display</text:p>
          </table:table-cell>
          <table:table-cell office:value-type="float" office:value="2886">
            <text:p>2886</text:p>
          </table:table-cell>
          <table:table-cell office:value-type="string">
            <text:p>2886-2895</text:p>
          </table:table-cell>
          <table:table-cell office:value-type="string">
            <text:p>Charilaos </text:p>
          </table:table-cell>
          <table:table-cell office:value-type="string">
            <text:p>Papadopoulos </text:p>
          </table:table-cell>
          <table:table-cell office:value-type="string">
            <text:p>Stony Brook University</text:p>
          </table:table-cell>
          <table:table-cell office:value-type="string">
            <text:p>Arie E. </text:p>
          </table:table-cell>
          <table:table-cell office:value-type="string">
            <text:p>Kaufman</text:p>
          </table:table-cell>
          <table:table-cell office:value-type="string">
            <text:p>Stony Brook University</text:p>
          </table:table-cell>
          <table:table-cell table:number-columns-repeated="21"/>
        </table:table-row>
        <table:table-row table:style-name="ro1">
          <table:table-cell office:value-type="string">
            <text:p>ttg2012122896</text:p>
          </table:table-cell>
          <table:table-cell office:value-type="string">
            <text:p>An Exploration Framework to Identify and Track Movement of Cloud Systems</text:p>
          </table:table-cell>
          <table:table-cell office:value-type="string">
            <text:p>We describe a framework to explore and visualize the movement of cloud systems. Using techniques from computational topology and computer vision, our framework allows the user to study this movement at various scales in space and time. Such movements coul</text:p>
          </table:table-cell>
          <table:table-cell office:value-type="string">
            <text:p>Cloud clusters, tracking, computational topology, split tree, weather and climate simulations</text:p>
          </table:table-cell>
          <table:table-cell office:value-type="float" office:value="2896">
            <text:p>2896</text:p>
          </table:table-cell>
          <table:table-cell office:value-type="string">
            <text:p>2896-2905</text:p>
          </table:table-cell>
          <table:table-cell office:value-type="string">
            <text:p>Harish </text:p>
          </table:table-cell>
          <table:table-cell office:value-type="string">
            <text:p>Doraiswamy </text:p>
          </table:table-cell>
          <table:table-cell office:value-type="string">
            <text:p>Polytechnic Institute of New York University</text:p>
          </table:table-cell>
          <table:table-cell office:value-type="string">
            <text:p>Vijay </text:p>
          </table:table-cell>
          <table:table-cell office:value-type="string">
            <text:p>Natarajan</text:p>
          </table:table-cell>
          <table:table-cell office:value-type="string">
            <text:p>Indian Institute of Science</text:p>
          </table:table-cell>
          <table:table-cell office:value-type="string">
            <text:p>Ravi S. </text:p>
          </table:table-cell>
          <table:table-cell office:value-type="string">
            <text:p>Nanjundiah</text:p>
          </table:table-cell>
          <table:table-cell office:value-type="string">
            <text:p>Indian Institute of Science</text:p>
          </table:table-cell>
          <table:table-cell table:number-columns-repeated="18"/>
        </table:table-row>
        <table:table-row table:style-name="ro1">
          <table:table-cell office:value-type="string">
            <text:p>ttg2012122906</text:p>
          </table:table-cell>
          <table:table-cell office:value-type="string">
            <text:p>MObjects - A Novel Method for the Visualization and Interactive Exploration of Defects in Industrial XCT Data</text:p>
          </table:table-cell>
          <table:table-cell office:value-type="string">
            <text:p>This paper describes an advanced visualization method for the analysis of defects in industrial 3D X-Ray Computed Tomography (XCT) data. We present a novel way to explore a high number of individual objects in a dataset, e.g., pores, inclusions, pa</text:p>
          </table:table-cell>
          <table:table-cell office:value-type="string">
            <text:p>3D X-Ray computed tomography, carbon fiber reinforced polymers, porosity, parameter space analysis, MObjects</text:p>
          </table:table-cell>
          <table:table-cell office:value-type="float" office:value="2906">
            <text:p>2906</text:p>
          </table:table-cell>
          <table:table-cell office:value-type="string">
            <text:p>2906-2915</text:p>
          </table:table-cell>
          <table:table-cell office:value-type="string">
            <text:p>Andreas </text:p>
          </table:table-cell>
          <table:table-cell office:value-type="string">
            <text:p>Reh </text:p>
          </table:table-cell>
          <table:table-cell office:value-type="string">
            <text:p>University of Applied Sciences Upper Austria, Campus Wels</text:p>
          </table:table-cell>
          <table:table-cell office:value-type="string">
            <text:p>Christian </text:p>
          </table:table-cell>
          <table:table-cell office:value-type="string">
            <text:p>Gusenbauer</text:p>
          </table:table-cell>
          <table:table-cell office:value-type="string">
            <text:p>University of Applied Sciences Upper Austria, Campus Wels</text:p>
          </table:table-cell>
          <table:table-cell office:value-type="string">
            <text:p>Johann </text:p>
          </table:table-cell>
          <table:table-cell office:value-type="string">
            <text:p>Kastner</text:p>
          </table:table-cell>
          <table:table-cell office:value-type="string">
            <text:p>University of Applied Sciences Upper Austria, Campus Wels</text:p>
          </table:table-cell>
          <table:table-cell office:value-type="string">
            <text:p>M. Eduard </text:p>
          </table:table-cell>
          <table:table-cell office:value-type="string">
            <text:p>Gr&amp;#x00F6;ller</text:p>
          </table:table-cell>
          <table:table-cell office:value-type="string">
            <text:p>Vienna University of Technology</text:p>
          </table:table-cell>
          <table:table-cell office:value-type="string">
            <text:p>Christoph </text:p>
          </table:table-cell>
          <table:table-cell office:value-type="string">
            <text:p>Heinzl</text:p>
          </table:table-cell>
          <table:table-cell office:value-type="string">
            <text:p>University of Applied Sciences Upper Austria, Campus Wels</text:p>
          </table:table-cell>
          <table:table-cell table:number-columns-repeated="12"/>
        </table:table-row>
        <table:table-row table:style-name="ro1">
          <table:table-cell office:value-type="string">
            <text:p>ttg2012122916</text:p>
          </table:table-cell>
          <table:table-cell office:value-type="string">
            <text:p>GRACE: A Visual Comparison Framework for Integrated Spatial and Non-Spatial Geriatric Data</text:p>
          </table:table-cell>
          <table:table-cell office:value-type="string">
            <text:p>We present the design of a novel framework for the visual integration, comparison, and exploration of correlations in spatial and non-spatial geriatric research data. These data are in general high-dimensional and span both the spatial, volu</text:p>
          </table:table-cell>
          <table:table-cell office:value-type="string">
            <text:p>Design studies, methodology design, task and requirements analysis, integrating spatial and non-spatial data visualization, visual comparison, high-dimensional data, applications of visualization</text:p>
          </table:table-cell>
          <table:table-cell office:value-type="float" office:value="2916">
            <text:p>2916</text:p>
          </table:table-cell>
          <table:table-cell office:value-type="string">
            <text:p>2916-2925</text:p>
          </table:table-cell>
          <table:table-cell office:value-type="string">
            <text:p>Adrian </text:p>
          </table:table-cell>
          <table:table-cell office:value-type="string">
            <text:p>Maries </text:p>
          </table:table-cell>
          <table:table-cell office:value-type="string">
            <text:p>University of Pittsburgh</text:p>
          </table:table-cell>
          <table:table-cell office:value-type="string">
            <text:p>Nathan </text:p>
          </table:table-cell>
          <table:table-cell office:value-type="string">
            <text:p>Mays</text:p>
          </table:table-cell>
          <table:table-cell office:value-type="string">
            <text:p>Wheeling Jesuit University</text:p>
          </table:table-cell>
          <table:table-cell office:value-type="string">
            <text:p>Megan Olson </text:p>
          </table:table-cell>
          <table:table-cell office:value-type="string">
            <text:p>Hunt</text:p>
          </table:table-cell>
          <table:table-cell office:value-type="string">
            <text:p>University of Pittsburgh</text:p>
          </table:table-cell>
          <table:table-cell office:value-type="string">
            <text:p>Kim F. </text:p>
          </table:table-cell>
          <table:table-cell office:value-type="string">
            <text:p>Wong</text:p>
          </table:table-cell>
          <table:table-cell office:value-type="string">
            <text:p>University of Pittsburgh</text:p>
          </table:table-cell>
          <table:table-cell office:value-type="string">
            <text:p>William </text:p>
          </table:table-cell>
          <table:table-cell office:value-type="string">
            <text:p>Layton</text:p>
          </table:table-cell>
          <table:table-cell office:value-type="string">
            <text:p>University of Pittsburgh</text:p>
          </table:table-cell>
          <table:table-cell office:value-type="string">
            <text:p>Robert </text:p>
          </table:table-cell>
          <table:table-cell office:value-type="string">
            <text:p>Boudreau</text:p>
          </table:table-cell>
          <table:table-cell office:value-type="string">
            <text:p>University of Pittsburgh</text:p>
          </table:table-cell>
          <table:table-cell office:value-type="string">
            <text:p>Caterina </text:p>
          </table:table-cell>
          <table:table-cell office:value-type="string">
            <text:p>Rosano</text:p>
          </table:table-cell>
          <table:table-cell office:value-type="string">
            <text:p>University of Pittsburgh</text:p>
          </table:table-cell>
          <table:table-cell office:value-type="string">
            <text:p>G. Elisabeta </text:p>
          </table:table-cell>
          <table:table-cell office:value-type="string">
            <text:p>Marai</text:p>
          </table:table-cell>
          <table:table-cell office:value-type="string">
            <text:p>University of Pittsburgh</text:p>
          </table:table-cell>
          <table:table-cell table:number-columns-repeated="3"/>
        </table:table-row>
        <table:table-row table:style-name="ro1">
          <table:table-cell office:value-type="string">
            <text:p>ttg2012122926</text:p>
          </table:table-cell>
          <table:table-cell office:value-type="string">
            <text:p>Noise-Based Volume Rendering for the Visualization of Multivariate Volumetric Data</text:p>
          </table:table-cell>
          <table:table-cell office:value-type="string">
            <text:p>Analysis of multivariate data is of great importance in many scientific disciplines. However, visualization of 3D spatially-fixed multivariate volumetric data is a very challenging task. In this paper we present a method that allows simultaneous re</text:p>
          </table:table-cell>
          <table:table-cell office:value-type="string">
            <text:p>Volume rendering, multi-variate data visualization, multi-volume rendering, scientific visualization</text:p>
          </table:table-cell>
          <table:table-cell office:value-type="float" office:value="2926">
            <text:p>2926</text:p>
          </table:table-cell>
          <table:table-cell office:value-type="string">
            <text:p>2926-2935</text:p>
          </table:table-cell>
          <table:table-cell office:value-type="string">
            <text:p>Rostislav </text:p>
          </table:table-cell>
          <table:table-cell office:value-type="string">
            <text:p>Khlebnikov</text:p>
          </table:table-cell>
          <table:table-cell office:value-type="string">
            <text:p>Graz University of Technology</text:p>
          </table:table-cell>
          <table:table-cell office:value-type="string">
            <text:p>Bernhard </text:p>
          </table:table-cell>
          <table:table-cell office:value-type="string">
            <text:p>Kainz</text:p>
          </table:table-cell>
          <table:table-cell office:value-type="string">
            <text:p>Imperial College London</text:p>
          </table:table-cell>
          <table:table-cell office:value-type="string">
            <text:p>Markus </text:p>
          </table:table-cell>
          <table:table-cell office:value-type="string">
            <text:p>Steinberger</text:p>
          </table:table-cell>
          <table:table-cell office:value-type="string">
            <text:p>Graz University of Technology</text:p>
          </table:table-cell>
          <table:table-cell office:value-type="string">
            <text:p>Dieter </text:p>
          </table:table-cell>
          <table:table-cell office:value-type="string">
            <text:p>Schmalstieg</text:p>
          </table:table-cell>
          <table:table-cell office:value-type="string">
            <text:p>Graz University of Technology</text:p>
          </table:table-cell>
          <table:table-cell table:number-columns-repeated="15"/>
        </table:table-row>
        <table:table-row table:style-name="ro1">
          <table:table-cell office:value-type="string">
            <text:p>ttg2012122936</text:p>
          </table:table-cell>
          <table:table-cell office:value-type="string">
            <text:p>Ambient Volume Scattering</text:p>
          </table:table-cell>
          <table:table-cell office:value-type="string">
            <text:p>We present ambient scattering as a preintegration method for scattering on mesoscopic scales in direct volume rendering. Far-range scattering effects usually provide negligible contributions to a given location due to the exponential attenuation wi</text:p>
          </table:table-cell>
          <table:table-cell office:value-type="string">
            <text:p>Direct volume rendering, volume illumination, ambient scattering, preintegrated light transport, gradient-free shading</text:p>
          </table:table-cell>
          <table:table-cell office:value-type="float" office:value="2936">
            <text:p>2936</text:p>
          </table:table-cell>
          <table:table-cell office:value-type="string">
            <text:p>2936-2945</text:p>
          </table:table-cell>
          <table:table-cell office:value-type="string">
            <text:p>Marco </text:p>
          </table:table-cell>
          <table:table-cell office:value-type="string">
            <text:p>Ament</text:p>
          </table:table-cell>
          <table:table-cell office:value-type="string">
            <text:p>VISUS, University of Stuttgart</text:p>
          </table:table-cell>
          <table:table-cell office:value-type="string">
            <text:p>Filip </text:p>
          </table:table-cell>
          <table:table-cell office:value-type="string">
            <text:p>Sadlo</text:p>
          </table:table-cell>
          <table:table-cell office:value-type="string">
            <text:p>VISUS, University of Stuttgart</text:p>
          </table:table-cell>
          <table:table-cell office:value-type="string">
            <text:p>Daniel </text:p>
          </table:table-cell>
          <table:table-cell office:value-type="string">
            <text:p>Weiskopf</text:p>
          </table:table-cell>
          <table:table-cell office:value-type="string">
            <text:p>VISUS, University of Stuttgart</text:p>
          </table:table-cell>
          <table:table-cell table:number-columns-repeated="18"/>
        </table:table-row>
        <table:table-row table:style-name="ro1">
          <table:table-cell office:value-type="string">
            <text:p>ttg2012122946</text:p>
          </table:table-cell>
          <table:table-cell office:value-type="string">
            <text:p>Lighting Design for Globally Illuminated Volume Rendering</text:p>
          </table:table-cell>
          <table:table-cell office:value-type="string">
            <text:p>With the evolution of graphics hardware, high quality global illumination becomes available for real-time volume rendering. Compared to local illumination, global illumination can produce realistic shading effects which are closer to real world sce</text:p>
          </table:table-cell>
          <table:table-cell office:value-type="string">
            <text:p>Global illumination, lighting design, volume rendering, tone mapping</text:p>
          </table:table-cell>
          <table:table-cell office:value-type="float" office:value="2946">
            <text:p>2946</text:p>
          </table:table-cell>
          <table:table-cell office:value-type="string">
            <text:p>2946-2955</text:p>
          </table:table-cell>
          <table:table-cell office:value-type="string">
            <text:p>Yubo </text:p>
          </table:table-cell>
          <table:table-cell office:value-type="string">
            <text:p>Zhang</text:p>
          </table:table-cell>
          <table:table-cell office:value-type="string">
            <text:p>University of California, Davis</text:p>
          </table:table-cell>
          <table:table-cell office:value-type="string">
            <text:p>Kwan-Liu</text:p>
          </table:table-cell>
          <table:table-cell office:value-type="string">
            <text:p>Ma</text:p>
          </table:table-cell>
          <table:table-cell office:value-type="string">
            <text:p>University of California, Davis</text:p>
          </table:table-cell>
          <table:table-cell table:number-columns-repeated="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0">06/20/2014</text:date>, <text:time>12:10: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20T12:10:59</dc:date>
    <meta:document-statistic meta:table-count="1" meta:cell-count="1887" meta:object-count="0"/>
    <meta:generator>OpenOffice.org/3.4.1$Unix OpenOffice.org_project/341m1$Build-9593</meta:generator>
  </office:meta>
</office:document-meta>
</file>